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74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DejaVu Sans"/>
    </style:style>
    <style:style style:name="ce2" style:family="table-cell" style:parent-style-name="Default">
      <style:text-properties fo:color="#000000" style:font-name="Bitstream Vera Sans" fo:font-size="6.40000009536743pt" fo:language="zxx" fo:country="none" style:font-name-asian="Bitstream Vera Sans" style:font-size-asian="6.40000009536743pt" style:language-asian="zxx" style:country-asian="none" style:font-name-complex="Bitstream Vera Sans" style:font-size-complex="6.40000009536743pt" style:language-complex="zxx" style:country-complex="none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>
      <style:text-properties style:font-name="Arial" fo:font-size="10pt" fo:language="zxx" fo:country="none" style:font-name-asian="Bitstream Vera Sans" style:font-size-asian="10pt" style:language-asian="zxx" style:country-asian="none" style:font-name-complex="Bitstream Vera Sans" style:font-size-complex="10pt" style:language-complex="zxx" style:country-complex="none"/>
    </style:style>
    <style:style style:name="ce5" style:family="table-cell" style:parent-style-name="Default">
      <style:text-properties style:font-name="Bitstream Vera Sans" fo:language="zxx" fo:country="none" style:font-name-asian="Bitstream Vera Sans" style:language-asian="zxx" style:country-asian="none" style:font-name-complex="Bitstream Vera Sans" style:language-complex="zxx" style:country-complex="none"/>
    </style:style>
    <style:style style:name="ce6" style:family="table-cell" style:parent-style-name="Default">
      <style:text-properties style:font-name="Bitstream Vera Sans" fo:font-size="10pt" fo:language="zxx" fo:country="none" style:font-name-asian="Bitstream Vera Sans" style:font-size-asian="10pt" style:language-asian="zxx" style:country-asian="none" style:font-name-complex="Bitstream Vera Sans" style:font-size-complex="10pt" style:language-complex="zxx" style:country-complex="none"/>
    </style:style>
    <style:style style:name="ce7" style:family="table-cell" style:parent-style-name="Default">
      <style:text-properties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Mandant" table:style-name="ta1" table:print="false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OID1</text:p>
          </table:table-cell>
          <table:table-cell table:number-columns-repeated="2"/>
          <table:table-cell table:style-name="Default"/>
          <table:table-cell table:number-columns-repeated="2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ID1</text:p>
          </table:table-cell>
          <table:table-cell table:number-columns-repeated="2"/>
          <table:table-cell table:formula="of:=CONCATENATE(&quot;insert  into mandant (id, oid) values('&quot;;[.A2];&quot;','&quot;;[.B2];&quot;');&quot;)" office:value-type="string" office:string-value="insert  into mandant (id, oid) values('1','OID1');">
            <text:p>insert <text:s/>into mandant (id, oid) values('1','OID1');</text:p>
          </table:table-cell>
          <table:table-cell table:number-columns-repeated="24"/>
          <table:table-cell table:style-name="ce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ID2</text:p>
          </table:table-cell>
          <table:table-cell table:number-columns-repeated="2"/>
          <table:table-cell table:formula="of:=CONCATENATE(&quot;insert  into mandant (id, oid) values('&quot;;[.A3];&quot;','&quot;;[.B3];&quot;');&quot;)" office:value-type="string" office:string-value="insert  into mandant (id, oid) values('2','OID2');">
            <text:p>insert <text:s/>into mandant (id, oid) values('2','OID2');</text:p>
          </table:table-cell>
          <table:table-cell table:number-columns-repeated="2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ID3</text:p>
          </table:table-cell>
          <table:table-cell table:number-columns-repeated="2"/>
          <table:table-cell table:formula="of:=CONCATENATE(&quot;insert  into mandant (id, oid) values('&quot;;[.A4];&quot;','&quot;;[.B4];&quot;');&quot;)" office:value-type="string" office:string-value="insert  into mandant (id, oid) values('3','OID3');">
            <text:p>insert <text:s/>into mandant (id, oid) values('3','OID3');</text:p>
          </table:table-cell>
          <table:table-cell table:number-columns-repeated="2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ID4</text:p>
          </table:table-cell>
          <table:table-cell table:number-columns-repeated="2"/>
          <table:table-cell table:formula="of:=CONCATENATE(&quot;insert  into mandant (id, oid) values('&quot;;[.A5];&quot;','&quot;;[.B5];&quot;');&quot;)" office:value-type="string" office:string-value="insert  into mandant (id, oid) values('4','OID4');">
            <text:p>insert <text:s/>into mandant (id, oid) values('4','OID4');</text:p>
          </table:table-cell>
          <table:table-cell table:number-columns-repeated="2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OID5</text:p>
          </table:table-cell>
          <table:table-cell table:number-columns-repeated="2"/>
          <table:table-cell table:formula="of:=CONCATENATE(&quot;insert  into mandant (id, oid) values('&quot;;[.A6];&quot;','&quot;;[.B6];&quot;');&quot;)" office:value-type="string" office:string-value="insert  into mandant (id, oid) values('5','OID5');">
            <text:p>insert <text:s/>into mandant (id, oid) values('5','OID5');</text:p>
          </table:table-cell>
          <table:table-cell table:number-columns-repeated="2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OID6</text:p>
          </table:table-cell>
          <table:table-cell table:number-columns-repeated="2"/>
          <table:table-cell table:formula="of:=CONCATENATE(&quot;insert  into mandant (id, oid) values('&quot;;[.A7];&quot;','&quot;;[.B7];&quot;');&quot;)" office:value-type="string" office:string-value="insert  into mandant (id, oid) values('6','OID6');">
            <text:p>insert <text:s/>into mandant (id, oid) values('6','OID6');</text:p>
          </table:table-cell>
          <table:table-cell table:number-columns-repeated="2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OID7</text:p>
          </table:table-cell>
          <table:table-cell table:number-columns-repeated="2"/>
          <table:table-cell table:formula="of:=CONCATENATE(&quot;insert  into mandant (id, oid) values('&quot;;[.A8];&quot;','&quot;;[.B8];&quot;');&quot;)" office:value-type="string" office:string-value="insert  into mandant (id, oid) values('7','OID7');">
            <text:p>insert <text:s/>into mandant (id, oid) values('7','OID7');</text:p>
          </table:table-cell>
          <table:table-cell table:number-columns-repeated="2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ID8</text:p>
          </table:table-cell>
          <table:table-cell table:number-columns-repeated="2"/>
          <table:table-cell table:formula="of:=CONCATENATE(&quot;insert  into mandant (id, oid) values('&quot;;[.A9];&quot;','&quot;;[.B9];&quot;');&quot;)" office:value-type="string" office:string-value="insert  into mandant (id, oid) values('8','OID8');">
            <text:p>insert <text:s/>into mandant (id, oid) values('8','OID8');</text:p>
          </table:table-cell>
          <table:table-cell table:number-columns-repeated="2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ID9</text:p>
          </table:table-cell>
          <table:table-cell table:number-columns-repeated="2"/>
          <table:table-cell table:formula="of:=CONCATENATE(&quot;insert  into mandant (id, oid) values('&quot;;[.A10];&quot;','&quot;;[.B10];&quot;');&quot;)" office:value-type="string" office:string-value="insert  into mandant (id, oid) values('9','OID9');">
            <text:p>insert <text:s/>into mandant (id, oid) values('9','OID9');</text:p>
          </table:table-cell>
          <table:table-cell table:number-columns-repeated="2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OID10</text:p>
          </table:table-cell>
          <table:table-cell table:number-columns-repeated="2"/>
          <table:table-cell table:formula="of:=CONCATENATE(&quot;insert  into mandant (id, oid) values('&quot;;[.A11];&quot;','&quot;;[.B11];&quot;');&quot;)" office:value-type="string" office:string-value="insert  into mandant (id, oid) values('10','OID10');">
            <text:p>insert <text:s/>into mandant (id, oid) values('10','OID10');</text:p>
          </table:table-cell>
          <table:table-cell table:number-columns-repeated="2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OID11</text:p>
          </table:table-cell>
          <table:table-cell table:number-columns-repeated="2"/>
          <table:table-cell table:formula="of:=CONCATENATE(&quot;insert  into mandant (id, oid) values('&quot;;[.A12];&quot;','&quot;;[.B12];&quot;');&quot;)" office:value-type="string" office:string-value="insert  into mandant (id, oid) values('11','OID11');">
            <text:p>insert <text:s/>into mandant (id, oid) values('11','OID11');</text:p>
          </table:table-cell>
          <table:table-cell table:number-columns-repeated="2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OID12</text:p>
          </table:table-cell>
          <table:table-cell table:number-columns-repeated="2"/>
          <table:table-cell table:formula="of:=CONCATENATE(&quot;insert  into mandant (id, oid) values('&quot;;[.A13];&quot;','&quot;;[.B13];&quot;');&quot;)" office:value-type="string" office:string-value="insert  into mandant (id, oid) values('12','OID12');">
            <text:p>insert <text:s/>into mandant (id, oid) values('12','OID12');</text:p>
          </table:table-cell>
          <table:table-cell table:number-columns-repeated="2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OID13</text:p>
          </table:table-cell>
          <table:table-cell table:number-columns-repeated="2"/>
          <table:table-cell table:formula="of:=CONCATENATE(&quot;insert  into mandant (id, oid) values('&quot;;[.A14];&quot;','&quot;;[.B14];&quot;');&quot;)" office:value-type="string" office:string-value="insert  into mandant (id, oid) values('13','OID13');">
            <text:p>insert <text:s/>into mandant (id, oid) values('13','OID13');</text:p>
          </table:table-cell>
          <table:table-cell table:number-columns-repeated="2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OID14</text:p>
          </table:table-cell>
          <table:table-cell table:number-columns-repeated="2"/>
          <table:table-cell table:formula="of:=CONCATENATE(&quot;insert  into mandant (id, oid) values('&quot;;[.A15];&quot;','&quot;;[.B15];&quot;');&quot;)" office:value-type="string" office:string-value="insert  into mandant (id, oid) values('14','OID14');">
            <text:p>insert <text:s/>into mandant (id, oid) values('14','OID14');</text:p>
          </table:table-cell>
          <table:table-cell table:number-columns-repeated="2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OID15</text:p>
          </table:table-cell>
          <table:table-cell table:number-columns-repeated="2"/>
          <table:table-cell table:formula="of:=CONCATENATE(&quot;insert  into mandant (id, oid) values('&quot;;[.A16];&quot;','&quot;;[.B16];&quot;');&quot;)" office:value-type="string" office:string-value="insert  into mandant (id, oid) values('15','OID15');">
            <text:p>insert <text:s/>into mandant (id, oid) values('15','OID15');</text:p>
          </table:table-cell>
          <table:table-cell table:number-columns-repeated="2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OID16</text:p>
          </table:table-cell>
          <table:table-cell table:number-columns-repeated="2"/>
          <table:table-cell table:formula="of:=CONCATENATE(&quot;insert  into mandant (id, oid) values('&quot;;[.A17];&quot;','&quot;;[.B17];&quot;');&quot;)" office:value-type="string" office:string-value="insert  into mandant (id, oid) values('16','OID16');">
            <text:p>insert <text:s/>into mandant (id, oid) values('16','OID16');</text:p>
          </table:table-cell>
          <table:table-cell table:number-columns-repeated="2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OID17</text:p>
          </table:table-cell>
          <table:table-cell table:number-columns-repeated="2"/>
          <table:table-cell table:formula="of:=CONCATENATE(&quot;insert  into mandant (id, oid) values('&quot;;[.A18];&quot;','&quot;;[.B18];&quot;');&quot;)" office:value-type="string" office:string-value="insert  into mandant (id, oid) values('17','OID17');">
            <text:p>insert <text:s/>into mandant (id, oid) values('17','OID17');</text:p>
          </table:table-cell>
          <table:table-cell table:number-columns-repeated="25"/>
        </table:table-row>
      </table:table>
      <table:table table:name="Users" table:style-name="ta1" table:print="false">
        <table:table-column table:style-name="co1" table:number-columns-repeated="1024" table:default-cell-style-name="ce3"/>
        <table:table-row table:style-name="ro1">
          <table:table-cell office:value-type="string">
            <text:p>ID</text:p>
          </table:table-cell>
          <table:table-cell office:value-type="string">
            <text:p>EMAIL</text:p>
          </table:table-cell>
          <table:table-cell office:value-type="string">
            <text:p>ENABLE</text:p>
          </table:table-cell>
          <table:table-cell office:value-type="string">
            <text:p>MANDANT</text:p>
          </table:table-cell>
          <table:table-cell office:value-type="string">
            <text:p>OID </text:p>
          </table:table-cell>
          <table:table-cell office:value-type="string">
            <text:p>PASSWORD</text:p>
          </table:table-cell>
          <table:table-cell office:value-type="string">
            <text:p>USERNAME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1</text:p>
          </table:table-cell>
          <table:table-cell table:number-columns-repeated="2" office:value-type="string">
            <text:p>user1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];&quot;','&quot;;[.B2];&quot;',&quot;;[.C2];&quot;,'&quot;;[.D2];&quot;','&quot;;[.E2];&quot;','&quot;;[.F2];&quot;','&quot;;[.G2];&quot;');&quot;)" office:value-type="string" office:string-value="insert  into users (id, user_email, user_enabled, mandant, oid, user_password, user_username) values ('1','user1@muenchen.de',TRUE,'2','oid1','user1','user1');">
            <text:p>insert <text:s/>into users (id, user_email, user_enabled, mandant, oid, user_password, user_username) values ('1','user1@muenchen.de',TRUE,'2','oid1','user1','user1');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oid2</text:p>
          </table:table-cell>
          <table:table-cell table:number-columns-repeated="2" office:value-type="string">
            <text:p>user2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3];&quot;','&quot;;[.B3];&quot;',&quot;;[.C3];&quot;,'&quot;;[.D3];&quot;','&quot;;[.E3];&quot;','&quot;;[.F3];&quot;','&quot;;[.G3];&quot;');&quot;)" office:value-type="string" office:string-value="insert  into users (id, user_email, user_enabled, mandant, oid, user_password, user_username) values ('2','user1@muenchen.de',TRUE,'3','oid2','user2','user2');">
            <text:p>insert <text:s/>into users (id, user_email, user_enabled, mandant, oid, user_password, user_username) values ('2','user1@muenchen.de',TRUE,'3','oid2','user2','user2');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oid3</text:p>
          </table:table-cell>
          <table:table-cell table:number-columns-repeated="2" office:value-type="string">
            <text:p>user3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4];&quot;','&quot;;[.B4];&quot;',&quot;;[.C4];&quot;,'&quot;;[.D4];&quot;','&quot;;[.E4];&quot;','&quot;;[.F4];&quot;','&quot;;[.G4];&quot;');&quot;)" office:value-type="string" office:string-value="insert  into users (id, user_email, user_enabled, mandant, oid, user_password, user_username) values ('3','user1@muenchen.de',TRUE,'4','oid3','user3','user3');">
            <text:p>insert <text:s/>into users (id, user_email, user_enabled, mandant, oid, user_password, user_username) values ('3','user1@muenchen.de',TRUE,'4','oid3','user3','user3');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oid4</text:p>
          </table:table-cell>
          <table:table-cell table:number-columns-repeated="2" office:value-type="string">
            <text:p>user4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5];&quot;','&quot;;[.B5];&quot;',&quot;;[.C5];&quot;,'&quot;;[.D5];&quot;','&quot;;[.E5];&quot;','&quot;;[.F5];&quot;','&quot;;[.G5];&quot;');&quot;)" office:value-type="string" office:string-value="insert  into users (id, user_email, user_enabled, mandant, oid, user_password, user_username) values ('4','user1@muenchen.de',TRUE,'5','oid4','user4','user4');">
            <text:p>insert <text:s/>into users (id, user_email, user_enabled, mandant, oid, user_password, user_username) values ('4','user1@muenchen.de',TRUE,'5','oid4','user4','user4');</text:p>
          </table:table-cell>
          <table:table-cell table:number-columns-repeated="101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oid5</text:p>
          </table:table-cell>
          <table:table-cell table:number-columns-repeated="2" office:value-type="string">
            <text:p>user5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6];&quot;','&quot;;[.B6];&quot;',&quot;;[.C6];&quot;,'&quot;;[.D6];&quot;','&quot;;[.E6];&quot;','&quot;;[.F6];&quot;','&quot;;[.G6];&quot;');&quot;)" office:value-type="string" office:string-value="insert  into users (id, user_email, user_enabled, mandant, oid, user_password, user_username) values ('5','user1@muenchen.de',TRUE,'6','oid5','user5','user5');">
            <text:p>insert <text:s/>into users (id, user_email, user_enabled, mandant, oid, user_password, user_username) values ('5','user1@muenchen.de',TRUE,'6','oid5','user5','user5');</text:p>
          </table:table-cell>
          <table:table-cell table:number-columns-repeated="101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oid6</text:p>
          </table:table-cell>
          <table:table-cell table:number-columns-repeated="2" office:value-type="string">
            <text:p>user6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7];&quot;','&quot;;[.B7];&quot;',&quot;;[.C7];&quot;,'&quot;;[.D7];&quot;','&quot;;[.E7];&quot;','&quot;;[.F7];&quot;','&quot;;[.G7];&quot;');&quot;)" office:value-type="string" office:string-value="insert  into users (id, user_email, user_enabled, mandant, oid, user_password, user_username) values ('6','user1@muenchen.de',TRUE,'7','oid6','user6','user6');">
            <text:p>insert <text:s/>into users (id, user_email, user_enabled, mandant, oid, user_password, user_username) values ('6','user1@muenchen.de',TRUE,'7','oid6','user6','user6');</text:p>
          </table:table-cell>
          <table:table-cell table:number-columns-repeated="101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oid7</text:p>
          </table:table-cell>
          <table:table-cell table:number-columns-repeated="2" office:value-type="string">
            <text:p>user7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8];&quot;','&quot;;[.B8];&quot;',&quot;;[.C8];&quot;,'&quot;;[.D8];&quot;','&quot;;[.E8];&quot;','&quot;;[.F8];&quot;','&quot;;[.G8];&quot;');&quot;)" office:value-type="string" office:string-value="insert  into users (id, user_email, user_enabled, mandant, oid, user_password, user_username) values ('7','user1@muenchen.de',TRUE,'8','oid7','user7','user7');">
            <text:p>insert <text:s/>into users (id, user_email, user_enabled, mandant, oid, user_password, user_username) values ('7','user1@muenchen.de',TRUE,'8','oid7','user7','user7');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oid8</text:p>
          </table:table-cell>
          <table:table-cell table:number-columns-repeated="2" office:value-type="string">
            <text:p>user8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9];&quot;','&quot;;[.B9];&quot;',&quot;;[.C9];&quot;,'&quot;;[.D9];&quot;','&quot;;[.E9];&quot;','&quot;;[.F9];&quot;','&quot;;[.G9];&quot;');&quot;)" office:value-type="string" office:string-value="insert  into users (id, user_email, user_enabled, mandant, oid, user_password, user_username) values ('8','user1@muenchen.de',TRUE,'9','oid8','user8','user8');">
            <text:p>insert <text:s/>into users (id, user_email, user_enabled, mandant, oid, user_password, user_username) values ('8','user1@muenchen.de',TRUE,'9','oid8','user8','user8');</text:p>
          </table:table-cell>
          <table:table-cell table:number-columns-repeated="101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oid9</text:p>
          </table:table-cell>
          <table:table-cell table:number-columns-repeated="2" office:value-type="string">
            <text:p>user9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0];&quot;','&quot;;[.B10];&quot;',&quot;;[.C10];&quot;,'&quot;;[.D10];&quot;','&quot;;[.E10];&quot;','&quot;;[.F10];&quot;','&quot;;[.G10];&quot;');&quot;)" office:value-type="string" office:string-value="insert  into users (id, user_email, user_enabled, mandant, oid, user_password, user_username) values ('9','user1@muenchen.de',TRUE,'10','oid9','user9','user9');">
            <text:p>insert <text:s/>into users (id, user_email, user_enabled, mandant, oid, user_password, user_username) values ('9','user1@muenchen.de',TRUE,'10','oid9','user9','user9');</text:p>
          </table:table-cell>
          <table:table-cell table:number-columns-repeated="101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oid10</text:p>
          </table:table-cell>
          <table:table-cell table:number-columns-repeated="2" office:value-type="string">
            <text:p>user10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1];&quot;','&quot;;[.B11];&quot;',&quot;;[.C11];&quot;,'&quot;;[.D11];&quot;','&quot;;[.E11];&quot;','&quot;;[.F11];&quot;','&quot;;[.G11];&quot;');&quot;)" office:value-type="string" office:string-value="insert  into users (id, user_email, user_enabled, mandant, oid, user_password, user_username) values ('10','user1@muenchen.de',TRUE,'11','oid10','user10','user10');">
            <text:p>insert <text:s/>into users (id, user_email, user_enabled, mandant, oid, user_password, user_username) values ('10','user1@muenchen.de',TRUE,'11','oid10','user10','user10');</text:p>
          </table:table-cell>
          <table:table-cell table:number-columns-repeated="101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oid11</text:p>
          </table:table-cell>
          <table:table-cell table:number-columns-repeated="2" office:value-type="string">
            <text:p>user11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2];&quot;','&quot;;[.B12];&quot;',&quot;;[.C12];&quot;,'&quot;;[.D12];&quot;','&quot;;[.E12];&quot;','&quot;;[.F12];&quot;','&quot;;[.G12];&quot;');&quot;)" office:value-type="string" office:string-value="insert  into users (id, user_email, user_enabled, mandant, oid, user_password, user_username) values ('11','user1@muenchen.de',TRUE,'12','oid11','user11','user11');">
            <text:p>insert <text:s/>into users (id, user_email, user_enabled, mandant, oid, user_password, user_username) values ('11','user1@muenchen.de',TRUE,'12','oid11','user11','user11');</text:p>
          </table:table-cell>
          <table:table-cell table:number-columns-repeated="1014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horities" table:style-name="ta1" table:print="false">
        <table:table-column table:style-name="co1" table:number-columns-repeated="4" table:default-cell-style-name="Default"/>
        <table:table-column table:style-name="co1" table:default-cell-style-name="ce5"/>
        <table:table-row table:style-name="ro2">
          <table:table-cell office:value-type="string">
            <text:p>ID</text:p>
          </table:table-cell>
          <table:table-cell office:value-type="string">
            <text:p>Mandant</text:p>
          </table:table-cell>
          <table:table-cell office:value-type="string">
            <text:p>oid</text:p>
          </table:table-cell>
          <table:table-cell office:value-type="string">
            <text:p>auth_authority</text:p>
          </table:table-cell>
          <table:table-cell table:style-name="Default"/>
        </table:table-row>
        <table:table-row table:style-name="ro1">
          <table:table-cell table:number-columns-repeated="3" office:value-type="float" office:value="2">
            <text:p>2</text:p>
          </table:table-cell>
          <table:table-cell office:value-type="string">
            <text:p>ADMIN</text:p>
          </table:table-cell>
          <table:table-cell table:formula="of:=CONCATENATE(&quot;insert  into authoritys (id, mandant, oid, auth_authority) values ('&quot;;[.A2];&quot;','&quot;;[.B2];&quot;','&quot;;[.C2];&quot;','&quot;;[.D2];&quot;');&quot;)" office:value-type="string" office:string-value="insert  into authoritys (id, mandant, oid, auth_authority) values ('2','2','2','ADMIN');">
            <text:p>insert <text:s/>into authoritys (id, mandant, oid, auth_authority) values ('2','2','2','ADMIN');</text:p>
          </table:table-cell>
        </table:table-row>
        <table:table-row table:style-name="ro1">
          <table:table-cell table:number-columns-repeated="5"/>
        </table:table-row>
      </table:table>
      <table:table table:name="USERS_AUTHORITIES" table:style-name="ta1" table:print="false">
        <table:table-column table:style-name="co1" table:number-columns-repeated="5" table:default-cell-style-name="Default"/>
        <table:table-row table:style-name="ro2">
          <table:table-cell office:value-type="string">
            <text:p>authority</text:p>
          </table:table-cell>
          <table:table-cell office:value-type="string">
            <text:p>use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2"/>
          <table:table-cell table:style-name="ce5" table:formula="of:=CONCATENATE(&quot;insert  into users_authoritys (authority_id, user_id) values ('&quot;;[.A2];&quot;','&quot;;[.B2];&quot;');&quot;)" office:value-type="string" office:string-value="insert  into users_authoritys (authority_id, user_id) values ('2','2');">
            <text:p>insert <text:s/>into users_authoritys (authority_id, user_id) values ('2','2');</text:p>
          </table:table-cell>
        </table:table-row>
      </table:table>
      <table:table table:name="Permission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5" table:default-cell-style-name="ce7"/>
        <table:table-row table:style-name="ro1">
          <table:table-cell office:value-type="string">
            <text:p>ID</text:p>
          </table:table-cell>
          <table:table-cell office:value-type="string">
            <text:p>mandant</text:p>
          </table:table-cell>
          <table:table-cell office:value-type="string">
            <text:p>permission</text:p>
          </table:table-cell>
          <table:table-cell office:value-type="string">
            <text:p>oid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string">
            <text:p>PERM_newAdresse</text:p>
          </table:table-cell>
          <table:table-cell office:value-type="float" office:value="1000">
            <text:p>1000</text:p>
          </table:table-cell>
          <table:table-cell/>
          <table:table-cell table:formula="of:=CONCATENATE(&quot;insert  into permissions (id,  mandant,perm_permission,oid) values ('&quot;;[.A2];&quot;','&quot;;[.B2];&quot;','&quot;;[.C2];&quot;','&quot;;[.D2];&quot;');&quot;)" office:value-type="string" office:string-value="insert  into permissions (id,  mandant,perm_permission,oid) values ('1000','2','PERM_newAdresse','1000');">
            <text:p>insert <text:s/>into permissions (id, <text:s/>mandant,perm_permission,oid) values ('1000','2','PERM_newAdresse','1000');</text:p>
          </table:table-cell>
          <table:table-cell table:number-columns-repeated="5"/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2">
            <text:p>2</text:p>
          </table:table-cell>
          <table:table-cell office:value-type="string">
            <text:p>PERM_queryAdresse</text:p>
          </table:table-cell>
          <table:table-cell office:value-type="float" office:value="1001">
            <text:p>1001</text:p>
          </table:table-cell>
          <table:table-cell/>
          <table:table-cell table:formula="of:=CONCATENATE(&quot;insert  into permissions (id,  mandant,perm_permission,oid) values ('&quot;;[.A3];&quot;','&quot;;[.B3];&quot;','&quot;;[.C3];&quot;','&quot;;[.D3];&quot;');&quot;)" office:value-type="string" office:string-value="insert  into permissions (id,  mandant,perm_permission,oid) values ('1001','2','PERM_queryAdresse','1001');">
            <text:p>insert <text:s/>into permissions (id, <text:s/>mandant,perm_permission,oid) values ('1001','2','PERM_queryAdresse','1001');</text:p>
          </table:table-cell>
          <table:table-cell table:number-columns-repeated="5"/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2">
            <text:p>2</text:p>
          </table:table-cell>
          <table:table-cell office:value-type="string">
            <text:p>PERM_copyAdresse</text:p>
          </table:table-cell>
          <table:table-cell office:value-type="float" office:value="1002">
            <text:p>1002</text:p>
          </table:table-cell>
          <table:table-cell/>
          <table:table-cell table:formula="of:=CONCATENATE(&quot;insert  into permissions (id,  mandant,perm_permission,oid) values ('&quot;;[.A4];&quot;','&quot;;[.B4];&quot;','&quot;;[.C4];&quot;','&quot;;[.D4];&quot;');&quot;)" office:value-type="string" office:string-value="insert  into permissions (id,  mandant,perm_permission,oid) values ('1002','2','PERM_copyAdresse','1002');">
            <text:p>insert <text:s/>into permissions (id, <text:s/>mandant,perm_permission,oid) values ('1002','2','PERM_copyAdresse','1002');</text:p>
          </table:table-cell>
          <table:table-cell table:number-columns-repeated="5"/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2">
            <text:p>2</text:p>
          </table:table-cell>
          <table:table-cell office:value-type="string">
            <text:p>PERM_readAdresse</text:p>
          </table:table-cell>
          <table:table-cell office:value-type="float" office:value="1003">
            <text:p>1003</text:p>
          </table:table-cell>
          <table:table-cell/>
          <table:table-cell table:formula="of:=CONCATENATE(&quot;insert  into permissions (id,  mandant,perm_permission,oid) values ('&quot;;[.A5];&quot;','&quot;;[.B5];&quot;','&quot;;[.C5];&quot;','&quot;;[.D5];&quot;');&quot;)" office:value-type="string" office:string-value="insert  into permissions (id,  mandant,perm_permission,oid) values ('1003','2','PERM_readAdresse','1003');">
            <text:p>insert <text:s/>into permissions (id, <text:s/>mandant,perm_permission,oid) values ('1003','2','PERM_readAdresse','1003');</text:p>
          </table:table-cell>
          <table:table-cell table:number-columns-repeated="5"/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2">
            <text:p>2</text:p>
          </table:table-cell>
          <table:table-cell office:value-type="string">
            <text:p>PERM_updateAdresse</text:p>
          </table:table-cell>
          <table:table-cell office:value-type="float" office:value="1004">
            <text:p>1004</text:p>
          </table:table-cell>
          <table:table-cell/>
          <table:table-cell table:formula="of:=CONCATENATE(&quot;insert  into permissions (id,  mandant,perm_permission,oid) values ('&quot;;[.A6];&quot;','&quot;;[.B6];&quot;','&quot;;[.C6];&quot;','&quot;;[.D6];&quot;');&quot;)" office:value-type="string" office:string-value="insert  into permissions (id,  mandant,perm_permission,oid) values ('1004','2','PERM_updateAdresse','1004');">
            <text:p>insert <text:s/>into permissions (id, <text:s/>mandant,perm_permission,oid) values ('1004','2','PERM_updateAdresse','1004');</text:p>
          </table:table-cell>
          <table:table-cell table:number-columns-repeated="5"/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2">
            <text:p>2</text:p>
          </table:table-cell>
          <table:table-cell office:value-type="string">
            <text:p>PERM_saveAdresse</text:p>
          </table:table-cell>
          <table:table-cell office:value-type="float" office:value="1005">
            <text:p>1005</text:p>
          </table:table-cell>
          <table:table-cell/>
          <table:table-cell table:formula="of:=CONCATENATE(&quot;insert  into permissions (id,  mandant,perm_permission,oid) values ('&quot;;[.A7];&quot;','&quot;;[.B7];&quot;','&quot;;[.C7];&quot;','&quot;;[.D7];&quot;');&quot;)" office:value-type="string" office:string-value="insert  into permissions (id,  mandant,perm_permission,oid) values ('1005','2','PERM_saveAdresse','1005');">
            <text:p>insert <text:s/>into permissions (id, <text:s/>mandant,perm_permission,oid) values ('1005','2','PERM_saveAdresse','1005');</text:p>
          </table:table-cell>
          <table:table-cell table:number-columns-repeated="5"/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2">
            <text:p>2</text:p>
          </table:table-cell>
          <table:table-cell office:value-type="string">
            <text:p>PERM_deleteAdresse</text:p>
          </table:table-cell>
          <table:table-cell office:value-type="float" office:value="1006">
            <text:p>1006</text:p>
          </table:table-cell>
          <table:table-cell/>
          <table:table-cell table:formula="of:=CONCATENATE(&quot;insert  into permissions (id,  mandant,perm_permission,oid) values ('&quot;;[.A8];&quot;','&quot;;[.B8];&quot;','&quot;;[.C8];&quot;','&quot;;[.D8];&quot;');&quot;)" office:value-type="string" office:string-value="insert  into permissions (id,  mandant,perm_permission,oid) values ('1006','2','PERM_deleteAdresse','1006');">
            <text:p>insert <text:s/>into permissions (id, <text:s/>mandant,perm_permission,oid) values ('1006','2','PERM_deleteAdresse','1006');</text:p>
          </table:table-cell>
          <table:table-cell table:number-columns-repeated="5"/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2">
            <text:p>2</text:p>
          </table:table-cell>
          <table:table-cell office:value-type="string">
            <text:p>PERM_queryAccount</text:p>
          </table:table-cell>
          <table:table-cell office:value-type="float" office:value="1007">
            <text:p>1007</text:p>
          </table:table-cell>
          <table:table-cell/>
          <table:table-cell table:formula="of:=CONCATENATE(&quot;insert  into permissions (id,  mandant,perm_permission,oid) values ('&quot;;[.A9];&quot;','&quot;;[.B9];&quot;','&quot;;[.C9];&quot;','&quot;;[.D9];&quot;');&quot;)" office:value-type="string" office:string-value="insert  into permissions (id,  mandant,perm_permission,oid) values ('1007','2','PERM_queryAccount','1007');">
            <text:p>insert <text:s/>into permissions (id, <text:s/>mandant,perm_permission,oid) values ('1007','2','PERM_queryAccount','1007');</text:p>
          </table:table-cell>
          <table:table-cell table:number-columns-repeated="5"/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2">
            <text:p>2</text:p>
          </table:table-cell>
          <table:table-cell office:value-type="string">
            <text:p>PERM_newAccount</text:p>
          </table:table-cell>
          <table:table-cell office:value-type="float" office:value="1008">
            <text:p>1008</text:p>
          </table:table-cell>
          <table:table-cell/>
          <table:table-cell table:formula="of:=CONCATENATE(&quot;insert  into permissions (id,  mandant,perm_permission,oid) values ('&quot;;[.A10];&quot;','&quot;;[.B10];&quot;','&quot;;[.C10];&quot;','&quot;;[.D10];&quot;');&quot;)" office:value-type="string" office:string-value="insert  into permissions (id,  mandant,perm_permission,oid) values ('1008','2','PERM_newAccount','1008');">
            <text:p>insert <text:s/>into permissions (id, <text:s/>mandant,perm_permission,oid) values ('1008','2','PERM_newAccount','1008');</text:p>
          </table:table-cell>
          <table:table-cell table:number-columns-repeated="5"/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2">
            <text:p>2</text:p>
          </table:table-cell>
          <table:table-cell office:value-type="string">
            <text:p>PERM_readAccount</text:p>
          </table:table-cell>
          <table:table-cell office:value-type="float" office:value="1009">
            <text:p>1009</text:p>
          </table:table-cell>
          <table:table-cell/>
          <table:table-cell table:formula="of:=CONCATENATE(&quot;insert  into permissions (id,  mandant,perm_permission,oid) values ('&quot;;[.A11];&quot;','&quot;;[.B11];&quot;','&quot;;[.C11];&quot;','&quot;;[.D11];&quot;');&quot;)" office:value-type="string" office:string-value="insert  into permissions (id,  mandant,perm_permission,oid) values ('1009','2','PERM_readAccount','1009');">
            <text:p>insert <text:s/>into permissions (id, <text:s/>mandant,perm_permission,oid) values ('1009','2','PERM_readAccount','1009');</text:p>
          </table:table-cell>
          <table:table-cell table:number-columns-repeated="5"/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2">
            <text:p>2</text:p>
          </table:table-cell>
          <table:table-cell office:value-type="string">
            <text:p>PERM_updateAccount</text:p>
          </table:table-cell>
          <table:table-cell office:value-type="float" office:value="1010">
            <text:p>1010</text:p>
          </table:table-cell>
          <table:table-cell/>
          <table:table-cell table:formula="of:=CONCATENATE(&quot;insert  into permissions (id,  mandant,perm_permission,oid) values ('&quot;;[.A12];&quot;','&quot;;[.B12];&quot;','&quot;;[.C12];&quot;','&quot;;[.D12];&quot;');&quot;)" office:value-type="string" office:string-value="insert  into permissions (id,  mandant,perm_permission,oid) values ('1010','2','PERM_updateAccount','1010');">
            <text:p>insert <text:s/>into permissions (id, <text:s/>mandant,perm_permission,oid) values ('1010','2','PERM_updateAccount','1010');</text:p>
          </table:table-cell>
          <table:table-cell table:number-columns-repeated="5"/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2">
            <text:p>2</text:p>
          </table:table-cell>
          <table:table-cell office:value-type="string">
            <text:p>PERM_saveAccount</text:p>
          </table:table-cell>
          <table:table-cell office:value-type="float" office:value="1011">
            <text:p>1011</text:p>
          </table:table-cell>
          <table:table-cell/>
          <table:table-cell table:formula="of:=CONCATENATE(&quot;insert  into permissions (id,  mandant,perm_permission,oid) values ('&quot;;[.A13];&quot;','&quot;;[.B13];&quot;','&quot;;[.C13];&quot;','&quot;;[.D13];&quot;');&quot;)" office:value-type="string" office:string-value="insert  into permissions (id,  mandant,perm_permission,oid) values ('1011','2','PERM_saveAccount','1011');">
            <text:p>insert <text:s/>into permissions (id, <text:s/>mandant,perm_permission,oid) values ('1011','2','PERM_saveAccount','1011');</text:p>
          </table:table-cell>
          <table:table-cell table:number-columns-repeated="5"/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">
            <text:p>2</text:p>
          </table:table-cell>
          <table:table-cell office:value-type="string">
            <text:p>PERM_deleteAccount</text:p>
          </table:table-cell>
          <table:table-cell office:value-type="float" office:value="1012">
            <text:p>1012</text:p>
          </table:table-cell>
          <table:table-cell/>
          <table:table-cell table:formula="of:=CONCATENATE(&quot;insert  into permissions (id,  mandant,perm_permission,oid) values ('&quot;;[.A14];&quot;','&quot;;[.B14];&quot;','&quot;;[.C14];&quot;','&quot;;[.D14];&quot;');&quot;)" office:value-type="string" office:string-value="insert  into permissions (id,  mandant,perm_permission,oid) values ('1012','2','PERM_deleteAccount','1012');">
            <text:p>insert <text:s/>into permissions (id, <text:s/>mandant,perm_permission,oid) values ('1012','2','PERM_deleteAccount','1012');</text:p>
          </table:table-cell>
          <table:table-cell table:number-columns-repeated="5"/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2">
            <text:p>2</text:p>
          </table:table-cell>
          <table:table-cell office:value-type="string">
            <text:p>PERM_newAuthority</text:p>
          </table:table-cell>
          <table:table-cell office:value-type="float" office:value="1013">
            <text:p>1013</text:p>
          </table:table-cell>
          <table:table-cell/>
          <table:table-cell table:formula="of:=CONCATENATE(&quot;insert  into permissions (id,  mandant,perm_permission,oid) values ('&quot;;[.A15];&quot;','&quot;;[.B15];&quot;','&quot;;[.C15];&quot;','&quot;;[.D15];&quot;');&quot;)" office:value-type="string" office:string-value="insert  into permissions (id,  mandant,perm_permission,oid) values ('1013','2','PERM_newAuthority','1013');">
            <text:p>insert <text:s/>into permissions (id, <text:s/>mandant,perm_permission,oid) values ('1013','2','PERM_newAuthority','1013');</text:p>
          </table:table-cell>
          <table:table-cell table:number-columns-repeated="5"/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2">
            <text:p>2</text:p>
          </table:table-cell>
          <table:table-cell office:value-type="string">
            <text:p>PERM_queryAuthority</text:p>
          </table:table-cell>
          <table:table-cell office:value-type="float" office:value="1014">
            <text:p>1014</text:p>
          </table:table-cell>
          <table:table-cell/>
          <table:table-cell table:formula="of:=CONCATENATE(&quot;insert  into permissions (id,  mandant,perm_permission,oid) values ('&quot;;[.A16];&quot;','&quot;;[.B16];&quot;','&quot;;[.C16];&quot;','&quot;;[.D16];&quot;');&quot;)" office:value-type="string" office:string-value="insert  into permissions (id,  mandant,perm_permission,oid) values ('1014','2','PERM_queryAuthority','1014');">
            <text:p>insert <text:s/>into permissions (id, <text:s/>mandant,perm_permission,oid) values ('1014','2','PERM_queryAuthority','1014');</text:p>
          </table:table-cell>
          <table:table-cell table:number-columns-repeated="5"/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2">
            <text:p>2</text:p>
          </table:table-cell>
          <table:table-cell office:value-type="string">
            <text:p>PERM_readAuthority</text:p>
          </table:table-cell>
          <table:table-cell office:value-type="float" office:value="1015">
            <text:p>1015</text:p>
          </table:table-cell>
          <table:table-cell/>
          <table:table-cell table:formula="of:=CONCATENATE(&quot;insert  into permissions (id,  mandant,perm_permission,oid) values ('&quot;;[.A17];&quot;','&quot;;[.B17];&quot;','&quot;;[.C17];&quot;','&quot;;[.D17];&quot;');&quot;)" office:value-type="string" office:string-value="insert  into permissions (id,  mandant,perm_permission,oid) values ('1015','2','PERM_readAuthority','1015');">
            <text:p>insert <text:s/>into permissions (id, <text:s/>mandant,perm_permission,oid) values ('1015','2','PERM_readAuthority','1015');</text:p>
          </table:table-cell>
          <table:table-cell table:number-columns-repeated="5"/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2">
            <text:p>2</text:p>
          </table:table-cell>
          <table:table-cell office:value-type="string">
            <text:p>PERM_updateAuthority</text:p>
          </table:table-cell>
          <table:table-cell office:value-type="float" office:value="1016">
            <text:p>1016</text:p>
          </table:table-cell>
          <table:table-cell/>
          <table:table-cell table:formula="of:=CONCATENATE(&quot;insert  into permissions (id,  mandant,perm_permission,oid) values ('&quot;;[.A18];&quot;','&quot;;[.B18];&quot;','&quot;;[.C18];&quot;','&quot;;[.D18];&quot;');&quot;)" office:value-type="string" office:string-value="insert  into permissions (id,  mandant,perm_permission,oid) values ('1016','2','PERM_updateAuthority','1016');">
            <text:p>insert <text:s/>into permissions (id, <text:s/>mandant,perm_permission,oid) values ('1016','2','PERM_updateAuthority','1016');</text:p>
          </table:table-cell>
          <table:table-cell table:number-columns-repeated="5"/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2">
            <text:p>2</text:p>
          </table:table-cell>
          <table:table-cell office:value-type="string">
            <text:p>PERM_saveAuthority</text:p>
          </table:table-cell>
          <table:table-cell office:value-type="float" office:value="1017">
            <text:p>1017</text:p>
          </table:table-cell>
          <table:table-cell/>
          <table:table-cell table:formula="of:=CONCATENATE(&quot;insert  into permissions (id,  mandant,perm_permission,oid) values ('&quot;;[.A19];&quot;','&quot;;[.B19];&quot;','&quot;;[.C19];&quot;','&quot;;[.D19];&quot;');&quot;)" office:value-type="string" office:string-value="insert  into permissions (id,  mandant,perm_permission,oid) values ('1017','2','PERM_saveAuthority','1017');">
            <text:p>insert <text:s/>into permissions (id, <text:s/>mandant,perm_permission,oid) values ('1017','2','PERM_saveAuthority','1017');</text:p>
          </table:table-cell>
          <table:table-cell table:number-columns-repeated="5"/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2">
            <text:p>2</text:p>
          </table:table-cell>
          <table:table-cell office:value-type="string">
            <text:p>PERM_deleteAuthority</text:p>
          </table:table-cell>
          <table:table-cell office:value-type="float" office:value="1018">
            <text:p>1018</text:p>
          </table:table-cell>
          <table:table-cell/>
          <table:table-cell table:formula="of:=CONCATENATE(&quot;insert  into permissions (id,  mandant,perm_permission,oid) values ('&quot;;[.A20];&quot;','&quot;;[.B20];&quot;','&quot;;[.C20];&quot;','&quot;;[.D20];&quot;');&quot;)" office:value-type="string" office:string-value="insert  into permissions (id,  mandant,perm_permission,oid) values ('1018','2','PERM_deleteAuthority','1018');">
            <text:p>insert <text:s/>into permissions (id, <text:s/>mandant,perm_permission,oid) values ('1018','2','PERM_deleteAuthority','1018');</text:p>
          </table:table-cell>
          <table:table-cell table:number-columns-repeated="5"/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2">
            <text:p>2</text:p>
          </table:table-cell>
          <table:table-cell office:value-type="string">
            <text:p>PERM_copyAuthority</text:p>
          </table:table-cell>
          <table:table-cell office:value-type="float" office:value="1019">
            <text:p>1019</text:p>
          </table:table-cell>
          <table:table-cell/>
          <table:table-cell table:formula="of:=CONCATENATE(&quot;insert  into permissions (id,  mandant,perm_permission,oid) values ('&quot;;[.A21];&quot;','&quot;;[.B21];&quot;','&quot;;[.C21];&quot;','&quot;;[.D21];&quot;');&quot;)" office:value-type="string" office:string-value="insert  into permissions (id,  mandant,perm_permission,oid) values ('1019','2','PERM_copyAuthority','1019');">
            <text:p>insert <text:s/>into permissions (id, <text:s/>mandant,perm_permission,oid) values ('1019','2','PERM_copyAuthority','1019');</text:p>
          </table:table-cell>
          <table:table-cell table:number-columns-repeated="5"/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2">
            <text:p>2</text:p>
          </table:table-cell>
          <table:table-cell office:value-type="string">
            <text:p>PERM_queryAuthorityPermission</text:p>
          </table:table-cell>
          <table:table-cell office:value-type="float" office:value="1020">
            <text:p>1020</text:p>
          </table:table-cell>
          <table:table-cell/>
          <table:table-cell table:formula="of:=CONCATENATE(&quot;insert  into permissions (id,  mandant,perm_permission,oid) values ('&quot;;[.A22];&quot;','&quot;;[.B22];&quot;','&quot;;[.C22];&quot;','&quot;;[.D22];&quot;');&quot;)" office:value-type="string" office:string-value="insert  into permissions (id,  mandant,perm_permission,oid) values ('1020','2','PERM_queryAuthorityPermission','1020');">
            <text:p>insert <text:s/>into permissions (id, <text:s/>mandant,perm_permission,oid) values ('1020','2','PERM_queryAuthorityPermission','1020');</text:p>
          </table:table-cell>
          <table:table-cell table:number-columns-repeated="5"/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2">
            <text:p>2</text:p>
          </table:table-cell>
          <table:table-cell office:value-type="string">
            <text:p>PERM_readByAuthorityAuthorityPermission</text:p>
          </table:table-cell>
          <table:table-cell office:value-type="float" office:value="1021">
            <text:p>1021</text:p>
          </table:table-cell>
          <table:table-cell/>
          <table:table-cell table:formula="of:=CONCATENATE(&quot;insert  into permissions (id,  mandant,perm_permission,oid) values ('&quot;;[.A23];&quot;','&quot;;[.B23];&quot;','&quot;;[.C23];&quot;','&quot;;[.D23];&quot;');&quot;)" office:value-type="string" office:string-value="insert  into permissions (id,  mandant,perm_permission,oid) values ('1021','2','PERM_readByAuthorityAuthorityPermission','1021');">
            <text:p>insert <text:s/>into permissions (id, <text:s/>mandant,perm_permission,oid) values ('1021','2','PERM_readByAuthorityAuthorityPermission','1021');</text:p>
          </table:table-cell>
          <table:table-cell table:number-columns-repeated="5"/>
        </table:table-row>
        <table:table-row table:style-name="ro1">
          <table:table-cell office:value-type="float" office:value="1022">
            <text:p>1022</text:p>
          </table:table-cell>
          <table:table-cell office:value-type="float" office:value="2">
            <text:p>2</text:p>
          </table:table-cell>
          <table:table-cell office:value-type="string">
            <text:p>PERM_readAuthorityPermission</text:p>
          </table:table-cell>
          <table:table-cell office:value-type="float" office:value="1022">
            <text:p>1022</text:p>
          </table:table-cell>
          <table:table-cell/>
          <table:table-cell table:formula="of:=CONCATENATE(&quot;insert  into permissions (id,  mandant,perm_permission,oid) values ('&quot;;[.A24];&quot;','&quot;;[.B24];&quot;','&quot;;[.C24];&quot;','&quot;;[.D24];&quot;');&quot;)" office:value-type="string" office:string-value="insert  into permissions (id,  mandant,perm_permission,oid) values ('1022','2','PERM_readAuthorityPermission','1022');">
            <text:p>insert <text:s/>into permissions (id, <text:s/>mandant,perm_permission,oid) values ('1022','2','PERM_readAuthorityPermission','1022');</text:p>
          </table:table-cell>
          <table:table-cell table:number-columns-repeated="5"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2">
            <text:p>2</text:p>
          </table:table-cell>
          <table:table-cell office:value-type="string">
            <text:p>PERM_saveAuthorityPermission</text:p>
          </table:table-cell>
          <table:table-cell office:value-type="float" office:value="1023">
            <text:p>1023</text:p>
          </table:table-cell>
          <table:table-cell/>
          <table:table-cell table:formula="of:=CONCATENATE(&quot;insert  into permissions (id,  mandant,perm_permission,oid) values ('&quot;;[.A25];&quot;','&quot;;[.B25];&quot;','&quot;;[.C25];&quot;','&quot;;[.D25];&quot;');&quot;)" office:value-type="string" office:string-value="insert  into permissions (id,  mandant,perm_permission,oid) values ('1023','2','PERM_saveAuthorityPermission','1023');">
            <text:p>insert <text:s/>into permissions (id, <text:s/>mandant,perm_permission,oid) values ('1023','2','PERM_saveAuthorityPermission','1023');</text:p>
          </table:table-cell>
          <table:table-cell table:number-columns-repeated="5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string">
            <text:p>PERM_deleteAuthorityPermission</text:p>
          </table:table-cell>
          <table:table-cell office:value-type="float" office:value="1024">
            <text:p>1024</text:p>
          </table:table-cell>
          <table:table-cell/>
          <table:table-cell table:formula="of:=CONCATENATE(&quot;insert  into permissions (id,  mandant,perm_permission,oid) values ('&quot;;[.A26];&quot;','&quot;;[.B26];&quot;','&quot;;[.C26];&quot;','&quot;;[.D26];&quot;');&quot;)" office:value-type="string" office:string-value="insert  into permissions (id,  mandant,perm_permission,oid) values ('1024','2','PERM_deleteAuthorityPermission','1024');">
            <text:p>insert <text:s/>into permissions (id, <text:s/>mandant,perm_permission,oid) values ('1024','2','PERM_deleteAuthorityPermission','1024');</text:p>
          </table:table-cell>
          <table:table-cell table:number-columns-repeated="5"/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2">
            <text:p>2</text:p>
          </table:table-cell>
          <table:table-cell office:value-type="string">
            <text:p>PERM_queryBuerger</text:p>
          </table:table-cell>
          <table:table-cell office:value-type="float" office:value="1025">
            <text:p>1025</text:p>
          </table:table-cell>
          <table:table-cell/>
          <table:table-cell table:formula="of:=CONCATENATE(&quot;insert  into permissions (id,  mandant,perm_permission,oid) values ('&quot;;[.A27];&quot;','&quot;;[.B27];&quot;','&quot;;[.C27];&quot;','&quot;;[.D27];&quot;');&quot;)" office:value-type="string" office:string-value="insert  into permissions (id,  mandant,perm_permission,oid) values ('1025','2','PERM_queryBuerger','1025');">
            <text:p>insert <text:s/>into permissions (id, <text:s/>mandant,perm_permission,oid) values ('1025','2','PERM_queryBuerger','1025');</text:p>
          </table:table-cell>
          <table:table-cell table:number-columns-repeated="5"/>
        </table:table-row>
        <table:table-row table:style-name="ro1">
          <table:table-cell office:value-type="float" office:value="1026">
            <text:p>1026</text:p>
          </table:table-cell>
          <table:table-cell office:value-type="float" office:value="2">
            <text:p>2</text:p>
          </table:table-cell>
          <table:table-cell office:value-type="string">
            <text:p>PERM_newBuerger</text:p>
          </table:table-cell>
          <table:table-cell office:value-type="float" office:value="1026">
            <text:p>1026</text:p>
          </table:table-cell>
          <table:table-cell/>
          <table:table-cell table:formula="of:=CONCATENATE(&quot;insert  into permissions (id,  mandant,perm_permission,oid) values ('&quot;;[.A28];&quot;','&quot;;[.B28];&quot;','&quot;;[.C28];&quot;','&quot;;[.D28];&quot;');&quot;)" office:value-type="string" office:string-value="insert  into permissions (id,  mandant,perm_permission,oid) values ('1026','2','PERM_newBuerger','1026');">
            <text:p>insert <text:s/>into permissions (id, <text:s/>mandant,perm_permission,oid) values ('1026','2','PERM_newBuerger','1026');</text:p>
          </table:table-cell>
          <table:table-cell table:number-columns-repeated="5"/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2">
            <text:p>2</text:p>
          </table:table-cell>
          <table:table-cell office:value-type="string">
            <text:p>PERM_copyBuerger</text:p>
          </table:table-cell>
          <table:table-cell office:value-type="float" office:value="1027">
            <text:p>1027</text:p>
          </table:table-cell>
          <table:table-cell/>
          <table:table-cell table:formula="of:=CONCATENATE(&quot;insert  into permissions (id,  mandant,perm_permission,oid) values ('&quot;;[.A29];&quot;','&quot;;[.B29];&quot;','&quot;;[.C29];&quot;','&quot;;[.D29];&quot;');&quot;)" office:value-type="string" office:string-value="insert  into permissions (id,  mandant,perm_permission,oid) values ('1027','2','PERM_copyBuerger','1027');">
            <text:p>insert <text:s/>into permissions (id, <text:s/>mandant,perm_permission,oid) values ('1027','2','PERM_copyBuerger','1027');</text:p>
          </table:table-cell>
          <table:table-cell table:number-columns-repeated="5"/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2">
            <text:p>2</text:p>
          </table:table-cell>
          <table:table-cell office:value-type="string">
            <text:p>PERM_readBuerger</text:p>
          </table:table-cell>
          <table:table-cell office:value-type="float" office:value="1028">
            <text:p>1028</text:p>
          </table:table-cell>
          <table:table-cell/>
          <table:table-cell table:formula="of:=CONCATENATE(&quot;insert  into permissions (id,  mandant,perm_permission,oid) values ('&quot;;[.A30];&quot;','&quot;;[.B30];&quot;','&quot;;[.C30];&quot;','&quot;;[.D30];&quot;');&quot;)" office:value-type="string" office:string-value="insert  into permissions (id,  mandant,perm_permission,oid) values ('1028','2','PERM_readBuerger','1028');">
            <text:p>insert <text:s/>into permissions (id, <text:s/>mandant,perm_permission,oid) values ('1028','2','PERM_readBuerger','1028');</text:p>
          </table:table-cell>
          <table:table-cell table:number-columns-repeated="5"/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2">
            <text:p>2</text:p>
          </table:table-cell>
          <table:table-cell office:value-type="string">
            <text:p>PERM_updateBuerger</text:p>
          </table:table-cell>
          <table:table-cell office:value-type="float" office:value="1029">
            <text:p>1029</text:p>
          </table:table-cell>
          <table:table-cell/>
          <table:table-cell table:formula="of:=CONCATENATE(&quot;insert  into permissions (id,  mandant,perm_permission,oid) values ('&quot;;[.A31];&quot;','&quot;;[.B31];&quot;','&quot;;[.C31];&quot;','&quot;;[.D31];&quot;');&quot;)" office:value-type="string" office:string-value="insert  into permissions (id,  mandant,perm_permission,oid) values ('1029','2','PERM_updateBuerger','1029');">
            <text:p>insert <text:s/>into permissions (id, <text:s/>mandant,perm_permission,oid) values ('1029','2','PERM_updateBuerger','1029');</text:p>
          </table:table-cell>
          <table:table-cell table:number-columns-repeated="5"/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2">
            <text:p>2</text:p>
          </table:table-cell>
          <table:table-cell office:value-type="string">
            <text:p>PERM_saveBuerger</text:p>
          </table:table-cell>
          <table:table-cell office:value-type="float" office:value="1030">
            <text:p>1030</text:p>
          </table:table-cell>
          <table:table-cell/>
          <table:table-cell table:formula="of:=CONCATENATE(&quot;insert  into permissions (id,  mandant,perm_permission,oid) values ('&quot;;[.A32];&quot;','&quot;;[.B32];&quot;','&quot;;[.C32];&quot;','&quot;;[.D32];&quot;');&quot;)" office:value-type="string" office:string-value="insert  into permissions (id,  mandant,perm_permission,oid) values ('1030','2','PERM_saveBuerger','1030');">
            <text:p>insert <text:s/>into permissions (id, <text:s/>mandant,perm_permission,oid) values ('1030','2','PERM_saveBuerger','1030');</text:p>
          </table:table-cell>
          <table:table-cell table:number-columns-repeated="5"/>
        </table:table-row>
        <table:table-row table:style-name="ro1">
          <table:table-cell office:value-type="float" office:value="1031">
            <text:p>1031</text:p>
          </table:table-cell>
          <table:table-cell office:value-type="float" office:value="2">
            <text:p>2</text:p>
          </table:table-cell>
          <table:table-cell office:value-type="string">
            <text:p>PERM_deleteBuerger</text:p>
          </table:table-cell>
          <table:table-cell office:value-type="float" office:value="1031">
            <text:p>1031</text:p>
          </table:table-cell>
          <table:table-cell/>
          <table:table-cell table:formula="of:=CONCATENATE(&quot;insert  into permissions (id,  mandant,perm_permission,oid) values ('&quot;;[.A33];&quot;','&quot;;[.B33];&quot;','&quot;;[.C33];&quot;','&quot;;[.D33];&quot;');&quot;)" office:value-type="string" office:string-value="insert  into permissions (id,  mandant,perm_permission,oid) values ('1031','2','PERM_deleteBuerger','1031');">
            <text:p>insert <text:s/>into permissions (id, <text:s/>mandant,perm_permission,oid) values ('1031','2','PERM_deleteBuerger','1031');</text:p>
          </table:table-cell>
          <table:table-cell table:number-columns-repeated="5"/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2">
            <text:p>2</text:p>
          </table:table-cell>
          <table:table-cell office:value-type="string">
            <text:p>PERM_readBuergerWohnungen</text:p>
          </table:table-cell>
          <table:table-cell office:value-type="float" office:value="1032">
            <text:p>1032</text:p>
          </table:table-cell>
          <table:table-cell/>
          <table:table-cell table:formula="of:=CONCATENATE(&quot;insert  into permissions (id,  mandant,perm_permission,oid) values ('&quot;;[.A34];&quot;','&quot;;[.B34];&quot;','&quot;;[.C34];&quot;','&quot;;[.D34];&quot;');&quot;)" office:value-type="string" office:string-value="insert  into permissions (id,  mandant,perm_permission,oid) values ('1032','2','PERM_readBuergerWohnungen','1032');">
            <text:p>insert <text:s/>into permissions (id, <text:s/>mandant,perm_permission,oid) values ('1032','2','PERM_readBuergerWohnungen','1032');</text:p>
          </table:table-cell>
          <table:table-cell table:number-columns-repeated="5"/>
        </table:table-row>
        <table:table-row table:style-name="ro1">
          <table:table-cell office:value-type="float" office:value="1033">
            <text:p>1033</text:p>
          </table:table-cell>
          <table:table-cell office:value-type="float" office:value="2">
            <text:p>2</text:p>
          </table:table-cell>
          <table:table-cell office:value-type="string">
            <text:p>PERM_readBuergerKinder</text:p>
          </table:table-cell>
          <table:table-cell office:value-type="float" office:value="1033">
            <text:p>1033</text:p>
          </table:table-cell>
          <table:table-cell/>
          <table:table-cell table:formula="of:=CONCATENATE(&quot;insert  into permissions (id,  mandant,perm_permission,oid) values ('&quot;;[.A35];&quot;','&quot;;[.B35];&quot;','&quot;;[.C35];&quot;','&quot;;[.D35];&quot;');&quot;)" office:value-type="string" office:string-value="insert  into permissions (id,  mandant,perm_permission,oid) values ('1033','2','PERM_readBuergerKinder','1033');">
            <text:p>insert <text:s/>into permissions (id, <text:s/>mandant,perm_permission,oid) values ('1033','2','PERM_readBuergerKinder','1033');</text:p>
          </table:table-cell>
          <table:table-cell table:number-columns-repeated="5"/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2">
            <text:p>2</text:p>
          </table:table-cell>
          <table:table-cell office:value-type="string">
            <text:p>PERM_createKindBuerger</text:p>
          </table:table-cell>
          <table:table-cell office:value-type="float" office:value="1034">
            <text:p>1034</text:p>
          </table:table-cell>
          <table:table-cell/>
          <table:table-cell table:formula="of:=CONCATENATE(&quot;insert  into permissions (id,  mandant,perm_permission,oid) values ('&quot;;[.A36];&quot;','&quot;;[.B36];&quot;','&quot;;[.C36];&quot;','&quot;;[.D36];&quot;');&quot;)" office:value-type="string" office:string-value="insert  into permissions (id,  mandant,perm_permission,oid) values ('1034','2','PERM_createKindBuerger','1034');">
            <text:p>insert <text:s/>into permissions (id, <text:s/>mandant,perm_permission,oid) values ('1034','2','PERM_createKindBuerger','1034');</text:p>
          </table:table-cell>
          <table:table-cell table:number-columns-repeated="5"/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2">
            <text:p>2</text:p>
          </table:table-cell>
          <table:table-cell office:value-type="string">
            <text:p>PERM_addKindBuerger</text:p>
          </table:table-cell>
          <table:table-cell office:value-type="float" office:value="1035">
            <text:p>1035</text:p>
          </table:table-cell>
          <table:table-cell/>
          <table:table-cell table:formula="of:=CONCATENATE(&quot;insert  into permissions (id,  mandant,perm_permission,oid) values ('&quot;;[.A37];&quot;','&quot;;[.B37];&quot;','&quot;;[.C37];&quot;','&quot;;[.D37];&quot;');&quot;)" office:value-type="string" office:string-value="insert  into permissions (id,  mandant,perm_permission,oid) values ('1035','2','PERM_addKindBuerger','1035');">
            <text:p>insert <text:s/>into permissions (id, <text:s/>mandant,perm_permission,oid) values ('1035','2','PERM_addKindBuerger','1035');</text:p>
          </table:table-cell>
          <table:table-cell table:number-columns-repeated="5"/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2">
            <text:p>2</text:p>
          </table:table-cell>
          <table:table-cell office:value-type="string">
            <text:p>PERM_addWohnungBuerger</text:p>
          </table:table-cell>
          <table:table-cell office:value-type="float" office:value="1036">
            <text:p>1036</text:p>
          </table:table-cell>
          <table:table-cell/>
          <table:table-cell table:formula="of:=CONCATENATE(&quot;insert  into permissions (id,  mandant,perm_permission,oid) values ('&quot;;[.A38];&quot;','&quot;;[.B38];&quot;','&quot;;[.C38];&quot;','&quot;;[.D38];&quot;');&quot;)" office:value-type="string" office:string-value="insert  into permissions (id,  mandant,perm_permission,oid) values ('1036','2','PERM_addWohnungBuerger','1036');">
            <text:p>insert <text:s/>into permissions (id, <text:s/>mandant,perm_permission,oid) values ('1036','2','PERM_addWohnungBuerger','1036');</text:p>
          </table:table-cell>
          <table:table-cell table:number-columns-repeated="5"/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2">
            <text:p>2</text:p>
          </table:table-cell>
          <table:table-cell office:value-type="string">
            <text:p>PERM_createWhonungBuerger</text:p>
          </table:table-cell>
          <table:table-cell office:value-type="float" office:value="1037">
            <text:p>1037</text:p>
          </table:table-cell>
          <table:table-cell/>
          <table:table-cell table:formula="of:=CONCATENATE(&quot;insert  into permissions (id,  mandant,perm_permission,oid) values ('&quot;;[.A39];&quot;','&quot;;[.B39];&quot;','&quot;;[.C39];&quot;','&quot;;[.D39];&quot;');&quot;)" office:value-type="string" office:string-value="insert  into permissions (id,  mandant,perm_permission,oid) values ('1037','2','PERM_createWhonungBuerger','1037');">
            <text:p>insert <text:s/>into permissions (id, <text:s/>mandant,perm_permission,oid) values ('1037','2','PERM_createWhonungBuerger','1037');</text:p>
          </table:table-cell>
          <table:table-cell table:number-columns-repeated="5"/>
        </table:table-row>
        <table:table-row table:style-name="ro1">
          <table:table-cell office:value-type="float" office:value="1038">
            <text:p>1038</text:p>
          </table:table-cell>
          <table:table-cell office:value-type="float" office:value="2">
            <text:p>2</text:p>
          </table:table-cell>
          <table:table-cell office:value-type="string">
            <text:p>PERM_readBuergerStaatsangehoerigkeiten</text:p>
          </table:table-cell>
          <table:table-cell office:value-type="float" office:value="1038">
            <text:p>1038</text:p>
          </table:table-cell>
          <table:table-cell/>
          <table:table-cell table:formula="of:=CONCATENATE(&quot;insert  into permissions (id,  mandant,perm_permission,oid) values ('&quot;;[.A40];&quot;','&quot;;[.B40];&quot;','&quot;;[.C40];&quot;','&quot;;[.D40];&quot;');&quot;)" office:value-type="string" office:string-value="insert  into permissions (id,  mandant,perm_permission,oid) values ('1038','2','PERM_readBuergerStaatsangehoerigkeiten','1038');">
            <text:p>insert <text:s/>into permissions (id, <text:s/>mandant,perm_permission,oid) values ('1038','2','PERM_readBuergerStaatsangehoerigkeiten','1038');</text:p>
          </table:table-cell>
          <table:table-cell table:number-columns-repeated="5"/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2">
            <text:p>2</text:p>
          </table:table-cell>
          <table:table-cell office:value-type="string">
            <text:p>PERM_addStaatangehoerigkeitBuerger</text:p>
          </table:table-cell>
          <table:table-cell office:value-type="float" office:value="1039">
            <text:p>1039</text:p>
          </table:table-cell>
          <table:table-cell/>
          <table:table-cell table:formula="of:=CONCATENATE(&quot;insert  into permissions (id,  mandant,perm_permission,oid) values ('&quot;;[.A41];&quot;','&quot;;[.B41];&quot;','&quot;;[.C41];&quot;','&quot;;[.D41];&quot;');&quot;)" office:value-type="string" office:string-value="insert  into permissions (id,  mandant,perm_permission,oid) values ('1039','2','PERM_addStaatangehoerigkeitBuerger','1039');">
            <text:p>insert <text:s/>into permissions (id, <text:s/>mandant,perm_permission,oid) values ('1039','2','PERM_addStaatangehoerigkeitBuerger','1039');</text:p>
          </table:table-cell>
          <table:table-cell table:number-columns-repeated="5"/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2">
            <text:p>2</text:p>
          </table:table-cell>
          <table:table-cell office:value-type="string">
            <text:p>PERM_addPassBuerger</text:p>
          </table:table-cell>
          <table:table-cell office:value-type="float" office:value="1040">
            <text:p>1040</text:p>
          </table:table-cell>
          <table:table-cell/>
          <table:table-cell table:formula="of:=CONCATENATE(&quot;insert  into permissions (id,  mandant,perm_permission,oid) values ('&quot;;[.A42];&quot;','&quot;;[.B42];&quot;','&quot;;[.C42];&quot;','&quot;;[.D42];&quot;');&quot;)" office:value-type="string" office:string-value="insert  into permissions (id,  mandant,perm_permission,oid) values ('1040','2','PERM_addPassBuerger','1040');">
            <text:p>insert <text:s/>into permissions (id, <text:s/>mandant,perm_permission,oid) values ('1040','2','PERM_addPassBuerger','1040');</text:p>
          </table:table-cell>
          <table:table-cell table:number-columns-repeated="5"/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2">
            <text:p>2</text:p>
          </table:table-cell>
          <table:table-cell office:value-type="string">
            <text:p>PERM_readBuergerPass</text:p>
          </table:table-cell>
          <table:table-cell office:value-type="float" office:value="1041">
            <text:p>1041</text:p>
          </table:table-cell>
          <table:table-cell/>
          <table:table-cell table:formula="of:=CONCATENATE(&quot;insert  into permissions (id,  mandant,perm_permission,oid) values ('&quot;;[.A43];&quot;','&quot;;[.B43];&quot;','&quot;;[.C43];&quot;','&quot;;[.D43];&quot;');&quot;)" office:value-type="string" office:string-value="insert  into permissions (id,  mandant,perm_permission,oid) values ('1041','2','PERM_readBuergerPass','1041');">
            <text:p>insert <text:s/>into permissions (id, <text:s/>mandant,perm_permission,oid) values ('1041','2','PERM_readBuergerPass','1041');</text:p>
          </table:table-cell>
          <table:table-cell table:number-columns-repeated="5"/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2">
            <text:p>2</text:p>
          </table:table-cell>
          <table:table-cell office:value-type="string">
            <text:p>PERM_queryCompanyBaseInfo</text:p>
          </table:table-cell>
          <table:table-cell office:value-type="float" office:value="1042">
            <text:p>1042</text:p>
          </table:table-cell>
          <table:table-cell/>
          <table:table-cell table:formula="of:=CONCATENATE(&quot;insert  into permissions (id,  mandant,perm_permission,oid) values ('&quot;;[.A44];&quot;','&quot;;[.B44];&quot;','&quot;;[.C44];&quot;','&quot;;[.D44];&quot;');&quot;)" office:value-type="string" office:string-value="insert  into permissions (id,  mandant,perm_permission,oid) values ('1042','2','PERM_queryCompanyBaseInfo','1042');">
            <text:p>insert <text:s/>into permissions (id, <text:s/>mandant,perm_permission,oid) values ('1042','2','PERM_queryCompanyBaseInfo','1042');</text:p>
          </table:table-cell>
          <table:table-cell table:number-columns-repeated="5"/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2">
            <text:p>2</text:p>
          </table:table-cell>
          <table:table-cell office:value-type="string">
            <text:p>PERM_newCompanyBaseInfo</text:p>
          </table:table-cell>
          <table:table-cell office:value-type="float" office:value="1043">
            <text:p>1043</text:p>
          </table:table-cell>
          <table:table-cell/>
          <table:table-cell table:formula="of:=CONCATENATE(&quot;insert  into permissions (id,  mandant,perm_permission,oid) values ('&quot;;[.A45];&quot;','&quot;;[.B45];&quot;','&quot;;[.C45];&quot;','&quot;;[.D45];&quot;');&quot;)" office:value-type="string" office:string-value="insert  into permissions (id,  mandant,perm_permission,oid) values ('1043','2','PERM_newCompanyBaseInfo','1043');">
            <text:p>insert <text:s/>into permissions (id, <text:s/>mandant,perm_permission,oid) values ('1043','2','PERM_newCompanyBaseInfo','1043');</text:p>
          </table:table-cell>
          <table:table-cell table:number-columns-repeated="5"/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2">
            <text:p>2</text:p>
          </table:table-cell>
          <table:table-cell office:value-type="string">
            <text:p>PERM_readCompanyBaseInfo</text:p>
          </table:table-cell>
          <table:table-cell office:value-type="float" office:value="1044">
            <text:p>1044</text:p>
          </table:table-cell>
          <table:table-cell/>
          <table:table-cell table:formula="of:=CONCATENATE(&quot;insert  into permissions (id,  mandant,perm_permission,oid) values ('&quot;;[.A46];&quot;','&quot;;[.B46];&quot;','&quot;;[.C46];&quot;','&quot;;[.D46];&quot;');&quot;)" office:value-type="string" office:string-value="insert  into permissions (id,  mandant,perm_permission,oid) values ('1044','2','PERM_readCompanyBaseInfo','1044');">
            <text:p>insert <text:s/>into permissions (id, <text:s/>mandant,perm_permission,oid) values ('1044','2','PERM_readCompanyBaseInfo','1044');</text:p>
          </table:table-cell>
          <table:table-cell table:number-columns-repeated="5"/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2">
            <text:p>2</text:p>
          </table:table-cell>
          <table:table-cell office:value-type="string">
            <text:p>PERM_updateCompanyBaseInfo</text:p>
          </table:table-cell>
          <table:table-cell office:value-type="float" office:value="1045">
            <text:p>1045</text:p>
          </table:table-cell>
          <table:table-cell/>
          <table:table-cell table:formula="of:=CONCATENATE(&quot;insert  into permissions (id,  mandant,perm_permission,oid) values ('&quot;;[.A47];&quot;','&quot;;[.B47];&quot;','&quot;;[.C47];&quot;','&quot;;[.D47];&quot;');&quot;)" office:value-type="string" office:string-value="insert  into permissions (id,  mandant,perm_permission,oid) values ('1045','2','PERM_updateCompanyBaseInfo','1045');">
            <text:p>insert <text:s/>into permissions (id, <text:s/>mandant,perm_permission,oid) values ('1045','2','PERM_updateCompanyBaseInfo','1045');</text:p>
          </table:table-cell>
          <table:table-cell table:number-columns-repeated="5"/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2">
            <text:p>2</text:p>
          </table:table-cell>
          <table:table-cell office:value-type="string">
            <text:p>PERM_saveCompanyBaseInfo</text:p>
          </table:table-cell>
          <table:table-cell office:value-type="float" office:value="1046">
            <text:p>1046</text:p>
          </table:table-cell>
          <table:table-cell/>
          <table:table-cell table:formula="of:=CONCATENATE(&quot;insert  into permissions (id,  mandant,perm_permission,oid) values ('&quot;;[.A48];&quot;','&quot;;[.B48];&quot;','&quot;;[.C48];&quot;','&quot;;[.D48];&quot;');&quot;)" office:value-type="string" office:string-value="insert  into permissions (id,  mandant,perm_permission,oid) values ('1046','2','PERM_saveCompanyBaseInfo','1046');">
            <text:p>insert <text:s/>into permissions (id, <text:s/>mandant,perm_permission,oid) values ('1046','2','PERM_saveCompanyBaseInfo','1046');</text:p>
          </table:table-cell>
          <table:table-cell table:number-columns-repeated="5"/>
        </table:table-row>
        <table:table-row table:style-name="ro1">
          <table:table-cell office:value-type="float" office:value="1047">
            <text:p>1047</text:p>
          </table:table-cell>
          <table:table-cell office:value-type="float" office:value="2">
            <text:p>2</text:p>
          </table:table-cell>
          <table:table-cell office:value-type="string">
            <text:p>PERM_deleteCompanyBaseInfo</text:p>
          </table:table-cell>
          <table:table-cell office:value-type="float" office:value="1047">
            <text:p>1047</text:p>
          </table:table-cell>
          <table:table-cell/>
          <table:table-cell table:formula="of:=CONCATENATE(&quot;insert  into permissions (id,  mandant,perm_permission,oid) values ('&quot;;[.A49];&quot;','&quot;;[.B49];&quot;','&quot;;[.C49];&quot;','&quot;;[.D49];&quot;');&quot;)" office:value-type="string" office:string-value="insert  into permissions (id,  mandant,perm_permission,oid) values ('1047','2','PERM_deleteCompanyBaseInfo','1047');">
            <text:p>insert <text:s/>into permissions (id, <text:s/>mandant,perm_permission,oid) values ('1047','2','PERM_deleteCompanyBaseInfo','1047');</text:p>
          </table:table-cell>
          <table:table-cell table:number-columns-repeated="5"/>
        </table:table-row>
        <table:table-row table:style-name="ro1">
          <table:table-cell office:value-type="float" office:value="1048">
            <text:p>1048</text:p>
          </table:table-cell>
          <table:table-cell office:value-type="float" office:value="2">
            <text:p>2</text:p>
          </table:table-cell>
          <table:table-cell office:value-type="string">
            <text:p>PERM_queryMandant</text:p>
          </table:table-cell>
          <table:table-cell office:value-type="float" office:value="1048">
            <text:p>1048</text:p>
          </table:table-cell>
          <table:table-cell/>
          <table:table-cell table:formula="of:=CONCATENATE(&quot;insert  into permissions (id,  mandant,perm_permission,oid) values ('&quot;;[.A50];&quot;','&quot;;[.B50];&quot;','&quot;;[.C50];&quot;','&quot;;[.D50];&quot;');&quot;)" office:value-type="string" office:string-value="insert  into permissions (id,  mandant,perm_permission,oid) values ('1048','2','PERM_queryMandant','1048');">
            <text:p>insert <text:s/>into permissions (id, <text:s/>mandant,perm_permission,oid) values ('1048','2','PERM_queryMandant','1048');</text:p>
          </table:table-cell>
          <table:table-cell table:number-columns-repeated="5"/>
        </table:table-row>
        <table:table-row table:style-name="ro1">
          <table:table-cell office:value-type="float" office:value="1049">
            <text:p>1049</text:p>
          </table:table-cell>
          <table:table-cell office:value-type="float" office:value="2">
            <text:p>2</text:p>
          </table:table-cell>
          <table:table-cell office:value-type="string">
            <text:p>PERM_newMandant</text:p>
          </table:table-cell>
          <table:table-cell office:value-type="float" office:value="1049">
            <text:p>1049</text:p>
          </table:table-cell>
          <table:table-cell/>
          <table:table-cell table:formula="of:=CONCATENATE(&quot;insert  into permissions (id,  mandant,perm_permission,oid) values ('&quot;;[.A51];&quot;','&quot;;[.B51];&quot;','&quot;;[.C51];&quot;','&quot;;[.D51];&quot;');&quot;)" office:value-type="string" office:string-value="insert  into permissions (id,  mandant,perm_permission,oid) values ('1049','2','PERM_newMandant','1049');">
            <text:p>insert <text:s/>into permissions (id, <text:s/>mandant,perm_permission,oid) values ('1049','2','PERM_newMandant','1049');</text:p>
          </table:table-cell>
          <table:table-cell table:number-columns-repeated="5"/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2">
            <text:p>2</text:p>
          </table:table-cell>
          <table:table-cell office:value-type="string">
            <text:p>PERM_copyMandant</text:p>
          </table:table-cell>
          <table:table-cell office:value-type="float" office:value="1050">
            <text:p>1050</text:p>
          </table:table-cell>
          <table:table-cell/>
          <table:table-cell table:formula="of:=CONCATENATE(&quot;insert  into permissions (id,  mandant,perm_permission,oid) values ('&quot;;[.A52];&quot;','&quot;;[.B52];&quot;','&quot;;[.C52];&quot;','&quot;;[.D52];&quot;');&quot;)" office:value-type="string" office:string-value="insert  into permissions (id,  mandant,perm_permission,oid) values ('1050','2','PERM_copyMandant','1050');">
            <text:p>insert <text:s/>into permissions (id, <text:s/>mandant,perm_permission,oid) values ('1050','2','PERM_copyMandant','1050');</text:p>
          </table:table-cell>
          <table:table-cell table:number-columns-repeated="5"/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2">
            <text:p>2</text:p>
          </table:table-cell>
          <table:table-cell office:value-type="string">
            <text:p>PERM_readMandant</text:p>
          </table:table-cell>
          <table:table-cell office:value-type="float" office:value="1051">
            <text:p>1051</text:p>
          </table:table-cell>
          <table:table-cell/>
          <table:table-cell table:formula="of:=CONCATENATE(&quot;insert  into permissions (id,  mandant,perm_permission,oid) values ('&quot;;[.A53];&quot;','&quot;;[.B53];&quot;','&quot;;[.C53];&quot;','&quot;;[.D53];&quot;');&quot;)" office:value-type="string" office:string-value="insert  into permissions (id,  mandant,perm_permission,oid) values ('1051','2','PERM_readMandant','1051');">
            <text:p>insert <text:s/>into permissions (id, <text:s/>mandant,perm_permission,oid) values ('1051','2','PERM_readMandant','1051');</text:p>
          </table:table-cell>
          <table:table-cell table:number-columns-repeated="5"/>
        </table:table-row>
        <table:table-row table:style-name="ro1">
          <table:table-cell office:value-type="float" office:value="1052">
            <text:p>1052</text:p>
          </table:table-cell>
          <table:table-cell office:value-type="float" office:value="2">
            <text:p>2</text:p>
          </table:table-cell>
          <table:table-cell office:value-type="string">
            <text:p>PERM_updateMandant</text:p>
          </table:table-cell>
          <table:table-cell office:value-type="float" office:value="1052">
            <text:p>1052</text:p>
          </table:table-cell>
          <table:table-cell/>
          <table:table-cell table:formula="of:=CONCATENATE(&quot;insert  into permissions (id,  mandant,perm_permission,oid) values ('&quot;;[.A54];&quot;','&quot;;[.B54];&quot;','&quot;;[.C54];&quot;','&quot;;[.D54];&quot;');&quot;)" office:value-type="string" office:string-value="insert  into permissions (id,  mandant,perm_permission,oid) values ('1052','2','PERM_updateMandant','1052');">
            <text:p>insert <text:s/>into permissions (id, <text:s/>mandant,perm_permission,oid) values ('1052','2','PERM_updateMandant','1052');</text:p>
          </table:table-cell>
          <table:table-cell table:number-columns-repeated="5"/>
        </table:table-row>
        <table:table-row table:style-name="ro1">
          <table:table-cell office:value-type="float" office:value="1053">
            <text:p>1053</text:p>
          </table:table-cell>
          <table:table-cell office:value-type="float" office:value="2">
            <text:p>2</text:p>
          </table:table-cell>
          <table:table-cell office:value-type="string">
            <text:p>PERM_saveMandant</text:p>
          </table:table-cell>
          <table:table-cell office:value-type="float" office:value="1053">
            <text:p>1053</text:p>
          </table:table-cell>
          <table:table-cell/>
          <table:table-cell table:formula="of:=CONCATENATE(&quot;insert  into permissions (id,  mandant,perm_permission,oid) values ('&quot;;[.A55];&quot;','&quot;;[.B55];&quot;','&quot;;[.C55];&quot;','&quot;;[.D55];&quot;');&quot;)" office:value-type="string" office:string-value="insert  into permissions (id,  mandant,perm_permission,oid) values ('1053','2','PERM_saveMandant','1053');">
            <text:p>insert <text:s/>into permissions (id, <text:s/>mandant,perm_permission,oid) values ('1053','2','PERM_saveMandant','1053');</text:p>
          </table:table-cell>
          <table:table-cell table:number-columns-repeated="5"/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2">
            <text:p>2</text:p>
          </table:table-cell>
          <table:table-cell office:value-type="string">
            <text:p>PERM_deleteMandant</text:p>
          </table:table-cell>
          <table:table-cell office:value-type="float" office:value="1054">
            <text:p>1054</text:p>
          </table:table-cell>
          <table:table-cell/>
          <table:table-cell table:formula="of:=CONCATENATE(&quot;insert  into permissions (id,  mandant,perm_permission,oid) values ('&quot;;[.A56];&quot;','&quot;;[.B56];&quot;','&quot;;[.C56];&quot;','&quot;;[.D56];&quot;');&quot;)" office:value-type="string" office:string-value="insert  into permissions (id,  mandant,perm_permission,oid) values ('1054','2','PERM_deleteMandant','1054');">
            <text:p>insert <text:s/>into permissions (id, <text:s/>mandant,perm_permission,oid) values ('1054','2','PERM_deleteMandant','1054');</text:p>
          </table:table-cell>
          <table:table-cell table:number-columns-repeated="5"/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2">
            <text:p>2</text:p>
          </table:table-cell>
          <table:table-cell office:value-type="string">
            <text:p>PERM_queryPass</text:p>
          </table:table-cell>
          <table:table-cell office:value-type="float" office:value="1055">
            <text:p>1055</text:p>
          </table:table-cell>
          <table:table-cell/>
          <table:table-cell table:formula="of:=CONCATENATE(&quot;insert  into permissions (id,  mandant,perm_permission,oid) values ('&quot;;[.A57];&quot;','&quot;;[.B57];&quot;','&quot;;[.C57];&quot;','&quot;;[.D57];&quot;');&quot;)" office:value-type="string" office:string-value="insert  into permissions (id,  mandant,perm_permission,oid) values ('1055','2','PERM_queryPass','1055');">
            <text:p>insert <text:s/>into permissions (id, <text:s/>mandant,perm_permission,oid) values ('1055','2','PERM_queryPass','1055');</text:p>
          </table:table-cell>
          <table:table-cell table:number-columns-repeated="5"/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">
            <text:p>2</text:p>
          </table:table-cell>
          <table:table-cell office:value-type="string">
            <text:p>PERM_newPass</text:p>
          </table:table-cell>
          <table:table-cell office:value-type="float" office:value="1056">
            <text:p>1056</text:p>
          </table:table-cell>
          <table:table-cell/>
          <table:table-cell table:formula="of:=CONCATENATE(&quot;insert  into permissions (id,  mandant,perm_permission,oid) values ('&quot;;[.A58];&quot;','&quot;;[.B58];&quot;','&quot;;[.C58];&quot;','&quot;;[.D58];&quot;');&quot;)" office:value-type="string" office:string-value="insert  into permissions (id,  mandant,perm_permission,oid) values ('1056','2','PERM_newPass','1056');">
            <text:p>insert <text:s/>into permissions (id, <text:s/>mandant,perm_permission,oid) values ('1056','2','PERM_newPass','1056');</text:p>
          </table:table-cell>
          <table:table-cell table:number-columns-repeated="5"/>
        </table:table-row>
        <table:table-row table:style-name="ro1">
          <table:table-cell office:value-type="float" office:value="1057">
            <text:p>1057</text:p>
          </table:table-cell>
          <table:table-cell office:value-type="float" office:value="2">
            <text:p>2</text:p>
          </table:table-cell>
          <table:table-cell office:value-type="string">
            <text:p>PERM_copyPass</text:p>
          </table:table-cell>
          <table:table-cell office:value-type="float" office:value="1057">
            <text:p>1057</text:p>
          </table:table-cell>
          <table:table-cell/>
          <table:table-cell table:formula="of:=CONCATENATE(&quot;insert  into permissions (id,  mandant,perm_permission,oid) values ('&quot;;[.A59];&quot;','&quot;;[.B59];&quot;','&quot;;[.C59];&quot;','&quot;;[.D59];&quot;');&quot;)" office:value-type="string" office:string-value="insert  into permissions (id,  mandant,perm_permission,oid) values ('1057','2','PERM_copyPass','1057');">
            <text:p>insert <text:s/>into permissions (id, <text:s/>mandant,perm_permission,oid) values ('1057','2','PERM_copyPass','1057');</text:p>
          </table:table-cell>
          <table:table-cell table:number-columns-repeated="5"/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2">
            <text:p>2</text:p>
          </table:table-cell>
          <table:table-cell office:value-type="string">
            <text:p>PERM_readPass</text:p>
          </table:table-cell>
          <table:table-cell office:value-type="float" office:value="1058">
            <text:p>1058</text:p>
          </table:table-cell>
          <table:table-cell/>
          <table:table-cell table:formula="of:=CONCATENATE(&quot;insert  into permissions (id,  mandant,perm_permission,oid) values ('&quot;;[.A60];&quot;','&quot;;[.B60];&quot;','&quot;;[.C60];&quot;','&quot;;[.D60];&quot;');&quot;)" office:value-type="string" office:string-value="insert  into permissions (id,  mandant,perm_permission,oid) values ('1058','2','PERM_readPass','1058');">
            <text:p>insert <text:s/>into permissions (id, <text:s/>mandant,perm_permission,oid) values ('1058','2','PERM_readPass','1058');</text:p>
          </table:table-cell>
          <table:table-cell table:number-columns-repeated="5"/>
        </table:table-row>
        <table:table-row table:style-name="ro1">
          <table:table-cell office:value-type="float" office:value="1059">
            <text:p>1059</text:p>
          </table:table-cell>
          <table:table-cell office:value-type="float" office:value="2">
            <text:p>2</text:p>
          </table:table-cell>
          <table:table-cell office:value-type="string">
            <text:p>PERM_updatePass</text:p>
          </table:table-cell>
          <table:table-cell office:value-type="float" office:value="1059">
            <text:p>1059</text:p>
          </table:table-cell>
          <table:table-cell/>
          <table:table-cell table:formula="of:=CONCATENATE(&quot;insert  into permissions (id,  mandant,perm_permission,oid) values ('&quot;;[.A61];&quot;','&quot;;[.B61];&quot;','&quot;;[.C61];&quot;','&quot;;[.D61];&quot;');&quot;)" office:value-type="string" office:string-value="insert  into permissions (id,  mandant,perm_permission,oid) values ('1059','2','PERM_updatePass','1059');">
            <text:p>insert <text:s/>into permissions (id, <text:s/>mandant,perm_permission,oid) values ('1059','2','PERM_updatePass','1059');</text:p>
          </table:table-cell>
          <table:table-cell table:number-columns-repeated="5"/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2">
            <text:p>2</text:p>
          </table:table-cell>
          <table:table-cell office:value-type="string">
            <text:p>PERM_savePass</text:p>
          </table:table-cell>
          <table:table-cell office:value-type="float" office:value="1060">
            <text:p>1060</text:p>
          </table:table-cell>
          <table:table-cell/>
          <table:table-cell table:formula="of:=CONCATENATE(&quot;insert  into permissions (id,  mandant,perm_permission,oid) values ('&quot;;[.A62];&quot;','&quot;;[.B62];&quot;','&quot;;[.C62];&quot;','&quot;;[.D62];&quot;');&quot;)" office:value-type="string" office:string-value="insert  into permissions (id,  mandant,perm_permission,oid) values ('1060','2','PERM_savePass','1060');">
            <text:p>insert <text:s/>into permissions (id, <text:s/>mandant,perm_permission,oid) values ('1060','2','PERM_savePass','1060');</text:p>
          </table:table-cell>
          <table:table-cell table:number-columns-repeated="5"/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PERM_deletePass</text:p>
          </table:table-cell>
          <table:table-cell office:value-type="float" office:value="1061">
            <text:p>1061</text:p>
          </table:table-cell>
          <table:table-cell/>
          <table:table-cell table:formula="of:=CONCATENATE(&quot;insert  into permissions (id,  mandant,perm_permission,oid) values ('&quot;;[.A63];&quot;','&quot;;[.B63];&quot;','&quot;;[.C63];&quot;','&quot;;[.D63];&quot;');&quot;)" office:value-type="string" office:string-value="insert  into permissions (id,  mandant,perm_permission,oid) values ('1061','2','PERM_deletePass','1061');">
            <text:p>insert <text:s/>into permissions (id, <text:s/>mandant,perm_permission,oid) values ('1061','2','PERM_deletePass','1061');</text:p>
          </table:table-cell>
          <table:table-cell table:number-columns-repeated="5"/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2">
            <text:p>2</text:p>
          </table:table-cell>
          <table:table-cell office:value-type="string">
            <text:p>PERM_addStaatangehoerigkeitPass</text:p>
          </table:table-cell>
          <table:table-cell office:value-type="float" office:value="1062">
            <text:p>1062</text:p>
          </table:table-cell>
          <table:table-cell/>
          <table:table-cell table:formula="of:=CONCATENATE(&quot;insert  into permissions (id,  mandant,perm_permission,oid) values ('&quot;;[.A64];&quot;','&quot;;[.B64];&quot;','&quot;;[.C64];&quot;','&quot;;[.D64];&quot;');&quot;)" office:value-type="string" office:string-value="insert  into permissions (id,  mandant,perm_permission,oid) values ('1062','2','PERM_addStaatangehoerigkeitPass','1062');">
            <text:p>insert <text:s/>into permissions (id, <text:s/>mandant,perm_permission,oid) values ('1062','2','PERM_addStaatangehoerigkeitPass','1062');</text:p>
          </table:table-cell>
          <table:table-cell table:number-columns-repeated="5"/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2">
            <text:p>2</text:p>
          </table:table-cell>
          <table:table-cell office:value-type="string">
            <text:p>PERM_readPassStaatsangehoerigkeiten</text:p>
          </table:table-cell>
          <table:table-cell office:value-type="float" office:value="1063">
            <text:p>1063</text:p>
          </table:table-cell>
          <table:table-cell/>
          <table:table-cell table:formula="of:=CONCATENATE(&quot;insert  into permissions (id,  mandant,perm_permission,oid) values ('&quot;;[.A65];&quot;','&quot;;[.B65];&quot;','&quot;;[.C65];&quot;','&quot;;[.D65];&quot;');&quot;)" office:value-type="string" office:string-value="insert  into permissions (id,  mandant,perm_permission,oid) values ('1063','2','PERM_readPassStaatsangehoerigkeiten','1063');">
            <text:p>insert <text:s/>into permissions (id, <text:s/>mandant,perm_permission,oid) values ('1063','2','PERM_readPassStaatsangehoerigkeiten','1063');</text:p>
          </table:table-cell>
          <table:table-cell table:number-columns-repeated="5"/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2">
            <text:p>2</text:p>
          </table:table-cell>
          <table:table-cell office:value-type="string">
            <text:p>PERM_queryPermission</text:p>
          </table:table-cell>
          <table:table-cell office:value-type="float" office:value="1064">
            <text:p>1064</text:p>
          </table:table-cell>
          <table:table-cell/>
          <table:table-cell table:formula="of:=CONCATENATE(&quot;insert  into permissions (id,  mandant,perm_permission,oid) values ('&quot;;[.A66];&quot;','&quot;;[.B66];&quot;','&quot;;[.C66];&quot;','&quot;;[.D66];&quot;');&quot;)" office:value-type="string" office:string-value="insert  into permissions (id,  mandant,perm_permission,oid) values ('1064','2','PERM_queryPermission','1064');">
            <text:p>insert <text:s/>into permissions (id, <text:s/>mandant,perm_permission,oid) values ('1064','2','PERM_queryPermission','1064');</text:p>
          </table:table-cell>
          <table:table-cell table:number-columns-repeated="5"/>
        </table:table-row>
        <table:table-row table:style-name="ro1">
          <table:table-cell office:value-type="float" office:value="1065">
            <text:p>1065</text:p>
          </table:table-cell>
          <table:table-cell office:value-type="float" office:value="2">
            <text:p>2</text:p>
          </table:table-cell>
          <table:table-cell office:value-type="string">
            <text:p>PERM_readPermission</text:p>
          </table:table-cell>
          <table:table-cell office:value-type="float" office:value="1065">
            <text:p>1065</text:p>
          </table:table-cell>
          <table:table-cell/>
          <table:table-cell table:formula="of:=CONCATENATE(&quot;insert  into permissions (id,  mandant,perm_permission,oid) values ('&quot;;[.A67];&quot;','&quot;;[.B67];&quot;','&quot;;[.C67];&quot;','&quot;;[.D67];&quot;');&quot;)" office:value-type="string" office:string-value="insert  into permissions (id,  mandant,perm_permission,oid) values ('1065','2','PERM_readPermission','1065');">
            <text:p>insert <text:s/>into permissions (id, <text:s/>mandant,perm_permission,oid) values ('1065','2','PERM_readPermission','1065');</text:p>
          </table:table-cell>
          <table:table-cell table:number-columns-repeated="5"/>
        </table:table-row>
        <table:table-row table:style-name="ro1">
          <table:table-cell office:value-type="float" office:value="1066">
            <text:p>1066</text:p>
          </table:table-cell>
          <table:table-cell office:value-type="float" office:value="2">
            <text:p>2</text:p>
          </table:table-cell>
          <table:table-cell office:value-type="string">
            <text:p>PERM_savePermission</text:p>
          </table:table-cell>
          <table:table-cell office:value-type="float" office:value="1066">
            <text:p>1066</text:p>
          </table:table-cell>
          <table:table-cell/>
          <table:table-cell table:formula="of:=CONCATENATE(&quot;insert  into permissions (id,  mandant,perm_permission,oid) values ('&quot;;[.A68];&quot;','&quot;;[.B68];&quot;','&quot;;[.C68];&quot;','&quot;;[.D68];&quot;');&quot;)" office:value-type="string" office:string-value="insert  into permissions (id,  mandant,perm_permission,oid) values ('1066','2','PERM_savePermission','1066');">
            <text:p>insert <text:s/>into permissions (id, <text:s/>mandant,perm_permission,oid) values ('1066','2','PERM_savePermission','1066');</text:p>
          </table:table-cell>
          <table:table-cell table:number-columns-repeated="5"/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2">
            <text:p>2</text:p>
          </table:table-cell>
          <table:table-cell office:value-type="string">
            <text:p>PERM_deletePermission</text:p>
          </table:table-cell>
          <table:table-cell office:value-type="float" office:value="1067">
            <text:p>1067</text:p>
          </table:table-cell>
          <table:table-cell/>
          <table:table-cell table:formula="of:=CONCATENATE(&quot;insert  into permissions (id,  mandant,perm_permission,oid) values ('&quot;;[.A69];&quot;','&quot;;[.B69];&quot;','&quot;;[.C69];&quot;','&quot;;[.D69];&quot;');&quot;)" office:value-type="string" office:string-value="insert  into permissions (id,  mandant,perm_permission,oid) values ('1067','2','PERM_deletePermission','1067');">
            <text:p>insert <text:s/>into permissions (id, <text:s/>mandant,perm_permission,oid) values ('1067','2','PERM_deletePermission','1067');</text:p>
          </table:table-cell>
          <table:table-cell table:number-columns-repeated="5"/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2">
            <text:p>2</text:p>
          </table:table-cell>
          <table:table-cell office:value-type="string">
            <text:p>PERM_getPrincipal</text:p>
          </table:table-cell>
          <table:table-cell office:value-type="float" office:value="1068">
            <text:p>1068</text:p>
          </table:table-cell>
          <table:table-cell/>
          <table:table-cell table:formula="of:=CONCATENATE(&quot;insert  into permissions (id,  mandant,perm_permission,oid) values ('&quot;;[.A70];&quot;','&quot;;[.B70];&quot;','&quot;;[.C70];&quot;','&quot;;[.D70];&quot;');&quot;)" office:value-type="string" office:string-value="insert  into permissions (id,  mandant,perm_permission,oid) values ('1068','2','PERM_getPrincipal','1068');">
            <text:p>insert <text:s/>into permissions (id, <text:s/>mandant,perm_permission,oid) values ('1068','2','PERM_getPrincipal','1068');</text:p>
          </table:table-cell>
          <table:table-cell table:number-columns-repeated="5"/>
        </table:table-row>
        <table:table-row table:style-name="ro1">
          <table:table-cell office:value-type="float" office:value="1069">
            <text:p>1069</text:p>
          </table:table-cell>
          <table:table-cell office:value-type="float" office:value="2">
            <text:p>2</text:p>
          </table:table-cell>
          <table:table-cell office:value-type="string">
            <text:p>PERM_queryStaatsangehoerigkeit</text:p>
          </table:table-cell>
          <table:table-cell office:value-type="float" office:value="1069">
            <text:p>1069</text:p>
          </table:table-cell>
          <table:table-cell/>
          <table:table-cell table:formula="of:=CONCATENATE(&quot;insert  into permissions (id,  mandant,perm_permission,oid) values ('&quot;;[.A71];&quot;','&quot;;[.B71];&quot;','&quot;;[.C71];&quot;','&quot;;[.D71];&quot;');&quot;)" office:value-type="string" office:string-value="insert  into permissions (id,  mandant,perm_permission,oid) values ('1069','2','PERM_queryStaatsangehoerigkeit','1069');">
            <text:p>insert <text:s/>into permissions (id, <text:s/>mandant,perm_permission,oid) values ('1069','2','PERM_queryStaatsangehoerigkeit','1069');</text:p>
          </table:table-cell>
          <table:table-cell table:number-columns-repeated="5"/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2">
            <text:p>2</text:p>
          </table:table-cell>
          <table:table-cell office:value-type="string">
            <text:p>PERM_createStaatsangehoerigkeit</text:p>
          </table:table-cell>
          <table:table-cell office:value-type="float" office:value="1070">
            <text:p>1070</text:p>
          </table:table-cell>
          <table:table-cell/>
          <table:table-cell table:formula="of:=CONCATENATE(&quot;insert  into permissions (id,  mandant,perm_permission,oid) values ('&quot;;[.A72];&quot;','&quot;;[.B72];&quot;','&quot;;[.C72];&quot;','&quot;;[.D72];&quot;');&quot;)" office:value-type="string" office:string-value="insert  into permissions (id,  mandant,perm_permission,oid) values ('1070','2','PERM_createStaatsangehoerigkeit','1070');">
            <text:p>insert <text:s/>into permissions (id, <text:s/>mandant,perm_permission,oid) values ('1070','2','PERM_createStaatsangehoerigkeit','1070');</text:p>
          </table:table-cell>
          <table:table-cell table:number-columns-repeated="5"/>
        </table:table-row>
        <table:table-row table:style-name="ro1">
          <table:table-cell office:value-type="float" office:value="1071">
            <text:p>1071</text:p>
          </table:table-cell>
          <table:table-cell office:value-type="float" office:value="2">
            <text:p>2</text:p>
          </table:table-cell>
          <table:table-cell office:value-type="string">
            <text:p>PERM_readStaatsangehoerigkeit</text:p>
          </table:table-cell>
          <table:table-cell office:value-type="float" office:value="1071">
            <text:p>1071</text:p>
          </table:table-cell>
          <table:table-cell/>
          <table:table-cell table:formula="of:=CONCATENATE(&quot;insert  into permissions (id,  mandant,perm_permission,oid) values ('&quot;;[.A73];&quot;','&quot;;[.B73];&quot;','&quot;;[.C73];&quot;','&quot;;[.D73];&quot;');&quot;)" office:value-type="string" office:string-value="insert  into permissions (id,  mandant,perm_permission,oid) values ('1071','2','PERM_readStaatsangehoerigkeit','1071');">
            <text:p>insert <text:s/>into permissions (id, <text:s/>mandant,perm_permission,oid) values ('1071','2','PERM_readStaatsangehoerigkeit','1071');</text:p>
          </table:table-cell>
          <table:table-cell table:number-columns-repeated="5"/>
        </table:table-row>
        <table:table-row table:style-name="ro1">
          <table:table-cell office:value-type="float" office:value="1072">
            <text:p>1072</text:p>
          </table:table-cell>
          <table:table-cell office:value-type="float" office:value="2">
            <text:p>2</text:p>
          </table:table-cell>
          <table:table-cell office:value-type="string">
            <text:p>PERM_deleteStaatsangehoerigkeit</text:p>
          </table:table-cell>
          <table:table-cell office:value-type="float" office:value="1072">
            <text:p>1072</text:p>
          </table:table-cell>
          <table:table-cell/>
          <table:table-cell table:formula="of:=CONCATENATE(&quot;insert  into permissions (id,  mandant,perm_permission,oid) values ('&quot;;[.A74];&quot;','&quot;;[.B74];&quot;','&quot;;[.C74];&quot;','&quot;;[.D74];&quot;');&quot;)" office:value-type="string" office:string-value="insert  into permissions (id,  mandant,perm_permission,oid) values ('1072','2','PERM_deleteStaatsangehoerigkeit','1072');">
            <text:p>insert <text:s/>into permissions (id, <text:s/>mandant,perm_permission,oid) values ('1072','2','PERM_deleteStaatsangehoerigkeit','1072');</text:p>
          </table:table-cell>
          <table:table-cell table:number-columns-repeated="5"/>
        </table:table-row>
        <table:table-row table:style-name="ro1">
          <table:table-cell office:value-type="float" office:value="1073">
            <text:p>1073</text:p>
          </table:table-cell>
          <table:table-cell office:value-type="float" office:value="2">
            <text:p>2</text:p>
          </table:table-cell>
          <table:table-cell office:value-type="string">
            <text:p>PERM_queryUserAuthority</text:p>
          </table:table-cell>
          <table:table-cell office:value-type="float" office:value="1073">
            <text:p>1073</text:p>
          </table:table-cell>
          <table:table-cell/>
          <table:table-cell table:formula="of:=CONCATENATE(&quot;insert  into permissions (id,  mandant,perm_permission,oid) values ('&quot;;[.A75];&quot;','&quot;;[.B75];&quot;','&quot;;[.C75];&quot;','&quot;;[.D75];&quot;');&quot;)" office:value-type="string" office:string-value="insert  into permissions (id,  mandant,perm_permission,oid) values ('1073','2','PERM_queryUserAuthority','1073');">
            <text:p>insert <text:s/>into permissions (id, <text:s/>mandant,perm_permission,oid) values ('1073','2','PERM_queryUserAuthority','1073');</text:p>
          </table:table-cell>
          <table:table-cell table:number-columns-repeated="5"/>
        </table:table-row>
        <table:table-row table:style-name="ro1">
          <table:table-cell office:value-type="float" office:value="1074">
            <text:p>1074</text:p>
          </table:table-cell>
          <table:table-cell office:value-type="float" office:value="2">
            <text:p>2</text:p>
          </table:table-cell>
          <table:table-cell office:value-type="string">
            <text:p>PERM_readByUsernameUserAuthority</text:p>
          </table:table-cell>
          <table:table-cell office:value-type="float" office:value="1074">
            <text:p>1074</text:p>
          </table:table-cell>
          <table:table-cell/>
          <table:table-cell table:formula="of:=CONCATENATE(&quot;insert  into permissions (id,  mandant,perm_permission,oid) values ('&quot;;[.A76];&quot;','&quot;;[.B76];&quot;','&quot;;[.C76];&quot;','&quot;;[.D76];&quot;');&quot;)" office:value-type="string" office:string-value="insert  into permissions (id,  mandant,perm_permission,oid) values ('1074','2','PERM_readByUsernameUserAuthority','1074');">
            <text:p>insert <text:s/>into permissions (id, <text:s/>mandant,perm_permission,oid) values ('1074','2','PERM_readByUsernameUserAuthority','1074');</text:p>
          </table:table-cell>
          <table:table-cell table:number-columns-repeated="5"/>
        </table:table-row>
        <table:table-row table:style-name="ro1">
          <table:table-cell office:value-type="float" office:value="1075">
            <text:p>1075</text:p>
          </table:table-cell>
          <table:table-cell office:value-type="float" office:value="2">
            <text:p>2</text:p>
          </table:table-cell>
          <table:table-cell office:value-type="string">
            <text:p>PERM_readUserAuthority</text:p>
          </table:table-cell>
          <table:table-cell office:value-type="float" office:value="1075">
            <text:p>1075</text:p>
          </table:table-cell>
          <table:table-cell/>
          <table:table-cell table:formula="of:=CONCATENATE(&quot;insert  into permissions (id,  mandant,perm_permission,oid) values ('&quot;;[.A77];&quot;','&quot;;[.B77];&quot;','&quot;;[.C77];&quot;','&quot;;[.D77];&quot;');&quot;)" office:value-type="string" office:string-value="insert  into permissions (id,  mandant,perm_permission,oid) values ('1075','2','PERM_readUserAuthority','1075');">
            <text:p>insert <text:s/>into permissions (id, <text:s/>mandant,perm_permission,oid) values ('1075','2','PERM_readUserAuthority','1075');</text:p>
          </table:table-cell>
          <table:table-cell table:number-columns-repeated="5"/>
        </table:table-row>
        <table:table-row table:style-name="ro1">
          <table:table-cell office:value-type="float" office:value="1076">
            <text:p>1076</text:p>
          </table:table-cell>
          <table:table-cell office:value-type="float" office:value="2">
            <text:p>2</text:p>
          </table:table-cell>
          <table:table-cell office:value-type="string">
            <text:p>PERM_saveUserAuthority</text:p>
          </table:table-cell>
          <table:table-cell office:value-type="float" office:value="1076">
            <text:p>1076</text:p>
          </table:table-cell>
          <table:table-cell/>
          <table:table-cell table:formula="of:=CONCATENATE(&quot;insert  into permissions (id,  mandant,perm_permission,oid) values ('&quot;;[.A78];&quot;','&quot;;[.B78];&quot;','&quot;;[.C78];&quot;','&quot;;[.D78];&quot;');&quot;)" office:value-type="string" office:string-value="insert  into permissions (id,  mandant,perm_permission,oid) values ('1076','2','PERM_saveUserAuthority','1076');">
            <text:p>insert <text:s/>into permissions (id, <text:s/>mandant,perm_permission,oid) values ('1076','2','PERM_saveUserAuthority','1076');</text:p>
          </table:table-cell>
          <table:table-cell table:number-columns-repeated="5"/>
        </table:table-row>
        <table:table-row table:style-name="ro1">
          <table:table-cell office:value-type="float" office:value="1077">
            <text:p>1077</text:p>
          </table:table-cell>
          <table:table-cell office:value-type="float" office:value="2">
            <text:p>2</text:p>
          </table:table-cell>
          <table:table-cell office:value-type="string">
            <text:p>PERM_deleteUserAuthority</text:p>
          </table:table-cell>
          <table:table-cell office:value-type="float" office:value="1077">
            <text:p>1077</text:p>
          </table:table-cell>
          <table:table-cell/>
          <table:table-cell table:formula="of:=CONCATENATE(&quot;insert  into permissions (id,  mandant,perm_permission,oid) values ('&quot;;[.A79];&quot;','&quot;;[.B79];&quot;','&quot;;[.C79];&quot;','&quot;;[.D79];&quot;');&quot;)" office:value-type="string" office:string-value="insert  into permissions (id,  mandant,perm_permission,oid) values ('1077','2','PERM_deleteUserAuthority','1077');">
            <text:p>insert <text:s/>into permissions (id, <text:s/>mandant,perm_permission,oid) values ('1077','2','PERM_deleteUserAuthority','1077');</text:p>
          </table:table-cell>
          <table:table-cell table:number-columns-repeated="5"/>
        </table:table-row>
        <table:table-row table:style-name="ro1">
          <table:table-cell office:value-type="float" office:value="1078">
            <text:p>1078</text:p>
          </table:table-cell>
          <table:table-cell office:value-type="float" office:value="2">
            <text:p>2</text:p>
          </table:table-cell>
          <table:table-cell office:value-type="string">
            <text:p>PERM_queryUser</text:p>
          </table:table-cell>
          <table:table-cell office:value-type="float" office:value="1078">
            <text:p>1078</text:p>
          </table:table-cell>
          <table:table-cell/>
          <table:table-cell table:formula="of:=CONCATENATE(&quot;insert  into permissions (id,  mandant,perm_permission,oid) values ('&quot;;[.A80];&quot;','&quot;;[.B80];&quot;','&quot;;[.C80];&quot;','&quot;;[.D80];&quot;');&quot;)" office:value-type="string" office:string-value="insert  into permissions (id,  mandant,perm_permission,oid) values ('1078','2','PERM_queryUser','1078');">
            <text:p>insert <text:s/>into permissions (id, <text:s/>mandant,perm_permission,oid) values ('1078','2','PERM_queryUser','1078');</text:p>
          </table:table-cell>
          <table:table-cell table:number-columns-repeated="5"/>
        </table:table-row>
        <table:table-row table:style-name="ro1">
          <table:table-cell office:value-type="float" office:value="1079">
            <text:p>1079</text:p>
          </table:table-cell>
          <table:table-cell office:value-type="float" office:value="2">
            <text:p>2</text:p>
          </table:table-cell>
          <table:table-cell office:value-type="string">
            <text:p>PERM_newUser</text:p>
          </table:table-cell>
          <table:table-cell office:value-type="float" office:value="1079">
            <text:p>1079</text:p>
          </table:table-cell>
          <table:table-cell/>
          <table:table-cell table:formula="of:=CONCATENATE(&quot;insert  into permissions (id,  mandant,perm_permission,oid) values ('&quot;;[.A81];&quot;','&quot;;[.B81];&quot;','&quot;;[.C81];&quot;','&quot;;[.D81];&quot;');&quot;)" office:value-type="string" office:string-value="insert  into permissions (id,  mandant,perm_permission,oid) values ('1079','2','PERM_newUser','1079');">
            <text:p>insert <text:s/>into permissions (id, <text:s/>mandant,perm_permission,oid) values ('1079','2','PERM_newUser','1079');</text:p>
          </table:table-cell>
          <table:table-cell table:number-columns-repeated="5"/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2">
            <text:p>2</text:p>
          </table:table-cell>
          <table:table-cell office:value-type="string">
            <text:p>PERM_readUser</text:p>
          </table:table-cell>
          <table:table-cell office:value-type="float" office:value="1080">
            <text:p>1080</text:p>
          </table:table-cell>
          <table:table-cell/>
          <table:table-cell table:formula="of:=CONCATENATE(&quot;insert  into permissions (id,  mandant,perm_permission,oid) values ('&quot;;[.A82];&quot;','&quot;;[.B82];&quot;','&quot;;[.C82];&quot;','&quot;;[.D82];&quot;');&quot;)" office:value-type="string" office:string-value="insert  into permissions (id,  mandant,perm_permission,oid) values ('1080','2','PERM_readUser','1080');">
            <text:p>insert <text:s/>into permissions (id, <text:s/>mandant,perm_permission,oid) values ('1080','2','PERM_readUser','1080');</text:p>
          </table:table-cell>
          <table:table-cell table:number-columns-repeated="5"/>
        </table:table-row>
        <table:table-row table:style-name="ro1">
          <table:table-cell office:value-type="float" office:value="1081">
            <text:p>1081</text:p>
          </table:table-cell>
          <table:table-cell office:value-type="float" office:value="2">
            <text:p>2</text:p>
          </table:table-cell>
          <table:table-cell office:value-type="string">
            <text:p>PERM_readUsername</text:p>
          </table:table-cell>
          <table:table-cell office:value-type="float" office:value="1081">
            <text:p>1081</text:p>
          </table:table-cell>
          <table:table-cell/>
          <table:table-cell table:formula="of:=CONCATENATE(&quot;insert  into permissions (id,  mandant,perm_permission,oid) values ('&quot;;[.A83];&quot;','&quot;;[.B83];&quot;','&quot;;[.C83];&quot;','&quot;;[.D83];&quot;');&quot;)" office:value-type="string" office:string-value="insert  into permissions (id,  mandant,perm_permission,oid) values ('1081','2','PERM_readUsername','1081');">
            <text:p>insert <text:s/>into permissions (id, <text:s/>mandant,perm_permission,oid) values ('1081','2','PERM_readUsername','1081');</text:p>
          </table:table-cell>
          <table:table-cell table:number-columns-repeated="5"/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2">
            <text:p>2</text:p>
          </table:table-cell>
          <table:table-cell office:value-type="string">
            <text:p>PERM_updateUser</text:p>
          </table:table-cell>
          <table:table-cell office:value-type="float" office:value="1082">
            <text:p>1082</text:p>
          </table:table-cell>
          <table:table-cell/>
          <table:table-cell table:formula="of:=CONCATENATE(&quot;insert  into permissions (id,  mandant,perm_permission,oid) values ('&quot;;[.A84];&quot;','&quot;;[.B84];&quot;','&quot;;[.C84];&quot;','&quot;;[.D84];&quot;');&quot;)" office:value-type="string" office:string-value="insert  into permissions (id,  mandant,perm_permission,oid) values ('1082','2','PERM_updateUser','1082');">
            <text:p>insert <text:s/>into permissions (id, <text:s/>mandant,perm_permission,oid) values ('1082','2','PERM_updateUser','1082');</text:p>
          </table:table-cell>
          <table:table-cell table:number-columns-repeated="5"/>
        </table:table-row>
        <table:table-row table:style-name="ro1">
          <table:table-cell office:value-type="float" office:value="1083">
            <text:p>1083</text:p>
          </table:table-cell>
          <table:table-cell office:value-type="float" office:value="2">
            <text:p>2</text:p>
          </table:table-cell>
          <table:table-cell office:value-type="string">
            <text:p>PERM_saveUser</text:p>
          </table:table-cell>
          <table:table-cell office:value-type="float" office:value="1083">
            <text:p>1083</text:p>
          </table:table-cell>
          <table:table-cell/>
          <table:table-cell table:formula="of:=CONCATENATE(&quot;insert  into permissions (id,  mandant,perm_permission,oid) values ('&quot;;[.A85];&quot;','&quot;;[.B85];&quot;','&quot;;[.C85];&quot;','&quot;;[.D85];&quot;');&quot;)" office:value-type="string" office:string-value="insert  into permissions (id,  mandant,perm_permission,oid) values ('1083','2','PERM_saveUser','1083');">
            <text:p>insert <text:s/>into permissions (id, <text:s/>mandant,perm_permission,oid) values ('1083','2','PERM_saveUser','1083');</text:p>
          </table:table-cell>
          <table:table-cell table:number-columns-repeated="5"/>
        </table:table-row>
        <table:table-row table:style-name="ro1">
          <table:table-cell office:value-type="float" office:value="1084">
            <text:p>1084</text:p>
          </table:table-cell>
          <table:table-cell office:value-type="float" office:value="2">
            <text:p>2</text:p>
          </table:table-cell>
          <table:table-cell office:value-type="string">
            <text:p>PERM_deleteUser</text:p>
          </table:table-cell>
          <table:table-cell office:value-type="float" office:value="1084">
            <text:p>1084</text:p>
          </table:table-cell>
          <table:table-cell/>
          <table:table-cell table:formula="of:=CONCATENATE(&quot;insert  into permissions (id,  mandant,perm_permission,oid) values ('&quot;;[.A86];&quot;','&quot;;[.B86];&quot;','&quot;;[.C86];&quot;','&quot;;[.D86];&quot;');&quot;)" office:value-type="string" office:string-value="insert  into permissions (id,  mandant,perm_permission,oid) values ('1084','2','PERM_deleteUser','1084');">
            <text:p>insert <text:s/>into permissions (id, <text:s/>mandant,perm_permission,oid) values ('1084','2','PERM_deleteUser','1084');</text:p>
          </table:table-cell>
          <table:table-cell table:number-columns-repeated="5"/>
        </table:table-row>
        <table:table-row table:style-name="ro1">
          <table:table-cell office:value-type="float" office:value="1085">
            <text:p>1085</text:p>
          </table:table-cell>
          <table:table-cell office:value-type="float" office:value="2">
            <text:p>2</text:p>
          </table:table-cell>
          <table:table-cell office:value-type="string">
            <text:p>PERM_addMandantUser</text:p>
          </table:table-cell>
          <table:table-cell office:value-type="float" office:value="1085">
            <text:p>1085</text:p>
          </table:table-cell>
          <table:table-cell/>
          <table:table-cell table:formula="of:=CONCATENATE(&quot;insert  into permissions (id,  mandant,perm_permission,oid) values ('&quot;;[.A87];&quot;','&quot;;[.B87];&quot;','&quot;;[.C87];&quot;','&quot;;[.D87];&quot;');&quot;)" office:value-type="string" office:string-value="insert  into permissions (id,  mandant,perm_permission,oid) values ('1085','2','PERM_addMandantUser','1085');">
            <text:p>insert <text:s/>into permissions (id, <text:s/>mandant,perm_permission,oid) values ('1085','2','PERM_addMandantUser','1085');</text:p>
          </table:table-cell>
          <table:table-cell table:number-columns-repeated="5"/>
        </table:table-row>
        <table:table-row table:style-name="ro1">
          <table:table-cell office:value-type="float" office:value="1086">
            <text:p>1086</text:p>
          </table:table-cell>
          <table:table-cell office:value-type="float" office:value="2">
            <text:p>2</text:p>
          </table:table-cell>
          <table:table-cell office:value-type="string">
            <text:p>PERM_copyUser</text:p>
          </table:table-cell>
          <table:table-cell office:value-type="float" office:value="1086">
            <text:p>1086</text:p>
          </table:table-cell>
          <table:table-cell/>
          <table:table-cell table:formula="of:=CONCATENATE(&quot;insert  into permissions (id,  mandant,perm_permission,oid) values ('&quot;;[.A88];&quot;','&quot;;[.B88];&quot;','&quot;;[.C88];&quot;','&quot;;[.D88];&quot;');&quot;)" office:value-type="string" office:string-value="insert  into permissions (id,  mandant,perm_permission,oid) values ('1086','2','PERM_copyUser','1086');">
            <text:p>insert <text:s/>into permissions (id, <text:s/>mandant,perm_permission,oid) values ('1086','2','PERM_copyUser','1086');</text:p>
          </table:table-cell>
          <table:table-cell table:number-columns-repeated="5"/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2">
            <text:p>2</text:p>
          </table:table-cell>
          <table:table-cell office:value-type="string">
            <text:p>PERM_queryWohnung</text:p>
          </table:table-cell>
          <table:table-cell office:value-type="float" office:value="1087">
            <text:p>1087</text:p>
          </table:table-cell>
          <table:table-cell/>
          <table:table-cell table:formula="of:=CONCATENATE(&quot;insert  into permissions (id,  mandant,perm_permission,oid) values ('&quot;;[.A89];&quot;','&quot;;[.B89];&quot;','&quot;;[.C89];&quot;','&quot;;[.D89];&quot;');&quot;)" office:value-type="string" office:string-value="insert  into permissions (id,  mandant,perm_permission,oid) values ('1087','2','PERM_queryWohnung','1087');">
            <text:p>insert <text:s/>into permissions (id, <text:s/>mandant,perm_permission,oid) values ('1087','2','PERM_queryWohnung','1087');</text:p>
          </table:table-cell>
          <table:table-cell table:number-columns-repeated="5"/>
        </table:table-row>
        <table:table-row table:style-name="ro1">
          <table:table-cell office:value-type="float" office:value="1088">
            <text:p>1088</text:p>
          </table:table-cell>
          <table:table-cell office:value-type="float" office:value="2">
            <text:p>2</text:p>
          </table:table-cell>
          <table:table-cell office:value-type="string">
            <text:p>PERM_newWohnung</text:p>
          </table:table-cell>
          <table:table-cell office:value-type="float" office:value="1088">
            <text:p>1088</text:p>
          </table:table-cell>
          <table:table-cell/>
          <table:table-cell table:formula="of:=CONCATENATE(&quot;insert  into permissions (id,  mandant,perm_permission,oid) values ('&quot;;[.A90];&quot;','&quot;;[.B90];&quot;','&quot;;[.C90];&quot;','&quot;;[.D90];&quot;');&quot;)" office:value-type="string" office:string-value="insert  into permissions (id,  mandant,perm_permission,oid) values ('1088','2','PERM_newWohnung','1088');">
            <text:p>insert <text:s/>into permissions (id, <text:s/>mandant,perm_permission,oid) values ('1088','2','PERM_newWohnung','1088');</text:p>
          </table:table-cell>
          <table:table-cell table:number-columns-repeated="5"/>
        </table:table-row>
        <table:table-row table:style-name="ro1">
          <table:table-cell office:value-type="float" office:value="1089">
            <text:p>1089</text:p>
          </table:table-cell>
          <table:table-cell office:value-type="float" office:value="2">
            <text:p>2</text:p>
          </table:table-cell>
          <table:table-cell office:value-type="string">
            <text:p>PERM_copyWohnung</text:p>
          </table:table-cell>
          <table:table-cell office:value-type="float" office:value="1089">
            <text:p>1089</text:p>
          </table:table-cell>
          <table:table-cell/>
          <table:table-cell table:formula="of:=CONCATENATE(&quot;insert  into permissions (id,  mandant,perm_permission,oid) values ('&quot;;[.A91];&quot;','&quot;;[.B91];&quot;','&quot;;[.C91];&quot;','&quot;;[.D91];&quot;');&quot;)" office:value-type="string" office:string-value="insert  into permissions (id,  mandant,perm_permission,oid) values ('1089','2','PERM_copyWohnung','1089');">
            <text:p>insert <text:s/>into permissions (id, <text:s/>mandant,perm_permission,oid) values ('1089','2','PERM_copyWohnung','1089');</text:p>
          </table:table-cell>
          <table:table-cell table:number-columns-repeated="5"/>
        </table:table-row>
        <table:table-row table:style-name="ro1">
          <table:table-cell office:value-type="float" office:value="1090">
            <text:p>1090</text:p>
          </table:table-cell>
          <table:table-cell office:value-type="float" office:value="2">
            <text:p>2</text:p>
          </table:table-cell>
          <table:table-cell office:value-type="string">
            <text:p>PERM_readWohnung</text:p>
          </table:table-cell>
          <table:table-cell office:value-type="float" office:value="1090">
            <text:p>1090</text:p>
          </table:table-cell>
          <table:table-cell/>
          <table:table-cell table:formula="of:=CONCATENATE(&quot;insert  into permissions (id,  mandant,perm_permission,oid) values ('&quot;;[.A92];&quot;','&quot;;[.B92];&quot;','&quot;;[.C92];&quot;','&quot;;[.D92];&quot;');&quot;)" office:value-type="string" office:string-value="insert  into permissions (id,  mandant,perm_permission,oid) values ('1090','2','PERM_readWohnung','1090');">
            <text:p>insert <text:s/>into permissions (id, <text:s/>mandant,perm_permission,oid) values ('1090','2','PERM_readWohnung','1090');</text:p>
          </table:table-cell>
          <table:table-cell table:number-columns-repeated="5"/>
        </table:table-row>
        <table:table-row table:style-name="ro1">
          <table:table-cell office:value-type="float" office:value="1091">
            <text:p>1091</text:p>
          </table:table-cell>
          <table:table-cell office:value-type="float" office:value="2">
            <text:p>2</text:p>
          </table:table-cell>
          <table:table-cell office:value-type="string">
            <text:p>PERM_updateWohnung</text:p>
          </table:table-cell>
          <table:table-cell office:value-type="float" office:value="1091">
            <text:p>1091</text:p>
          </table:table-cell>
          <table:table-cell/>
          <table:table-cell table:formula="of:=CONCATENATE(&quot;insert  into permissions (id,  mandant,perm_permission,oid) values ('&quot;;[.A93];&quot;','&quot;;[.B93];&quot;','&quot;;[.C93];&quot;','&quot;;[.D93];&quot;');&quot;)" office:value-type="string" office:string-value="insert  into permissions (id,  mandant,perm_permission,oid) values ('1091','2','PERM_updateWohnung','1091');">
            <text:p>insert <text:s/>into permissions (id, <text:s/>mandant,perm_permission,oid) values ('1091','2','PERM_updateWohnung','1091');</text:p>
          </table:table-cell>
          <table:table-cell table:number-columns-repeated="5"/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2">
            <text:p>2</text:p>
          </table:table-cell>
          <table:table-cell office:value-type="string">
            <text:p>PERM_saveWohnung</text:p>
          </table:table-cell>
          <table:table-cell office:value-type="float" office:value="1092">
            <text:p>1092</text:p>
          </table:table-cell>
          <table:table-cell/>
          <table:table-cell table:formula="of:=CONCATENATE(&quot;insert  into permissions (id,  mandant,perm_permission,oid) values ('&quot;;[.A94];&quot;','&quot;;[.B94];&quot;','&quot;;[.C94];&quot;','&quot;;[.D94];&quot;');&quot;)" office:value-type="string" office:string-value="insert  into permissions (id,  mandant,perm_permission,oid) values ('1092','2','PERM_saveWohnung','1092');">
            <text:p>insert <text:s/>into permissions (id, <text:s/>mandant,perm_permission,oid) values ('1092','2','PERM_saveWohnung','1092');</text:p>
          </table:table-cell>
          <table:table-cell table:number-columns-repeated="5"/>
        </table:table-row>
        <table:table-row table:style-name="ro1">
          <table:table-cell office:value-type="float" office:value="1093">
            <text:p>1093</text:p>
          </table:table-cell>
          <table:table-cell office:value-type="float" office:value="2">
            <text:p>2</text:p>
          </table:table-cell>
          <table:table-cell office:value-type="string">
            <text:p>PERM_deleteWohnung</text:p>
          </table:table-cell>
          <table:table-cell office:value-type="float" office:value="1093">
            <text:p>1093</text:p>
          </table:table-cell>
          <table:table-cell/>
          <table:table-cell table:formula="of:=CONCATENATE(&quot;insert  into permissions (id,  mandant,perm_permission,oid) values ('&quot;;[.A95];&quot;','&quot;;[.B95];&quot;','&quot;;[.C95];&quot;','&quot;;[.D95];&quot;');&quot;)" office:value-type="string" office:string-value="insert  into permissions (id,  mandant,perm_permission,oid) values ('1093','2','PERM_deleteWohnung','1093');">
            <text:p>insert <text:s/>into permissions (id, <text:s/>mandant,perm_permission,oid) values ('1093','2','PERM_deleteWohnung','1093');</text:p>
          </table:table-cell>
          <table:table-cell table:number-columns-repeated="5"/>
        </table:table-row>
        <table:table-row table:style-name="ro1">
          <table:table-cell office:value-type="float" office:value="1094">
            <text:p>1094</text:p>
          </table:table-cell>
          <table:table-cell office:value-type="float" office:value="2">
            <text:p>2</text:p>
          </table:table-cell>
          <table:table-cell office:value-type="string">
            <text:p>PERM_readWohnungAdresse</text:p>
          </table:table-cell>
          <table:table-cell office:value-type="float" office:value="1094">
            <text:p>1094</text:p>
          </table:table-cell>
          <table:table-cell/>
          <table:table-cell table:formula="of:=CONCATENATE(&quot;insert  into permissions (id,  mandant,perm_permission,oid) values ('&quot;;[.A96];&quot;','&quot;;[.B96];&quot;','&quot;;[.C96];&quot;','&quot;;[.D96];&quot;');&quot;)" office:value-type="string" office:string-value="insert  into permissions (id,  mandant,perm_permission,oid) values ('1094','2','PERM_readWohnungAdresse','1094');">
            <text:p>insert <text:s/>into permissions (id, <text:s/>mandant,perm_permission,oid) values ('1094','2','PERM_readWohnungAdresse','1094');</text:p>
          </table:table-cell>
          <table:table-cell table:number-columns-repeated="5"/>
        </table:table-row>
        <table:table-row table:style-name="ro1">
          <table:table-cell office:value-type="float" office:value="1095">
            <text:p>1095</text:p>
          </table:table-cell>
          <table:table-cell office:value-type="float" office:value="2">
            <text:p>2</text:p>
          </table:table-cell>
          <table:table-cell office:value-type="string">
            <text:p>PERM_addAdresseWohnung</text:p>
          </table:table-cell>
          <table:table-cell office:value-type="float" office:value="1095">
            <text:p>1095</text:p>
          </table:table-cell>
          <table:table-cell/>
          <table:table-cell table:formula="of:=CONCATENATE(&quot;insert  into permissions (id,  mandant,perm_permission,oid) values ('&quot;;[.A97];&quot;','&quot;;[.B97];&quot;','&quot;;[.C97];&quot;','&quot;;[.D97];&quot;');&quot;)" office:value-type="string" office:string-value="insert  into permissions (id,  mandant,perm_permission,oid) values ('1095','2','PERM_addAdresseWohnung','1095');">
            <text:p>insert <text:s/>into permissions (id, <text:s/>mandant,perm_permission,oid) values ('1095','2','PERM_addAdresseWohnung','1095');</text:p>
          </table:table-cell>
          <table:table-cell table:number-columns-repeated="5"/>
        </table:table-row>
        <table:table-row table:style-name="ro1">
          <table:table-cell office:value-type="float" office:value="1096">
            <text:p>1096</text:p>
          </table:table-cell>
          <table:table-cell office:value-type="float" office:value="2">
            <text:p>2</text:p>
          </table:table-cell>
          <table:table-cell office:value-type="string">
            <text:p>PERM_releaseWohnungBuerger</text:p>
          </table:table-cell>
          <table:table-cell office:value-type="float" office:value="1096">
            <text:p>1096</text:p>
          </table:table-cell>
          <table:table-cell/>
          <table:table-cell table:formula="of:=CONCATENATE(&quot;insert  into permissions (id,  mandant,perm_permission,oid) values ('&quot;;[.A98];&quot;','&quot;;[.B98];&quot;','&quot;;[.C98];&quot;','&quot;;[.D98];&quot;');&quot;)" office:value-type="string" office:string-value="insert  into permissions (id,  mandant,perm_permission,oid) values ('1096','2','PERM_releaseWohnungBuerger','1096');">
            <text:p>insert <text:s/>into permissions (id, <text:s/>mandant,perm_permission,oid) values ('1096','2','PERM_releaseWohnungBuerger','1096');</text:p>
          </table:table-cell>
          <table:table-cell table:style-name="Default" table:number-columns-repeated="5"/>
        </table:table-row>
        <table:table-row table:style-name="ro1">
          <table:table-cell office:value-type="float" office:value="1097">
            <text:p>1097</text:p>
          </table:table-cell>
          <table:table-cell office:value-type="float" office:value="2">
            <text:p>2</text:p>
          </table:table-cell>
          <table:table-cell office:value-type="string">
            <text:p>PERM_releaseWohnungAllBuerger</text:p>
          </table:table-cell>
          <table:table-cell office:value-type="float" office:value="1097">
            <text:p>1097</text:p>
          </table:table-cell>
          <table:table-cell/>
          <table:table-cell table:formula="of:=CONCATENATE(&quot;insert  into permissions (id,  mandant,perm_permission,oid) values ('&quot;;[.A99];&quot;','&quot;;[.B99];&quot;','&quot;;[.C99];&quot;','&quot;;[.D99];&quot;');&quot;)" office:value-type="string" office:string-value="insert  into permissions (id,  mandant,perm_permission,oid) values ('1097','2','PERM_releaseWohnungAllBuerger','1097');">
            <text:p>insert <text:s/>into permissions (id, <text:s/>mandant,perm_permission,oid) values ('1097','2','PERM_releaseWohnungAllBuerger','1097');</text:p>
          </table:table-cell>
          <table:table-cell table:style-name="Default" table:number-columns-repeated="5"/>
        </table:table-row>
        <table:table-row table:style-name="ro1">
          <table:table-cell office:value-type="float" office:value="1098">
            <text:p>1098</text:p>
          </table:table-cell>
          <table:table-cell office:value-type="float" office:value="2">
            <text:p>2</text:p>
          </table:table-cell>
          <table:table-cell office:value-type="string">
            <text:p>PERM_readWohnungBuerger</text:p>
          </table:table-cell>
          <table:table-cell office:value-type="float" office:value="1098">
            <text:p>1098</text:p>
          </table:table-cell>
          <table:table-cell/>
          <table:table-cell table:formula="of:=CONCATENATE(&quot;insert  into permissions (id,  mandant,perm_permission,oid) values ('&quot;;[.A100];&quot;','&quot;;[.B100];&quot;','&quot;;[.C100];&quot;','&quot;;[.D100];&quot;');&quot;)" office:value-type="string" office:string-value="insert  into permissions (id,  mandant,perm_permission,oid) values ('1098','2','PERM_readWohnungBuerger','1098');">
            <text:p>insert <text:s/>into permissions (id, <text:s/>mandant,perm_permission,oid) values ('1098','2','PERM_readWohnungBuerger','1098');</text:p>
          </table:table-cell>
          <table:table-cell table:style-name="Default" table:number-columns-repeated="5"/>
        </table:table-row>
        <table:table-row table:style-name="ro1">
          <table:table-cell office:value-type="float" office:value="1099">
            <text:p>1099</text:p>
          </table:table-cell>
          <table:table-cell office:value-type="float" office:value="2">
            <text:p>2</text:p>
          </table:table-cell>
          <table:table-cell office:value-type="string">
            <text:p>PERM_releaseBuergerElternteil</text:p>
          </table:table-cell>
          <table:table-cell office:value-type="float" office:value="1099">
            <text:p>1099</text:p>
          </table:table-cell>
          <table:table-cell/>
          <table:table-cell table:formula="of:=CONCATENATE(&quot;insert  into permissions (id,  mandant,perm_permission,oid) values ('&quot;;[.A101];&quot;','&quot;;[.B101];&quot;','&quot;;[.C101];&quot;','&quot;;[.D101];&quot;');&quot;)" office:value-type="string" office:string-value="insert  into permissions (id,  mandant,perm_permission,oid) values ('1099','2','PERM_releaseBuergerElternteil','1099');">
            <text:p>insert <text:s/>into permissions (id, <text:s/>mandant,perm_permission,oid) values ('1099','2','PERM_releaseBuergerElternteil','1099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PERM_releaseBuergerEltern</text:p>
          </table:table-cell>
          <table:table-cell office:value-type="float" office:value="1100">
            <text:p>1100</text:p>
          </table:table-cell>
          <table:table-cell/>
          <table:table-cell table:formula="of:=CONCATENATE(&quot;insert  into permissions (id,  mandant,perm_permission,oid) values ('&quot;;[.A102];&quot;','&quot;;[.B102];&quot;','&quot;;[.C102];&quot;','&quot;;[.D102];&quot;');&quot;)" office:value-type="string" office:string-value="insert  into permissions (id,  mandant,perm_permission,oid) values ('1100','2','PERM_releaseBuergerEltern','1100');">
            <text:p>insert <text:s/>into permissions (id, <text:s/>mandant,perm_permission,oid) values ('1100','2','PERM_releaseBuergerEltern','1100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01">
            <text:p>1101</text:p>
          </table:table-cell>
          <table:table-cell office:value-type="float" office:value="2">
            <text:p>2</text:p>
          </table:table-cell>
          <table:table-cell office:value-type="string">
            <text:p>PERM_readEltern</text:p>
          </table:table-cell>
          <table:table-cell office:value-type="float" office:value="1101">
            <text:p>1101</text:p>
          </table:table-cell>
          <table:table-cell/>
          <table:table-cell table:formula="of:=CONCATENATE(&quot;insert  into permissions (id,  mandant,perm_permission,oid) values ('&quot;;[.A103];&quot;','&quot;;[.B103];&quot;','&quot;;[.C103];&quot;','&quot;;[.D103];&quot;');&quot;)" office:value-type="string" office:string-value="insert  into permissions (id,  mandant,perm_permission,oid) values ('1101','2','PERM_readEltern','1101');">
            <text:p>insert <text:s/>into permissions (id, <text:s/>mandant,perm_permission,oid) values ('1101','2','PERM_readEltern','1101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02">
            <text:p>1102</text:p>
          </table:table-cell>
          <table:table-cell office:value-type="float" office:value="2">
            <text:p>2</text:p>
          </table:table-cell>
          <table:table-cell office:value-type="string">
            <text:p>PERM_newSachbearbeiter</text:p>
          </table:table-cell>
          <table:table-cell office:value-type="float" office:value="1102">
            <text:p>1102</text:p>
          </table:table-cell>
          <table:table-cell/>
          <table:table-cell table:formula="of:=CONCATENATE(&quot;insert  into permissions (id,  mandant,perm_permission,oid) values ('&quot;;[.A104];&quot;','&quot;;[.B104];&quot;','&quot;;[.C104];&quot;','&quot;;[.D104];&quot;');&quot;)" office:value-type="string" office:string-value="insert  into permissions (id,  mandant,perm_permission,oid) values ('1102','2','PERM_newSachbearbeiter','1102');">
            <text:p>insert <text:s/>into permissions (id, <text:s/>mandant,perm_permission,oid) values ('1102','2','PERM_newSachbearbeiter','1102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03">
            <text:p>1103</text:p>
          </table:table-cell>
          <table:table-cell office:value-type="float" office:value="2">
            <text:p>2</text:p>
          </table:table-cell>
          <table:table-cell office:value-type="string">
            <text:p>PERM_querySachbearbeiter</text:p>
          </table:table-cell>
          <table:table-cell office:value-type="float" office:value="1103">
            <text:p>1103</text:p>
          </table:table-cell>
          <table:table-cell/>
          <table:table-cell table:formula="of:=CONCATENATE(&quot;insert  into permissions (id,  mandant,perm_permission,oid) values ('&quot;;[.A105];&quot;','&quot;;[.B105];&quot;','&quot;;[.C105];&quot;','&quot;;[.D105];&quot;');&quot;)" office:value-type="string" office:string-value="insert  into permissions (id,  mandant,perm_permission,oid) values ('1103','2','PERM_querySachbearbeiter','1103');">
            <text:p>insert <text:s/>into permissions (id, <text:s/>mandant,perm_permission,oid) values ('1103','2','PERM_querySachbearbeiter','1103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04">
            <text:p>1104</text:p>
          </table:table-cell>
          <table:table-cell office:value-type="float" office:value="2">
            <text:p>2</text:p>
          </table:table-cell>
          <table:table-cell office:value-type="string">
            <text:p>PERM_copySachbearbeiter</text:p>
          </table:table-cell>
          <table:table-cell office:value-type="float" office:value="1104">
            <text:p>1104</text:p>
          </table:table-cell>
          <table:table-cell/>
          <table:table-cell table:formula="of:=CONCATENATE(&quot;insert  into permissions (id,  mandant,perm_permission,oid) values ('&quot;;[.A106];&quot;','&quot;;[.B106];&quot;','&quot;;[.C106];&quot;','&quot;;[.D106];&quot;');&quot;)" office:value-type="string" office:string-value="insert  into permissions (id,  mandant,perm_permission,oid) values ('1104','2','PERM_copySachbearbeiter','1104');">
            <text:p>insert <text:s/>into permissions (id, <text:s/>mandant,perm_permission,oid) values ('1104','2','PERM_copySachbearbeiter','1104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2">
            <text:p>2</text:p>
          </table:table-cell>
          <table:table-cell office:value-type="string">
            <text:p>PERM_readSachbearbeiter</text:p>
          </table:table-cell>
          <table:table-cell office:value-type="float" office:value="1105">
            <text:p>1105</text:p>
          </table:table-cell>
          <table:table-cell/>
          <table:table-cell table:formula="of:=CONCATENATE(&quot;insert  into permissions (id,  mandant,perm_permission,oid) values ('&quot;;[.A107];&quot;','&quot;;[.B107];&quot;','&quot;;[.C107];&quot;','&quot;;[.D107];&quot;');&quot;)" office:value-type="string" office:string-value="insert  into permissions (id,  mandant,perm_permission,oid) values ('1105','2','PERM_readSachbearbeiter','1105');">
            <text:p>insert <text:s/>into permissions (id, <text:s/>mandant,perm_permission,oid) values ('1105','2','PERM_readSachbearbeiter','1105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06">
            <text:p>1106</text:p>
          </table:table-cell>
          <table:table-cell office:value-type="float" office:value="2">
            <text:p>2</text:p>
          </table:table-cell>
          <table:table-cell office:value-type="string">
            <text:p>PERM_updateSachbearbeiter</text:p>
          </table:table-cell>
          <table:table-cell office:value-type="float" office:value="1106">
            <text:p>1106</text:p>
          </table:table-cell>
          <table:table-cell/>
          <table:table-cell table:formula="of:=CONCATENATE(&quot;insert  into permissions (id,  mandant,perm_permission,oid) values ('&quot;;[.A108];&quot;','&quot;;[.B108];&quot;','&quot;;[.C108];&quot;','&quot;;[.D108];&quot;');&quot;)" office:value-type="string" office:string-value="insert  into permissions (id,  mandant,perm_permission,oid) values ('1106','2','PERM_updateSachbearbeiter','1106');">
            <text:p>insert <text:s/>into permissions (id, <text:s/>mandant,perm_permission,oid) values ('1106','2','PERM_updateSachbearbeiter','1106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07">
            <text:p>1107</text:p>
          </table:table-cell>
          <table:table-cell office:value-type="float" office:value="2">
            <text:p>2</text:p>
          </table:table-cell>
          <table:table-cell office:value-type="string">
            <text:p>PERM_saveSachbearbeiter</text:p>
          </table:table-cell>
          <table:table-cell office:value-type="float" office:value="1107">
            <text:p>1107</text:p>
          </table:table-cell>
          <table:table-cell/>
          <table:table-cell table:formula="of:=CONCATENATE(&quot;insert  into permissions (id,  mandant,perm_permission,oid) values ('&quot;;[.A109];&quot;','&quot;;[.B109];&quot;','&quot;;[.C109];&quot;','&quot;;[.D109];&quot;');&quot;)" office:value-type="string" office:string-value="insert  into permissions (id,  mandant,perm_permission,oid) values ('1107','2','PERM_saveSachbearbeiter','1107');">
            <text:p>insert <text:s/>into permissions (id, <text:s/>mandant,perm_permission,oid) values ('1107','2','PERM_saveSachbearbeiter','1107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8">
            <text:p>1108</text:p>
          </table:table-cell>
          <table:table-cell office:value-type="float" office:value="2">
            <text:p>2</text:p>
          </table:table-cell>
          <table:table-cell office:value-type="string">
            <text:p>PERM_deleteSachbearbeiter</text:p>
          </table:table-cell>
          <table:table-cell office:value-type="float" office:value="1108">
            <text:p>1108</text:p>
          </table:table-cell>
          <table:table-cell/>
          <table:table-cell table:formula="of:=CONCATENATE(&quot;insert  into permissions (id,  mandant,perm_permission,oid) values ('&quot;;[.A110];&quot;','&quot;;[.B110];&quot;','&quot;;[.C110];&quot;','&quot;;[.D110];&quot;');&quot;)" office:value-type="string" office:string-value="insert  into permissions (id,  mandant,perm_permission,oid) values ('1108','2','PERM_deleteSachbearbeiter','1108');">
            <text:p>insert <text:s/>into permissions (id, <text:s/>mandant,perm_permission,oid) values ('1108','2','PERM_deleteSachbearbeiter','1108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9">
            <text:p>1109</text:p>
          </table:table-cell>
          <table:table-cell office:value-type="float" office:value="2">
            <text:p>2</text:p>
          </table:table-cell>
          <table:table-cell office:value-type="string">
            <text:p>PERM_readSachbearbeiterBuerger</text:p>
          </table:table-cell>
          <table:table-cell office:value-type="float" office:value="1109">
            <text:p>1109</text:p>
          </table:table-cell>
          <table:table-cell/>
          <table:table-cell table:formula="of:=CONCATENATE(&quot;insert  into permissions (id,  mandant,perm_permission,oid) values ('&quot;;[.A111];&quot;','&quot;;[.B111];&quot;','&quot;;[.C111];&quot;','&quot;;[.D111];&quot;');&quot;)" office:value-type="string" office:string-value="insert  into permissions (id,  mandant,perm_permission,oid) values ('1109','2','PERM_readSachbearbeiterBuerger','1109');">
            <text:p>insert <text:s/>into permissions (id, <text:s/>mandant,perm_permission,oid) values ('1109','2','PERM_readSachbearbeiterBuerger','1109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0">
            <text:p>1110</text:p>
          </table:table-cell>
          <table:table-cell office:value-type="float" office:value="2">
            <text:p>2</text:p>
          </table:table-cell>
          <table:table-cell office:value-type="string">
            <text:p>PERM_releaseSachbearbeiterBuerger</text:p>
          </table:table-cell>
          <table:table-cell office:value-type="float" office:value="1110">
            <text:p>1110</text:p>
          </table:table-cell>
          <table:table-cell/>
          <table:table-cell table:formula="of:=CONCATENATE(&quot;insert  into permissions (id,  mandant,perm_permission,oid) values ('&quot;;[.A112];&quot;','&quot;;[.B112];&quot;','&quot;;[.C112];&quot;','&quot;;[.D112];&quot;');&quot;)" office:value-type="string" office:string-value="insert  into permissions (id,  mandant,perm_permission,oid) values ('1110','2','PERM_releaseSachbearbeiterBuerger','1110');">
            <text:p>insert <text:s/>into permissions (id, <text:s/>mandant,perm_permission,oid) values ('1110','2','PERM_releaseSachbearbeiterBuerger','1110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1">
            <text:p>1111</text:p>
          </table:table-cell>
          <table:table-cell office:value-type="float" office:value="2">
            <text:p>2</text:p>
          </table:table-cell>
          <table:table-cell office:value-type="string">
            <text:p>PERM_releaseSachbearbeiterAllBuerger</text:p>
          </table:table-cell>
          <table:table-cell office:value-type="float" office:value="1111">
            <text:p>1111</text:p>
          </table:table-cell>
          <table:table-cell/>
          <table:table-cell table:formula="of:=CONCATENATE(&quot;insert  into permissions (id,  mandant,perm_permission,oid) values ('&quot;;[.A113];&quot;','&quot;;[.B113];&quot;','&quot;;[.C113];&quot;','&quot;;[.D113];&quot;');&quot;)" office:value-type="string" office:string-value="insert  into permissions (id,  mandant,perm_permission,oid) values ('1111','2','PERM_releaseSachbearbeiterAllBuerger','1111');">
            <text:p>insert <text:s/>into permissions (id, <text:s/>mandant,perm_permission,oid) values ('1111','2','PERM_releaseSachbearbeiterAllBuerger','1111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2">
            <text:p>1112</text:p>
          </table:table-cell>
          <table:table-cell office:value-type="float" office:value="2">
            <text:p>2</text:p>
          </table:table-cell>
          <table:table-cell office:value-type="string">
            <text:p>PERM_releaseSachbearbeiterUser</text:p>
          </table:table-cell>
          <table:table-cell office:value-type="float" office:value="1112">
            <text:p>1112</text:p>
          </table:table-cell>
          <table:table-cell/>
          <table:table-cell table:formula="of:=CONCATENATE(&quot;insert  into permissions (id,  mandant,perm_permission,oid) values ('&quot;;[.A114];&quot;','&quot;;[.B114];&quot;','&quot;;[.C114];&quot;','&quot;;[.D114];&quot;');&quot;)" office:value-type="string" office:string-value="insert  into permissions (id,  mandant,perm_permission,oid) values ('1112','2','PERM_releaseSachbearbeiterUser','1112');">
            <text:p>insert <text:s/>into permissions (id, <text:s/>mandant,perm_permission,oid) values ('1112','2','PERM_releaseSachbearbeiterUser','1112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3">
            <text:p>1113</text:p>
          </table:table-cell>
          <table:table-cell office:value-type="float" office:value="2">
            <text:p>2</text:p>
          </table:table-cell>
          <table:table-cell office:value-type="string">
            <text:p>PERM_createBuergerSachbearbeiter</text:p>
          </table:table-cell>
          <table:table-cell office:value-type="float" office:value="1113">
            <text:p>1113</text:p>
          </table:table-cell>
          <table:table-cell/>
          <table:table-cell table:formula="of:=CONCATENATE(&quot;insert  into permissions (id,  mandant,perm_permission,oid) values ('&quot;;[.A115];&quot;','&quot;;[.B115];&quot;','&quot;;[.C115];&quot;','&quot;;[.D115];&quot;');&quot;)" office:value-type="string" office:string-value="insert  into permissions (id,  mandant,perm_permission,oid) values ('1113','2','PERM_createBuergerSachbearbeiter','1113');">
            <text:p>insert <text:s/>into permissions (id, <text:s/>mandant,perm_permission,oid) values ('1113','2','PERM_createBuergerSachbearbeiter','1113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4">
            <text:p>1114</text:p>
          </table:table-cell>
          <table:table-cell office:value-type="float" office:value="2">
            <text:p>2</text:p>
          </table:table-cell>
          <table:table-cell office:value-type="string">
            <text:p>PERM_addBuergerSachbearbeiter</text:p>
          </table:table-cell>
          <table:table-cell office:value-type="float" office:value="1114">
            <text:p>1114</text:p>
          </table:table-cell>
          <table:table-cell/>
          <table:table-cell table:formula="of:=CONCATENATE(&quot;insert  into permissions (id,  mandant,perm_permission,oid) values ('&quot;;[.A116];&quot;','&quot;;[.B116];&quot;','&quot;;[.C116];&quot;','&quot;;[.D116];&quot;');&quot;)" office:value-type="string" office:string-value="insert  into permissions (id,  mandant,perm_permission,oid) values ('1114','2','PERM_addBuergerSachbearbeiter','1114');">
            <text:p>insert <text:s/>into permissions (id, <text:s/>mandant,perm_permission,oid) values ('1114','2','PERM_addBuergerSachbearbeiter','1114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5">
            <text:p>1115</text:p>
          </table:table-cell>
          <table:table-cell office:value-type="float" office:value="2">
            <text:p>2</text:p>
          </table:table-cell>
          <table:table-cell office:value-type="string">
            <text:p>PERM_createUserSachbearbeiter</text:p>
          </table:table-cell>
          <table:table-cell office:value-type="float" office:value="1115">
            <text:p>1115</text:p>
          </table:table-cell>
          <table:table-cell/>
          <table:table-cell table:formula="of:=CONCATENATE(&quot;insert  into permissions (id,  mandant,perm_permission,oid) values ('&quot;;[.A117];&quot;','&quot;;[.B117];&quot;','&quot;;[.C117];&quot;','&quot;;[.D117];&quot;');&quot;)" office:value-type="string" office:string-value="insert  into permissions (id,  mandant,perm_permission,oid) values ('1115','2','PERM_createUserSachbearbeiter','1115');">
            <text:p>insert <text:s/>into permissions (id, <text:s/>mandant,perm_permission,oid) values ('1115','2','PERM_createUserSachbearbeiter','1115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6">
            <text:p>1116</text:p>
          </table:table-cell>
          <table:table-cell office:value-type="float" office:value="2">
            <text:p>2</text:p>
          </table:table-cell>
          <table:table-cell office:value-type="string">
            <text:p>PERM_addUserSachbearbeiter</text:p>
          </table:table-cell>
          <table:table-cell office:value-type="float" office:value="1116">
            <text:p>1116</text:p>
          </table:table-cell>
          <table:table-cell/>
          <table:table-cell table:formula="of:=CONCATENATE(&quot;insert  into permissions (id,  mandant,perm_permission,oid) values ('&quot;;[.A118];&quot;','&quot;;[.B118];&quot;','&quot;;[.C118];&quot;','&quot;;[.D118];&quot;');&quot;)" office:value-type="string" office:string-value="insert  into permissions (id,  mandant,perm_permission,oid) values ('1116','2','PERM_addUserSachbearbeiter','1116');">
            <text:p>insert <text:s/>into permissions (id, <text:s/>mandant,perm_permission,oid) values ('1116','2','PERM_addUserSachbearbeiter','1116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7">
            <text:p>1117</text:p>
          </table:table-cell>
          <table:table-cell office:value-type="float" office:value="2">
            <text:p>2</text:p>
          </table:table-cell>
          <table:table-cell office:value-type="string">
            <text:p>PERM_readSachbearbeiterUser</text:p>
          </table:table-cell>
          <table:table-cell office:value-type="float" office:value="1117">
            <text:p>1117</text:p>
          </table:table-cell>
          <table:table-cell/>
          <table:table-cell table:formula="of:=CONCATENATE(&quot;insert  into permissions (id,  mandant,perm_permission,oid) values ('&quot;;[.A119];&quot;','&quot;;[.B119];&quot;','&quot;;[.C119];&quot;','&quot;;[.D119];&quot;');&quot;)" office:value-type="string" office:string-value="insert  into permissions (id,  mandant,perm_permission,oid) values ('1117','2','PERM_readSachbearbeiterUser','1117');">
            <text:p>insert <text:s/>into permissions (id, <text:s/>mandant,perm_permission,oid) values ('1117','2','PERM_readSachbearbeiterUser','1117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8">
            <text:p>1118</text:p>
          </table:table-cell>
          <table:table-cell office:value-type="float" office:value="2">
            <text:p>2</text:p>
          </table:table-cell>
          <table:table-cell office:value-type="string">
            <text:p>PERM_readBuergerSachbearbeiter</text:p>
          </table:table-cell>
          <table:table-cell office:value-type="float" office:value="1118">
            <text:p>1118</text:p>
          </table:table-cell>
          <table:table-cell/>
          <table:table-cell table:formula="of:=CONCATENATE(&quot;insert  into permissions (id,  mandant,perm_permission,oid) values ('&quot;;[.A120];&quot;','&quot;;[.B120];&quot;','&quot;;[.C120];&quot;','&quot;;[.D120];&quot;');&quot;)" office:value-type="string" office:string-value="insert  into permissions (id,  mandant,perm_permission,oid) values ('1118','2','PERM_readBuergerSachbearbeiter','1118');">
            <text:p>insert <text:s/>into permissions (id, <text:s/>mandant,perm_permission,oid) values ('1118','2','PERM_readBuergerSachbearbeiter','1118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9">
            <text:p>1119</text:p>
          </table:table-cell>
          <table:table-cell office:value-type="float" office:value="2">
            <text:p>2</text:p>
          </table:table-cell>
          <table:table-cell office:value-type="string">
            <text:p>PERM_addSachbearbeiterBuerger</text:p>
          </table:table-cell>
          <table:table-cell office:value-type="float" office:value="1119">
            <text:p>1119</text:p>
          </table:table-cell>
          <table:table-cell/>
          <table:table-cell table:formula="of:=CONCATENATE(&quot;insert  into permissions (id,  mandant,perm_permission,oid) values ('&quot;;[.A121];&quot;','&quot;;[.B121];&quot;','&quot;;[.C121];&quot;','&quot;;[.D121];&quot;');&quot;)" office:value-type="string" office:string-value="insert  into permissions (id,  mandant,perm_permission,oid) values ('1119','2','PERM_addSachbearbeiterBuerger','1119');">
            <text:p>insert <text:s/>into permissions (id, <text:s/>mandant,perm_permission,oid) values ('1119','2','PERM_addSachbearbeiterBuerger','1119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0">
            <text:p>1120</text:p>
          </table:table-cell>
          <table:table-cell office:value-type="float" office:value="2">
            <text:p>2</text:p>
          </table:table-cell>
          <table:table-cell office:value-type="string">
            <text:p>PERM_createSachbearbeiterBuerger</text:p>
          </table:table-cell>
          <table:table-cell office:value-type="float" office:value="1120">
            <text:p>1120</text:p>
          </table:table-cell>
          <table:table-cell/>
          <table:table-cell table:formula="of:=CONCATENATE(&quot;insert  into permissions (id,  mandant,perm_permission,oid) values ('&quot;;[.A122];&quot;','&quot;;[.B122];&quot;','&quot;;[.C122];&quot;','&quot;;[.D122];&quot;');&quot;)" office:value-type="string" office:string-value="insert  into permissions (id,  mandant,perm_permission,oid) values ('1120','2','PERM_createSachbearbeiterBuerger','1120');">
            <text:p>insert <text:s/>into permissions (id, <text:s/>mandant,perm_permission,oid) values ('1120','2','PERM_createSachbearbeiterBuerger','1120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1">
            <text:p>1121</text:p>
          </table:table-cell>
          <table:table-cell office:value-type="float" office:value="2">
            <text:p>2</text:p>
          </table:table-cell>
          <table:table-cell office:value-type="string">
            <text:p>PERM_releaseBuergerAllSachbearbeiter</text:p>
          </table:table-cell>
          <table:table-cell office:value-type="float" office:value="1121">
            <text:p>1121</text:p>
          </table:table-cell>
          <table:table-cell/>
          <table:table-cell table:formula="of:=CONCATENATE(&quot;insert  into permissions (id,  mandant,perm_permission,oid) values ('&quot;;[.A123];&quot;','&quot;;[.B123];&quot;','&quot;;[.C123];&quot;','&quot;;[.D123];&quot;');&quot;)" office:value-type="string" office:string-value="insert  into permissions (id,  mandant,perm_permission,oid) values ('1121','2','PERM_releaseBuergerAllSachbearbeiter','1121');">
            <text:p>insert <text:s/>into permissions (id, <text:s/>mandant,perm_permission,oid) values ('1121','2','PERM_releaseBuergerAllSachbearbeiter','1121');</text:p>
          </table:table-cell>
          <table:table-cell table:style-name="Default" table:number-columns-repeated="5"/>
        </table:table-row>
      </table:table>
      <table:table table:name="Authorities_Permissions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>
            <text:p>Authority_ID</text:p>
          </table:table-cell>
          <table:table-cell office:value-type="string">
            <text:p>Permission_ID</text:p>
          </table:table-cell>
          <table:table-cell/>
          <table:table-cell table:style-name="Default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/>
          <table:table-cell table:formula="of:=CONCATENATE(&quot;insert into authoritys_permissions (authority_id, permission_id) values ('&quot;;[.A2];&quot;','&quot;;[.B2];&quot;');&quot;)" office:value-type="string" office:string-value="insert into authoritys_permissions (authority_id, permission_id) values ('2','1000');">
            <text:p>insert into authoritys_permissions (authority_id, permission_id) values ('2','100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1">
            <text:p>1001</text:p>
          </table:table-cell>
          <table:table-cell/>
          <table:table-cell table:formula="of:=CONCATENATE(&quot;insert into authoritys_permissions (authority_id, permission_id) values ('&quot;;[.A3];&quot;','&quot;;[.B3];&quot;');&quot;)" office:value-type="string" office:string-value="insert into authoritys_permissions (authority_id, permission_id) values ('2','1001');">
            <text:p>insert into authoritys_permissions (authority_id, permission_id) values ('2','100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2">
            <text:p>1002</text:p>
          </table:table-cell>
          <table:table-cell/>
          <table:table-cell table:formula="of:=CONCATENATE(&quot;insert into authoritys_permissions (authority_id, permission_id) values ('&quot;;[.A4];&quot;','&quot;;[.B4];&quot;');&quot;)" office:value-type="string" office:string-value="insert into authoritys_permissions (authority_id, permission_id) values ('2','1002');">
            <text:p>insert into authoritys_permissions (authority_id, permission_id) values ('2','100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3">
            <text:p>1003</text:p>
          </table:table-cell>
          <table:table-cell/>
          <table:table-cell table:formula="of:=CONCATENATE(&quot;insert into authoritys_permissions (authority_id, permission_id) values ('&quot;;[.A5];&quot;','&quot;;[.B5];&quot;');&quot;)" office:value-type="string" office:string-value="insert into authoritys_permissions (authority_id, permission_id) values ('2','1003');">
            <text:p>insert into authoritys_permissions (authority_id, permission_id) values ('2','100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4">
            <text:p>1004</text:p>
          </table:table-cell>
          <table:table-cell/>
          <table:table-cell table:formula="of:=CONCATENATE(&quot;insert into authoritys_permissions (authority_id, permission_id) values ('&quot;;[.A6];&quot;','&quot;;[.B6];&quot;');&quot;)" office:value-type="string" office:string-value="insert into authoritys_permissions (authority_id, permission_id) values ('2','1004');">
            <text:p>insert into authoritys_permissions (authority_id, permission_id) values ('2','100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5">
            <text:p>1005</text:p>
          </table:table-cell>
          <table:table-cell/>
          <table:table-cell table:formula="of:=CONCATENATE(&quot;insert into authoritys_permissions (authority_id, permission_id) values ('&quot;;[.A7];&quot;','&quot;;[.B7];&quot;');&quot;)" office:value-type="string" office:string-value="insert into authoritys_permissions (authority_id, permission_id) values ('2','1005');">
            <text:p>insert into authoritys_permissions (authority_id, permission_id) values ('2','100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6">
            <text:p>1006</text:p>
          </table:table-cell>
          <table:table-cell/>
          <table:table-cell table:formula="of:=CONCATENATE(&quot;insert into authoritys_permissions (authority_id, permission_id) values ('&quot;;[.A8];&quot;','&quot;;[.B8];&quot;');&quot;)" office:value-type="string" office:string-value="insert into authoritys_permissions (authority_id, permission_id) values ('2','1006');">
            <text:p>insert into authoritys_permissions (authority_id, permission_id) values ('2','100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7">
            <text:p>1007</text:p>
          </table:table-cell>
          <table:table-cell/>
          <table:table-cell table:formula="of:=CONCATENATE(&quot;insert into authoritys_permissions (authority_id, permission_id) values ('&quot;;[.A9];&quot;','&quot;;[.B9];&quot;');&quot;)" office:value-type="string" office:string-value="insert into authoritys_permissions (authority_id, permission_id) values ('2','1007');">
            <text:p>insert into authoritys_permissions (authority_id, permission_id) values ('2','100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8">
            <text:p>1008</text:p>
          </table:table-cell>
          <table:table-cell/>
          <table:table-cell table:formula="of:=CONCATENATE(&quot;insert into authoritys_permissions (authority_id, permission_id) values ('&quot;;[.A10];&quot;','&quot;;[.B10];&quot;');&quot;)" office:value-type="string" office:string-value="insert into authoritys_permissions (authority_id, permission_id) values ('2','1008');">
            <text:p>insert into authoritys_permissions (authority_id, permission_id) values ('2','100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9">
            <text:p>1009</text:p>
          </table:table-cell>
          <table:table-cell/>
          <table:table-cell table:formula="of:=CONCATENATE(&quot;insert into authoritys_permissions (authority_id, permission_id) values ('&quot;;[.A11];&quot;','&quot;;[.B11];&quot;');&quot;)" office:value-type="string" office:string-value="insert into authoritys_permissions (authority_id, permission_id) values ('2','1009');">
            <text:p>insert into authoritys_permissions (authority_id, permission_id) values ('2','100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0">
            <text:p>1010</text:p>
          </table:table-cell>
          <table:table-cell/>
          <table:table-cell table:formula="of:=CONCATENATE(&quot;insert into authoritys_permissions (authority_id, permission_id) values ('&quot;;[.A12];&quot;','&quot;;[.B12];&quot;');&quot;)" office:value-type="string" office:string-value="insert into authoritys_permissions (authority_id, permission_id) values ('2','1010');">
            <text:p>insert into authoritys_permissions (authority_id, permission_id) values ('2','101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1">
            <text:p>1011</text:p>
          </table:table-cell>
          <table:table-cell/>
          <table:table-cell table:formula="of:=CONCATENATE(&quot;insert into authoritys_permissions (authority_id, permission_id) values ('&quot;;[.A13];&quot;','&quot;;[.B13];&quot;');&quot;)" office:value-type="string" office:string-value="insert into authoritys_permissions (authority_id, permission_id) values ('2','1011');">
            <text:p>insert into authoritys_permissions (authority_id, permission_id) values ('2','101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2">
            <text:p>1012</text:p>
          </table:table-cell>
          <table:table-cell/>
          <table:table-cell table:formula="of:=CONCATENATE(&quot;insert into authoritys_permissions (authority_id, permission_id) values ('&quot;;[.A14];&quot;','&quot;;[.B14];&quot;');&quot;)" office:value-type="string" office:string-value="insert into authoritys_permissions (authority_id, permission_id) values ('2','1012');">
            <text:p>insert into authoritys_permissions (authority_id, permission_id) values ('2','101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3">
            <text:p>1013</text:p>
          </table:table-cell>
          <table:table-cell/>
          <table:table-cell table:formula="of:=CONCATENATE(&quot;insert into authoritys_permissions (authority_id, permission_id) values ('&quot;;[.A15];&quot;','&quot;;[.B15];&quot;');&quot;)" office:value-type="string" office:string-value="insert into authoritys_permissions (authority_id, permission_id) values ('2','1013');">
            <text:p>insert into authoritys_permissions (authority_id, permission_id) values ('2','101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4">
            <text:p>1014</text:p>
          </table:table-cell>
          <table:table-cell/>
          <table:table-cell table:formula="of:=CONCATENATE(&quot;insert into authoritys_permissions (authority_id, permission_id) values ('&quot;;[.A16];&quot;','&quot;;[.B16];&quot;');&quot;)" office:value-type="string" office:string-value="insert into authoritys_permissions (authority_id, permission_id) values ('2','1014');">
            <text:p>insert into authoritys_permissions (authority_id, permission_id) values ('2','101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5">
            <text:p>1015</text:p>
          </table:table-cell>
          <table:table-cell/>
          <table:table-cell table:formula="of:=CONCATENATE(&quot;insert into authoritys_permissions (authority_id, permission_id) values ('&quot;;[.A17];&quot;','&quot;;[.B17];&quot;');&quot;)" office:value-type="string" office:string-value="insert into authoritys_permissions (authority_id, permission_id) values ('2','1015');">
            <text:p>insert into authoritys_permissions (authority_id, permission_id) values ('2','101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6">
            <text:p>1016</text:p>
          </table:table-cell>
          <table:table-cell/>
          <table:table-cell table:formula="of:=CONCATENATE(&quot;insert into authoritys_permissions (authority_id, permission_id) values ('&quot;;[.A18];&quot;','&quot;;[.B18];&quot;');&quot;)" office:value-type="string" office:string-value="insert into authoritys_permissions (authority_id, permission_id) values ('2','1016');">
            <text:p>insert into authoritys_permissions (authority_id, permission_id) values ('2','101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7">
            <text:p>1017</text:p>
          </table:table-cell>
          <table:table-cell/>
          <table:table-cell table:formula="of:=CONCATENATE(&quot;insert into authoritys_permissions (authority_id, permission_id) values ('&quot;;[.A19];&quot;','&quot;;[.B19];&quot;');&quot;)" office:value-type="string" office:string-value="insert into authoritys_permissions (authority_id, permission_id) values ('2','1017');">
            <text:p>insert into authoritys_permissions (authority_id, permission_id) values ('2','101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8">
            <text:p>1018</text:p>
          </table:table-cell>
          <table:table-cell/>
          <table:table-cell table:formula="of:=CONCATENATE(&quot;insert into authoritys_permissions (authority_id, permission_id) values ('&quot;;[.A20];&quot;','&quot;;[.B20];&quot;');&quot;)" office:value-type="string" office:string-value="insert into authoritys_permissions (authority_id, permission_id) values ('2','1018');">
            <text:p>insert into authoritys_permissions (authority_id, permission_id) values ('2','101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9">
            <text:p>1019</text:p>
          </table:table-cell>
          <table:table-cell/>
          <table:table-cell table:formula="of:=CONCATENATE(&quot;insert into authoritys_permissions (authority_id, permission_id) values ('&quot;;[.A21];&quot;','&quot;;[.B21];&quot;');&quot;)" office:value-type="string" office:string-value="insert into authoritys_permissions (authority_id, permission_id) values ('2','1019');">
            <text:p>insert into authoritys_permissions (authority_id, permission_id) values ('2','101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0">
            <text:p>1020</text:p>
          </table:table-cell>
          <table:table-cell/>
          <table:table-cell table:formula="of:=CONCATENATE(&quot;insert into authoritys_permissions (authority_id, permission_id) values ('&quot;;[.A22];&quot;','&quot;;[.B22];&quot;');&quot;)" office:value-type="string" office:string-value="insert into authoritys_permissions (authority_id, permission_id) values ('2','1020');">
            <text:p>insert into authoritys_permissions (authority_id, permission_id) values ('2','102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1">
            <text:p>1021</text:p>
          </table:table-cell>
          <table:table-cell/>
          <table:table-cell table:formula="of:=CONCATENATE(&quot;insert into authoritys_permissions (authority_id, permission_id) values ('&quot;;[.A23];&quot;','&quot;;[.B23];&quot;');&quot;)" office:value-type="string" office:string-value="insert into authoritys_permissions (authority_id, permission_id) values ('2','1021');">
            <text:p>insert into authoritys_permissions (authority_id, permission_id) values ('2','102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2">
            <text:p>1022</text:p>
          </table:table-cell>
          <table:table-cell/>
          <table:table-cell table:formula="of:=CONCATENATE(&quot;insert into authoritys_permissions (authority_id, permission_id) values ('&quot;;[.A24];&quot;','&quot;;[.B24];&quot;');&quot;)" office:value-type="string" office:string-value="insert into authoritys_permissions (authority_id, permission_id) values ('2','1022');">
            <text:p>insert into authoritys_permissions (authority_id, permission_id) values ('2','102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3">
            <text:p>1023</text:p>
          </table:table-cell>
          <table:table-cell/>
          <table:table-cell table:formula="of:=CONCATENATE(&quot;insert into authoritys_permissions (authority_id, permission_id) values ('&quot;;[.A25];&quot;','&quot;;[.B25];&quot;');&quot;)" office:value-type="string" office:string-value="insert into authoritys_permissions (authority_id, permission_id) values ('2','1023');">
            <text:p>insert into authoritys_permissions (authority_id, permission_id) values ('2','102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/>
          <table:table-cell table:formula="of:=CONCATENATE(&quot;insert into authoritys_permissions (authority_id, permission_id) values ('&quot;;[.A26];&quot;','&quot;;[.B26];&quot;');&quot;)" office:value-type="string" office:string-value="insert into authoritys_permissions (authority_id, permission_id) values ('2','1024');">
            <text:p>insert into authoritys_permissions (authority_id, permission_id) values ('2','102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5">
            <text:p>1025</text:p>
          </table:table-cell>
          <table:table-cell/>
          <table:table-cell table:formula="of:=CONCATENATE(&quot;insert into authoritys_permissions (authority_id, permission_id) values ('&quot;;[.A27];&quot;','&quot;;[.B27];&quot;');&quot;)" office:value-type="string" office:string-value="insert into authoritys_permissions (authority_id, permission_id) values ('2','1025');">
            <text:p>insert into authoritys_permissions (authority_id, permission_id) values ('2','102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6">
            <text:p>1026</text:p>
          </table:table-cell>
          <table:table-cell/>
          <table:table-cell table:formula="of:=CONCATENATE(&quot;insert into authoritys_permissions (authority_id, permission_id) values ('&quot;;[.A28];&quot;','&quot;;[.B28];&quot;');&quot;)" office:value-type="string" office:string-value="insert into authoritys_permissions (authority_id, permission_id) values ('2','1026');">
            <text:p>insert into authoritys_permissions (authority_id, permission_id) values ('2','102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7">
            <text:p>1027</text:p>
          </table:table-cell>
          <table:table-cell/>
          <table:table-cell table:formula="of:=CONCATENATE(&quot;insert into authoritys_permissions (authority_id, permission_id) values ('&quot;;[.A29];&quot;','&quot;;[.B29];&quot;');&quot;)" office:value-type="string" office:string-value="insert into authoritys_permissions (authority_id, permission_id) values ('2','1027');">
            <text:p>insert into authoritys_permissions (authority_id, permission_id) values ('2','102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8">
            <text:p>1028</text:p>
          </table:table-cell>
          <table:table-cell/>
          <table:table-cell table:formula="of:=CONCATENATE(&quot;insert into authoritys_permissions (authority_id, permission_id) values ('&quot;;[.A30];&quot;','&quot;;[.B30];&quot;');&quot;)" office:value-type="string" office:string-value="insert into authoritys_permissions (authority_id, permission_id) values ('2','1028');">
            <text:p>insert into authoritys_permissions (authority_id, permission_id) values ('2','102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9">
            <text:p>1029</text:p>
          </table:table-cell>
          <table:table-cell/>
          <table:table-cell table:formula="of:=CONCATENATE(&quot;insert into authoritys_permissions (authority_id, permission_id) values ('&quot;;[.A31];&quot;','&quot;;[.B31];&quot;');&quot;)" office:value-type="string" office:string-value="insert into authoritys_permissions (authority_id, permission_id) values ('2','1029');">
            <text:p>insert into authoritys_permissions (authority_id, permission_id) values ('2','102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0">
            <text:p>1030</text:p>
          </table:table-cell>
          <table:table-cell/>
          <table:table-cell table:formula="of:=CONCATENATE(&quot;insert into authoritys_permissions (authority_id, permission_id) values ('&quot;;[.A32];&quot;','&quot;;[.B32];&quot;');&quot;)" office:value-type="string" office:string-value="insert into authoritys_permissions (authority_id, permission_id) values ('2','1030');">
            <text:p>insert into authoritys_permissions (authority_id, permission_id) values ('2','103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1">
            <text:p>1031</text:p>
          </table:table-cell>
          <table:table-cell/>
          <table:table-cell table:formula="of:=CONCATENATE(&quot;insert into authoritys_permissions (authority_id, permission_id) values ('&quot;;[.A33];&quot;','&quot;;[.B33];&quot;');&quot;)" office:value-type="string" office:string-value="insert into authoritys_permissions (authority_id, permission_id) values ('2','1031');">
            <text:p>insert into authoritys_permissions (authority_id, permission_id) values ('2','103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2">
            <text:p>1032</text:p>
          </table:table-cell>
          <table:table-cell/>
          <table:table-cell table:formula="of:=CONCATENATE(&quot;insert into authoritys_permissions (authority_id, permission_id) values ('&quot;;[.A34];&quot;','&quot;;[.B34];&quot;');&quot;)" office:value-type="string" office:string-value="insert into authoritys_permissions (authority_id, permission_id) values ('2','1032');">
            <text:p>insert into authoritys_permissions (authority_id, permission_id) values ('2','103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3">
            <text:p>1033</text:p>
          </table:table-cell>
          <table:table-cell/>
          <table:table-cell table:formula="of:=CONCATENATE(&quot;insert into authoritys_permissions (authority_id, permission_id) values ('&quot;;[.A35];&quot;','&quot;;[.B35];&quot;');&quot;)" office:value-type="string" office:string-value="insert into authoritys_permissions (authority_id, permission_id) values ('2','1033');">
            <text:p>insert into authoritys_permissions (authority_id, permission_id) values ('2','103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4">
            <text:p>1034</text:p>
          </table:table-cell>
          <table:table-cell/>
          <table:table-cell table:formula="of:=CONCATENATE(&quot;insert into authoritys_permissions (authority_id, permission_id) values ('&quot;;[.A36];&quot;','&quot;;[.B36];&quot;');&quot;)" office:value-type="string" office:string-value="insert into authoritys_permissions (authority_id, permission_id) values ('2','1034');">
            <text:p>insert into authoritys_permissions (authority_id, permission_id) values ('2','103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5">
            <text:p>1035</text:p>
          </table:table-cell>
          <table:table-cell/>
          <table:table-cell table:formula="of:=CONCATENATE(&quot;insert into authoritys_permissions (authority_id, permission_id) values ('&quot;;[.A37];&quot;','&quot;;[.B37];&quot;');&quot;)" office:value-type="string" office:string-value="insert into authoritys_permissions (authority_id, permission_id) values ('2','1035');">
            <text:p>insert into authoritys_permissions (authority_id, permission_id) values ('2','103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6">
            <text:p>1036</text:p>
          </table:table-cell>
          <table:table-cell/>
          <table:table-cell table:formula="of:=CONCATENATE(&quot;insert into authoritys_permissions (authority_id, permission_id) values ('&quot;;[.A38];&quot;','&quot;;[.B38];&quot;');&quot;)" office:value-type="string" office:string-value="insert into authoritys_permissions (authority_id, permission_id) values ('2','1036');">
            <text:p>insert into authoritys_permissions (authority_id, permission_id) values ('2','103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7">
            <text:p>1037</text:p>
          </table:table-cell>
          <table:table-cell/>
          <table:table-cell table:formula="of:=CONCATENATE(&quot;insert into authoritys_permissions (authority_id, permission_id) values ('&quot;;[.A39];&quot;','&quot;;[.B39];&quot;');&quot;)" office:value-type="string" office:string-value="insert into authoritys_permissions (authority_id, permission_id) values ('2','1037');">
            <text:p>insert into authoritys_permissions (authority_id, permission_id) values ('2','103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8">
            <text:p>1038</text:p>
          </table:table-cell>
          <table:table-cell/>
          <table:table-cell table:formula="of:=CONCATENATE(&quot;insert into authoritys_permissions (authority_id, permission_id) values ('&quot;;[.A40];&quot;','&quot;;[.B40];&quot;');&quot;)" office:value-type="string" office:string-value="insert into authoritys_permissions (authority_id, permission_id) values ('2','1038');">
            <text:p>insert into authoritys_permissions (authority_id, permission_id) values ('2','103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9">
            <text:p>1039</text:p>
          </table:table-cell>
          <table:table-cell/>
          <table:table-cell table:formula="of:=CONCATENATE(&quot;insert into authoritys_permissions (authority_id, permission_id) values ('&quot;;[.A41];&quot;','&quot;;[.B41];&quot;');&quot;)" office:value-type="string" office:string-value="insert into authoritys_permissions (authority_id, permission_id) values ('2','1039');">
            <text:p>insert into authoritys_permissions (authority_id, permission_id) values ('2','103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0">
            <text:p>1040</text:p>
          </table:table-cell>
          <table:table-cell/>
          <table:table-cell table:formula="of:=CONCATENATE(&quot;insert into authoritys_permissions (authority_id, permission_id) values ('&quot;;[.A42];&quot;','&quot;;[.B42];&quot;');&quot;)" office:value-type="string" office:string-value="insert into authoritys_permissions (authority_id, permission_id) values ('2','1040');">
            <text:p>insert into authoritys_permissions (authority_id, permission_id) values ('2','104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1">
            <text:p>1041</text:p>
          </table:table-cell>
          <table:table-cell/>
          <table:table-cell table:formula="of:=CONCATENATE(&quot;insert into authoritys_permissions (authority_id, permission_id) values ('&quot;;[.A43];&quot;','&quot;;[.B43];&quot;');&quot;)" office:value-type="string" office:string-value="insert into authoritys_permissions (authority_id, permission_id) values ('2','1041');">
            <text:p>insert into authoritys_permissions (authority_id, permission_id) values ('2','104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2">
            <text:p>1042</text:p>
          </table:table-cell>
          <table:table-cell/>
          <table:table-cell table:formula="of:=CONCATENATE(&quot;insert into authoritys_permissions (authority_id, permission_id) values ('&quot;;[.A44];&quot;','&quot;;[.B44];&quot;');&quot;)" office:value-type="string" office:string-value="insert into authoritys_permissions (authority_id, permission_id) values ('2','1042');">
            <text:p>insert into authoritys_permissions (authority_id, permission_id) values ('2','104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3">
            <text:p>1043</text:p>
          </table:table-cell>
          <table:table-cell/>
          <table:table-cell table:formula="of:=CONCATENATE(&quot;insert into authoritys_permissions (authority_id, permission_id) values ('&quot;;[.A45];&quot;','&quot;;[.B45];&quot;');&quot;)" office:value-type="string" office:string-value="insert into authoritys_permissions (authority_id, permission_id) values ('2','1043');">
            <text:p>insert into authoritys_permissions (authority_id, permission_id) values ('2','104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4">
            <text:p>1044</text:p>
          </table:table-cell>
          <table:table-cell/>
          <table:table-cell table:formula="of:=CONCATENATE(&quot;insert into authoritys_permissions (authority_id, permission_id) values ('&quot;;[.A46];&quot;','&quot;;[.B46];&quot;');&quot;)" office:value-type="string" office:string-value="insert into authoritys_permissions (authority_id, permission_id) values ('2','1044');">
            <text:p>insert into authoritys_permissions (authority_id, permission_id) values ('2','104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5">
            <text:p>1045</text:p>
          </table:table-cell>
          <table:table-cell/>
          <table:table-cell table:formula="of:=CONCATENATE(&quot;insert into authoritys_permissions (authority_id, permission_id) values ('&quot;;[.A47];&quot;','&quot;;[.B47];&quot;');&quot;)" office:value-type="string" office:string-value="insert into authoritys_permissions (authority_id, permission_id) values ('2','1045');">
            <text:p>insert into authoritys_permissions (authority_id, permission_id) values ('2','104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6">
            <text:p>1046</text:p>
          </table:table-cell>
          <table:table-cell/>
          <table:table-cell table:formula="of:=CONCATENATE(&quot;insert into authoritys_permissions (authority_id, permission_id) values ('&quot;;[.A48];&quot;','&quot;;[.B48];&quot;');&quot;)" office:value-type="string" office:string-value="insert into authoritys_permissions (authority_id, permission_id) values ('2','1046');">
            <text:p>insert into authoritys_permissions (authority_id, permission_id) values ('2','104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7">
            <text:p>1047</text:p>
          </table:table-cell>
          <table:table-cell/>
          <table:table-cell table:formula="of:=CONCATENATE(&quot;insert into authoritys_permissions (authority_id, permission_id) values ('&quot;;[.A49];&quot;','&quot;;[.B49];&quot;');&quot;)" office:value-type="string" office:string-value="insert into authoritys_permissions (authority_id, permission_id) values ('2','1047');">
            <text:p>insert into authoritys_permissions (authority_id, permission_id) values ('2','104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8">
            <text:p>1048</text:p>
          </table:table-cell>
          <table:table-cell/>
          <table:table-cell table:formula="of:=CONCATENATE(&quot;insert into authoritys_permissions (authority_id, permission_id) values ('&quot;;[.A50];&quot;','&quot;;[.B50];&quot;');&quot;)" office:value-type="string" office:string-value="insert into authoritys_permissions (authority_id, permission_id) values ('2','1048');">
            <text:p>insert into authoritys_permissions (authority_id, permission_id) values ('2','104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9">
            <text:p>1049</text:p>
          </table:table-cell>
          <table:table-cell/>
          <table:table-cell table:formula="of:=CONCATENATE(&quot;insert into authoritys_permissions (authority_id, permission_id) values ('&quot;;[.A51];&quot;','&quot;;[.B51];&quot;');&quot;)" office:value-type="string" office:string-value="insert into authoritys_permissions (authority_id, permission_id) values ('2','1049');">
            <text:p>insert into authoritys_permissions (authority_id, permission_id) values ('2','104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0">
            <text:p>1050</text:p>
          </table:table-cell>
          <table:table-cell/>
          <table:table-cell table:formula="of:=CONCATENATE(&quot;insert into authoritys_permissions (authority_id, permission_id) values ('&quot;;[.A52];&quot;','&quot;;[.B52];&quot;');&quot;)" office:value-type="string" office:string-value="insert into authoritys_permissions (authority_id, permission_id) values ('2','1050');">
            <text:p>insert into authoritys_permissions (authority_id, permission_id) values ('2','105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1">
            <text:p>1051</text:p>
          </table:table-cell>
          <table:table-cell/>
          <table:table-cell table:formula="of:=CONCATENATE(&quot;insert into authoritys_permissions (authority_id, permission_id) values ('&quot;;[.A53];&quot;','&quot;;[.B53];&quot;');&quot;)" office:value-type="string" office:string-value="insert into authoritys_permissions (authority_id, permission_id) values ('2','1051');">
            <text:p>insert into authoritys_permissions (authority_id, permission_id) values ('2','105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2">
            <text:p>1052</text:p>
          </table:table-cell>
          <table:table-cell/>
          <table:table-cell table:formula="of:=CONCATENATE(&quot;insert into authoritys_permissions (authority_id, permission_id) values ('&quot;;[.A54];&quot;','&quot;;[.B54];&quot;');&quot;)" office:value-type="string" office:string-value="insert into authoritys_permissions (authority_id, permission_id) values ('2','1052');">
            <text:p>insert into authoritys_permissions (authority_id, permission_id) values ('2','105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3">
            <text:p>1053</text:p>
          </table:table-cell>
          <table:table-cell/>
          <table:table-cell table:formula="of:=CONCATENATE(&quot;insert into authoritys_permissions (authority_id, permission_id) values ('&quot;;[.A55];&quot;','&quot;;[.B55];&quot;');&quot;)" office:value-type="string" office:string-value="insert into authoritys_permissions (authority_id, permission_id) values ('2','1053');">
            <text:p>insert into authoritys_permissions (authority_id, permission_id) values ('2','105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4">
            <text:p>1054</text:p>
          </table:table-cell>
          <table:table-cell/>
          <table:table-cell table:formula="of:=CONCATENATE(&quot;insert into authoritys_permissions (authority_id, permission_id) values ('&quot;;[.A56];&quot;','&quot;;[.B56];&quot;');&quot;)" office:value-type="string" office:string-value="insert into authoritys_permissions (authority_id, permission_id) values ('2','1054');">
            <text:p>insert into authoritys_permissions (authority_id, permission_id) values ('2','105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5">
            <text:p>1055</text:p>
          </table:table-cell>
          <table:table-cell/>
          <table:table-cell table:formula="of:=CONCATENATE(&quot;insert into authoritys_permissions (authority_id, permission_id) values ('&quot;;[.A57];&quot;','&quot;;[.B57];&quot;');&quot;)" office:value-type="string" office:string-value="insert into authoritys_permissions (authority_id, permission_id) values ('2','1055');">
            <text:p>insert into authoritys_permissions (authority_id, permission_id) values ('2','105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6">
            <text:p>1056</text:p>
          </table:table-cell>
          <table:table-cell/>
          <table:table-cell table:formula="of:=CONCATENATE(&quot;insert into authoritys_permissions (authority_id, permission_id) values ('&quot;;[.A58];&quot;','&quot;;[.B58];&quot;');&quot;)" office:value-type="string" office:string-value="insert into authoritys_permissions (authority_id, permission_id) values ('2','1056');">
            <text:p>insert into authoritys_permissions (authority_id, permission_id) values ('2','105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7">
            <text:p>1057</text:p>
          </table:table-cell>
          <table:table-cell/>
          <table:table-cell table:formula="of:=CONCATENATE(&quot;insert into authoritys_permissions (authority_id, permission_id) values ('&quot;;[.A59];&quot;','&quot;;[.B59];&quot;');&quot;)" office:value-type="string" office:string-value="insert into authoritys_permissions (authority_id, permission_id) values ('2','1057');">
            <text:p>insert into authoritys_permissions (authority_id, permission_id) values ('2','105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8">
            <text:p>1058</text:p>
          </table:table-cell>
          <table:table-cell/>
          <table:table-cell table:formula="of:=CONCATENATE(&quot;insert into authoritys_permissions (authority_id, permission_id) values ('&quot;;[.A60];&quot;','&quot;;[.B60];&quot;');&quot;)" office:value-type="string" office:string-value="insert into authoritys_permissions (authority_id, permission_id) values ('2','1058');">
            <text:p>insert into authoritys_permissions (authority_id, permission_id) values ('2','105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9">
            <text:p>1059</text:p>
          </table:table-cell>
          <table:table-cell/>
          <table:table-cell table:formula="of:=CONCATENATE(&quot;insert into authoritys_permissions (authority_id, permission_id) values ('&quot;;[.A61];&quot;','&quot;;[.B61];&quot;');&quot;)" office:value-type="string" office:string-value="insert into authoritys_permissions (authority_id, permission_id) values ('2','1059');">
            <text:p>insert into authoritys_permissions (authority_id, permission_id) values ('2','105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0">
            <text:p>1060</text:p>
          </table:table-cell>
          <table:table-cell/>
          <table:table-cell table:formula="of:=CONCATENATE(&quot;insert into authoritys_permissions (authority_id, permission_id) values ('&quot;;[.A62];&quot;','&quot;;[.B62];&quot;');&quot;)" office:value-type="string" office:string-value="insert into authoritys_permissions (authority_id, permission_id) values ('2','1060');">
            <text:p>insert into authoritys_permissions (authority_id, permission_id) values ('2','106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1">
            <text:p>1061</text:p>
          </table:table-cell>
          <table:table-cell/>
          <table:table-cell table:formula="of:=CONCATENATE(&quot;insert into authoritys_permissions (authority_id, permission_id) values ('&quot;;[.A63];&quot;','&quot;;[.B63];&quot;');&quot;)" office:value-type="string" office:string-value="insert into authoritys_permissions (authority_id, permission_id) values ('2','1061');">
            <text:p>insert into authoritys_permissions (authority_id, permission_id) values ('2','106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2">
            <text:p>1062</text:p>
          </table:table-cell>
          <table:table-cell/>
          <table:table-cell table:formula="of:=CONCATENATE(&quot;insert into authoritys_permissions (authority_id, permission_id) values ('&quot;;[.A64];&quot;','&quot;;[.B64];&quot;');&quot;)" office:value-type="string" office:string-value="insert into authoritys_permissions (authority_id, permission_id) values ('2','1062');">
            <text:p>insert into authoritys_permissions (authority_id, permission_id) values ('2','106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3">
            <text:p>1063</text:p>
          </table:table-cell>
          <table:table-cell/>
          <table:table-cell table:formula="of:=CONCATENATE(&quot;insert into authoritys_permissions (authority_id, permission_id) values ('&quot;;[.A65];&quot;','&quot;;[.B65];&quot;');&quot;)" office:value-type="string" office:string-value="insert into authoritys_permissions (authority_id, permission_id) values ('2','1063');">
            <text:p>insert into authoritys_permissions (authority_id, permission_id) values ('2','106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4">
            <text:p>1064</text:p>
          </table:table-cell>
          <table:table-cell/>
          <table:table-cell table:formula="of:=CONCATENATE(&quot;insert into authoritys_permissions (authority_id, permission_id) values ('&quot;;[.A66];&quot;','&quot;;[.B66];&quot;');&quot;)" office:value-type="string" office:string-value="insert into authoritys_permissions (authority_id, permission_id) values ('2','1064');">
            <text:p>insert into authoritys_permissions (authority_id, permission_id) values ('2','106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5">
            <text:p>1065</text:p>
          </table:table-cell>
          <table:table-cell/>
          <table:table-cell table:formula="of:=CONCATENATE(&quot;insert into authoritys_permissions (authority_id, permission_id) values ('&quot;;[.A67];&quot;','&quot;;[.B67];&quot;');&quot;)" office:value-type="string" office:string-value="insert into authoritys_permissions (authority_id, permission_id) values ('2','1065');">
            <text:p>insert into authoritys_permissions (authority_id, permission_id) values ('2','106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6">
            <text:p>1066</text:p>
          </table:table-cell>
          <table:table-cell/>
          <table:table-cell table:formula="of:=CONCATENATE(&quot;insert into authoritys_permissions (authority_id, permission_id) values ('&quot;;[.A68];&quot;','&quot;;[.B68];&quot;');&quot;)" office:value-type="string" office:string-value="insert into authoritys_permissions (authority_id, permission_id) values ('2','1066');">
            <text:p>insert into authoritys_permissions (authority_id, permission_id) values ('2','106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7">
            <text:p>1067</text:p>
          </table:table-cell>
          <table:table-cell/>
          <table:table-cell table:formula="of:=CONCATENATE(&quot;insert into authoritys_permissions (authority_id, permission_id) values ('&quot;;[.A69];&quot;','&quot;;[.B69];&quot;');&quot;)" office:value-type="string" office:string-value="insert into authoritys_permissions (authority_id, permission_id) values ('2','1067');">
            <text:p>insert into authoritys_permissions (authority_id, permission_id) values ('2','106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8">
            <text:p>1068</text:p>
          </table:table-cell>
          <table:table-cell/>
          <table:table-cell table:formula="of:=CONCATENATE(&quot;insert into authoritys_permissions (authority_id, permission_id) values ('&quot;;[.A70];&quot;','&quot;;[.B70];&quot;');&quot;)" office:value-type="string" office:string-value="insert into authoritys_permissions (authority_id, permission_id) values ('2','1068');">
            <text:p>insert into authoritys_permissions (authority_id, permission_id) values ('2','106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9">
            <text:p>1069</text:p>
          </table:table-cell>
          <table:table-cell/>
          <table:table-cell table:formula="of:=CONCATENATE(&quot;insert into authoritys_permissions (authority_id, permission_id) values ('&quot;;[.A71];&quot;','&quot;;[.B71];&quot;');&quot;)" office:value-type="string" office:string-value="insert into authoritys_permissions (authority_id, permission_id) values ('2','1069');">
            <text:p>insert into authoritys_permissions (authority_id, permission_id) values ('2','106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0">
            <text:p>1070</text:p>
          </table:table-cell>
          <table:table-cell/>
          <table:table-cell table:formula="of:=CONCATENATE(&quot;insert into authoritys_permissions (authority_id, permission_id) values ('&quot;;[.A72];&quot;','&quot;;[.B72];&quot;');&quot;)" office:value-type="string" office:string-value="insert into authoritys_permissions (authority_id, permission_id) values ('2','1070');">
            <text:p>insert into authoritys_permissions (authority_id, permission_id) values ('2','107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1">
            <text:p>1071</text:p>
          </table:table-cell>
          <table:table-cell/>
          <table:table-cell table:formula="of:=CONCATENATE(&quot;insert into authoritys_permissions (authority_id, permission_id) values ('&quot;;[.A73];&quot;','&quot;;[.B73];&quot;');&quot;)" office:value-type="string" office:string-value="insert into authoritys_permissions (authority_id, permission_id) values ('2','1071');">
            <text:p>insert into authoritys_permissions (authority_id, permission_id) values ('2','107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2">
            <text:p>1072</text:p>
          </table:table-cell>
          <table:table-cell/>
          <table:table-cell table:formula="of:=CONCATENATE(&quot;insert into authoritys_permissions (authority_id, permission_id) values ('&quot;;[.A74];&quot;','&quot;;[.B74];&quot;');&quot;)" office:value-type="string" office:string-value="insert into authoritys_permissions (authority_id, permission_id) values ('2','1072');">
            <text:p>insert into authoritys_permissions (authority_id, permission_id) values ('2','107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3">
            <text:p>1073</text:p>
          </table:table-cell>
          <table:table-cell/>
          <table:table-cell table:formula="of:=CONCATENATE(&quot;insert into authoritys_permissions (authority_id, permission_id) values ('&quot;;[.A75];&quot;','&quot;;[.B75];&quot;');&quot;)" office:value-type="string" office:string-value="insert into authoritys_permissions (authority_id, permission_id) values ('2','1073');">
            <text:p>insert into authoritys_permissions (authority_id, permission_id) values ('2','107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4">
            <text:p>1074</text:p>
          </table:table-cell>
          <table:table-cell/>
          <table:table-cell table:formula="of:=CONCATENATE(&quot;insert into authoritys_permissions (authority_id, permission_id) values ('&quot;;[.A76];&quot;','&quot;;[.B76];&quot;');&quot;)" office:value-type="string" office:string-value="insert into authoritys_permissions (authority_id, permission_id) values ('2','1074');">
            <text:p>insert into authoritys_permissions (authority_id, permission_id) values ('2','107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5">
            <text:p>1075</text:p>
          </table:table-cell>
          <table:table-cell/>
          <table:table-cell table:formula="of:=CONCATENATE(&quot;insert into authoritys_permissions (authority_id, permission_id) values ('&quot;;[.A77];&quot;','&quot;;[.B77];&quot;');&quot;)" office:value-type="string" office:string-value="insert into authoritys_permissions (authority_id, permission_id) values ('2','1075');">
            <text:p>insert into authoritys_permissions (authority_id, permission_id) values ('2','107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6">
            <text:p>1076</text:p>
          </table:table-cell>
          <table:table-cell/>
          <table:table-cell table:formula="of:=CONCATENATE(&quot;insert into authoritys_permissions (authority_id, permission_id) values ('&quot;;[.A78];&quot;','&quot;;[.B78];&quot;');&quot;)" office:value-type="string" office:string-value="insert into authoritys_permissions (authority_id, permission_id) values ('2','1076');">
            <text:p>insert into authoritys_permissions (authority_id, permission_id) values ('2','107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7">
            <text:p>1077</text:p>
          </table:table-cell>
          <table:table-cell/>
          <table:table-cell table:formula="of:=CONCATENATE(&quot;insert into authoritys_permissions (authority_id, permission_id) values ('&quot;;[.A79];&quot;','&quot;;[.B79];&quot;');&quot;)" office:value-type="string" office:string-value="insert into authoritys_permissions (authority_id, permission_id) values ('2','1077');">
            <text:p>insert into authoritys_permissions (authority_id, permission_id) values ('2','107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8">
            <text:p>1078</text:p>
          </table:table-cell>
          <table:table-cell/>
          <table:table-cell table:formula="of:=CONCATENATE(&quot;insert into authoritys_permissions (authority_id, permission_id) values ('&quot;;[.A80];&quot;','&quot;;[.B80];&quot;');&quot;)" office:value-type="string" office:string-value="insert into authoritys_permissions (authority_id, permission_id) values ('2','1078');">
            <text:p>insert into authoritys_permissions (authority_id, permission_id) values ('2','107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9">
            <text:p>1079</text:p>
          </table:table-cell>
          <table:table-cell/>
          <table:table-cell table:formula="of:=CONCATENATE(&quot;insert into authoritys_permissions (authority_id, permission_id) values ('&quot;;[.A81];&quot;','&quot;;[.B81];&quot;');&quot;)" office:value-type="string" office:string-value="insert into authoritys_permissions (authority_id, permission_id) values ('2','1079');">
            <text:p>insert into authoritys_permissions (authority_id, permission_id) values ('2','107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0">
            <text:p>1080</text:p>
          </table:table-cell>
          <table:table-cell/>
          <table:table-cell table:formula="of:=CONCATENATE(&quot;insert into authoritys_permissions (authority_id, permission_id) values ('&quot;;[.A82];&quot;','&quot;;[.B82];&quot;');&quot;)" office:value-type="string" office:string-value="insert into authoritys_permissions (authority_id, permission_id) values ('2','1080');">
            <text:p>insert into authoritys_permissions (authority_id, permission_id) values ('2','108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1">
            <text:p>1081</text:p>
          </table:table-cell>
          <table:table-cell/>
          <table:table-cell table:formula="of:=CONCATENATE(&quot;insert into authoritys_permissions (authority_id, permission_id) values ('&quot;;[.A83];&quot;','&quot;;[.B83];&quot;');&quot;)" office:value-type="string" office:string-value="insert into authoritys_permissions (authority_id, permission_id) values ('2','1081');">
            <text:p>insert into authoritys_permissions (authority_id, permission_id) values ('2','108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2">
            <text:p>1082</text:p>
          </table:table-cell>
          <table:table-cell/>
          <table:table-cell table:formula="of:=CONCATENATE(&quot;insert into authoritys_permissions (authority_id, permission_id) values ('&quot;;[.A84];&quot;','&quot;;[.B84];&quot;');&quot;)" office:value-type="string" office:string-value="insert into authoritys_permissions (authority_id, permission_id) values ('2','1082');">
            <text:p>insert into authoritys_permissions (authority_id, permission_id) values ('2','108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3">
            <text:p>1083</text:p>
          </table:table-cell>
          <table:table-cell/>
          <table:table-cell table:formula="of:=CONCATENATE(&quot;insert into authoritys_permissions (authority_id, permission_id) values ('&quot;;[.A85];&quot;','&quot;;[.B85];&quot;');&quot;)" office:value-type="string" office:string-value="insert into authoritys_permissions (authority_id, permission_id) values ('2','1083');">
            <text:p>insert into authoritys_permissions (authority_id, permission_id) values ('2','108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4">
            <text:p>1084</text:p>
          </table:table-cell>
          <table:table-cell/>
          <table:table-cell table:formula="of:=CONCATENATE(&quot;insert into authoritys_permissions (authority_id, permission_id) values ('&quot;;[.A86];&quot;','&quot;;[.B86];&quot;');&quot;)" office:value-type="string" office:string-value="insert into authoritys_permissions (authority_id, permission_id) values ('2','1084');">
            <text:p>insert into authoritys_permissions (authority_id, permission_id) values ('2','108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5">
            <text:p>1085</text:p>
          </table:table-cell>
          <table:table-cell/>
          <table:table-cell table:formula="of:=CONCATENATE(&quot;insert into authoritys_permissions (authority_id, permission_id) values ('&quot;;[.A87];&quot;','&quot;;[.B87];&quot;');&quot;)" office:value-type="string" office:string-value="insert into authoritys_permissions (authority_id, permission_id) values ('2','1085');">
            <text:p>insert into authoritys_permissions (authority_id, permission_id) values ('2','108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6">
            <text:p>1086</text:p>
          </table:table-cell>
          <table:table-cell/>
          <table:table-cell table:formula="of:=CONCATENATE(&quot;insert into authoritys_permissions (authority_id, permission_id) values ('&quot;;[.A88];&quot;','&quot;;[.B88];&quot;');&quot;)" office:value-type="string" office:string-value="insert into authoritys_permissions (authority_id, permission_id) values ('2','1086');">
            <text:p>insert into authoritys_permissions (authority_id, permission_id) values ('2','108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7">
            <text:p>1087</text:p>
          </table:table-cell>
          <table:table-cell/>
          <table:table-cell table:formula="of:=CONCATENATE(&quot;insert into authoritys_permissions (authority_id, permission_id) values ('&quot;;[.A89];&quot;','&quot;;[.B89];&quot;');&quot;)" office:value-type="string" office:string-value="insert into authoritys_permissions (authority_id, permission_id) values ('2','1087');">
            <text:p>insert into authoritys_permissions (authority_id, permission_id) values ('2','108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8">
            <text:p>1088</text:p>
          </table:table-cell>
          <table:table-cell/>
          <table:table-cell table:formula="of:=CONCATENATE(&quot;insert into authoritys_permissions (authority_id, permission_id) values ('&quot;;[.A90];&quot;','&quot;;[.B90];&quot;');&quot;)" office:value-type="string" office:string-value="insert into authoritys_permissions (authority_id, permission_id) values ('2','1088');">
            <text:p>insert into authoritys_permissions (authority_id, permission_id) values ('2','108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9">
            <text:p>1089</text:p>
          </table:table-cell>
          <table:table-cell/>
          <table:table-cell table:formula="of:=CONCATENATE(&quot;insert into authoritys_permissions (authority_id, permission_id) values ('&quot;;[.A91];&quot;','&quot;;[.B91];&quot;');&quot;)" office:value-type="string" office:string-value="insert into authoritys_permissions (authority_id, permission_id) values ('2','1089');">
            <text:p>insert into authoritys_permissions (authority_id, permission_id) values ('2','108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0">
            <text:p>1090</text:p>
          </table:table-cell>
          <table:table-cell/>
          <table:table-cell table:formula="of:=CONCATENATE(&quot;insert into authoritys_permissions (authority_id, permission_id) values ('&quot;;[.A92];&quot;','&quot;;[.B92];&quot;');&quot;)" office:value-type="string" office:string-value="insert into authoritys_permissions (authority_id, permission_id) values ('2','1090');">
            <text:p>insert into authoritys_permissions (authority_id, permission_id) values ('2','109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1">
            <text:p>1091</text:p>
          </table:table-cell>
          <table:table-cell/>
          <table:table-cell table:formula="of:=CONCATENATE(&quot;insert into authoritys_permissions (authority_id, permission_id) values ('&quot;;[.A93];&quot;','&quot;;[.B93];&quot;');&quot;)" office:value-type="string" office:string-value="insert into authoritys_permissions (authority_id, permission_id) values ('2','1091');">
            <text:p>insert into authoritys_permissions (authority_id, permission_id) values ('2','109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2">
            <text:p>1092</text:p>
          </table:table-cell>
          <table:table-cell/>
          <table:table-cell table:formula="of:=CONCATENATE(&quot;insert into authoritys_permissions (authority_id, permission_id) values ('&quot;;[.A94];&quot;','&quot;;[.B94];&quot;');&quot;)" office:value-type="string" office:string-value="insert into authoritys_permissions (authority_id, permission_id) values ('2','1092');">
            <text:p>insert into authoritys_permissions (authority_id, permission_id) values ('2','109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3">
            <text:p>1093</text:p>
          </table:table-cell>
          <table:table-cell/>
          <table:table-cell table:formula="of:=CONCATENATE(&quot;insert into authoritys_permissions (authority_id, permission_id) values ('&quot;;[.A95];&quot;','&quot;;[.B95];&quot;');&quot;)" office:value-type="string" office:string-value="insert into authoritys_permissions (authority_id, permission_id) values ('2','1093');">
            <text:p>insert into authoritys_permissions (authority_id, permission_id) values ('2','109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4">
            <text:p>1094</text:p>
          </table:table-cell>
          <table:table-cell/>
          <table:table-cell table:formula="of:=CONCATENATE(&quot;insert into authoritys_permissions (authority_id, permission_id) values ('&quot;;[.A96];&quot;','&quot;;[.B96];&quot;');&quot;)" office:value-type="string" office:string-value="insert into authoritys_permissions (authority_id, permission_id) values ('2','1094');">
            <text:p>insert into authoritys_permissions (authority_id, permission_id) values ('2','109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5">
            <text:p>1095</text:p>
          </table:table-cell>
          <table:table-cell/>
          <table:table-cell table:formula="of:=CONCATENATE(&quot;insert into authoritys_permissions (authority_id, permission_id) values ('&quot;;[.A97];&quot;','&quot;;[.B97];&quot;');&quot;)" office:value-type="string" office:string-value="insert into authoritys_permissions (authority_id, permission_id) values ('2','1095');">
            <text:p>insert into authoritys_permissions (authority_id, permission_id) values ('2','109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6">
            <text:p>1096</text:p>
          </table:table-cell>
          <table:table-cell/>
          <table:table-cell table:formula="of:=CONCATENATE(&quot;insert into authoritys_permissions (authority_id, permission_id) values ('&quot;;[.A98];&quot;','&quot;;[.B98];&quot;');&quot;)" office:value-type="string" office:string-value="insert into authoritys_permissions (authority_id, permission_id) values ('2','1096');">
            <text:p>insert into authoritys_permissions (authority_id, permission_id) values ('2','109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7">
            <text:p>1097</text:p>
          </table:table-cell>
          <table:table-cell/>
          <table:table-cell table:formula="of:=CONCATENATE(&quot;insert into authoritys_permissions (authority_id, permission_id) values ('&quot;;[.A99];&quot;','&quot;;[.B99];&quot;');&quot;)" office:value-type="string" office:string-value="insert into authoritys_permissions (authority_id, permission_id) values ('2','1097');">
            <text:p>insert into authoritys_permissions (authority_id, permission_id) values ('2','109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8">
            <text:p>1098</text:p>
          </table:table-cell>
          <table:table-cell/>
          <table:table-cell table:formula="of:=CONCATENATE(&quot;insert into authoritys_permissions (authority_id, permission_id) values ('&quot;;[.A100];&quot;','&quot;;[.B100];&quot;');&quot;)" office:value-type="string" office:string-value="insert into authoritys_permissions (authority_id, permission_id) values ('2','1098');">
            <text:p>insert into authoritys_permissions (authority_id, permission_id) values ('2','109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9">
            <text:p>1099</text:p>
          </table:table-cell>
          <table:table-cell/>
          <table:table-cell table:formula="of:=CONCATENATE(&quot;insert into authoritys_permissions (authority_id, permission_id) values ('&quot;;[.A101];&quot;','&quot;;[.B101];&quot;');&quot;)" office:value-type="string" office:string-value="insert into authoritys_permissions (authority_id, permission_id) values ('2','1099');">
            <text:p>insert into authoritys_permissions (authority_id, permission_id) values ('2','109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0">
            <text:p>1100</text:p>
          </table:table-cell>
          <table:table-cell/>
          <table:table-cell table:formula="of:=CONCATENATE(&quot;insert into authoritys_permissions (authority_id, permission_id) values ('&quot;;[.A102];&quot;','&quot;;[.B102];&quot;');&quot;)" office:value-type="string" office:string-value="insert into authoritys_permissions (authority_id, permission_id) values ('2','1100');">
            <text:p>insert into authoritys_permissions (authority_id, permission_id) values ('2','110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1">
            <text:p>1101</text:p>
          </table:table-cell>
          <table:table-cell/>
          <table:table-cell table:formula="of:=CONCATENATE(&quot;insert into authoritys_permissions (authority_id, permission_id) values ('&quot;;[.A103];&quot;','&quot;;[.B103];&quot;');&quot;)" office:value-type="string" office:string-value="insert into authoritys_permissions (authority_id, permission_id) values ('2','1101');">
            <text:p>insert into authoritys_permissions (authority_id, permission_id) values ('2','110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2">
            <text:p>1102</text:p>
          </table:table-cell>
          <table:table-cell/>
          <table:table-cell table:formula="of:=CONCATENATE(&quot;insert into authoritys_permissions (authority_id, permission_id) values ('&quot;;[.A104];&quot;','&quot;;[.B104];&quot;');&quot;)" office:value-type="string" office:string-value="insert into authoritys_permissions (authority_id, permission_id) values ('2','1102');">
            <text:p>insert into authoritys_permissions (authority_id, permission_id) values ('2','110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3">
            <text:p>1103</text:p>
          </table:table-cell>
          <table:table-cell/>
          <table:table-cell table:formula="of:=CONCATENATE(&quot;insert into authoritys_permissions (authority_id, permission_id) values ('&quot;;[.A105];&quot;','&quot;;[.B105];&quot;');&quot;)" office:value-type="string" office:string-value="insert into authoritys_permissions (authority_id, permission_id) values ('2','1103');">
            <text:p>insert into authoritys_permissions (authority_id, permission_id) values ('2','110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4">
            <text:p>1104</text:p>
          </table:table-cell>
          <table:table-cell/>
          <table:table-cell table:formula="of:=CONCATENATE(&quot;insert into authoritys_permissions (authority_id, permission_id) values ('&quot;;[.A106];&quot;','&quot;;[.B106];&quot;');&quot;)" office:value-type="string" office:string-value="insert into authoritys_permissions (authority_id, permission_id) values ('2','1104');">
            <text:p>insert into authoritys_permissions (authority_id, permission_id) values ('2','110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5">
            <text:p>1105</text:p>
          </table:table-cell>
          <table:table-cell/>
          <table:table-cell table:formula="of:=CONCATENATE(&quot;insert into authoritys_permissions (authority_id, permission_id) values ('&quot;;[.A107];&quot;','&quot;;[.B107];&quot;');&quot;)" office:value-type="string" office:string-value="insert into authoritys_permissions (authority_id, permission_id) values ('2','1105');">
            <text:p>insert into authoritys_permissions (authority_id, permission_id) values ('2','110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6">
            <text:p>1106</text:p>
          </table:table-cell>
          <table:table-cell/>
          <table:table-cell table:formula="of:=CONCATENATE(&quot;insert into authoritys_permissions (authority_id, permission_id) values ('&quot;;[.A108];&quot;','&quot;;[.B108];&quot;');&quot;)" office:value-type="string" office:string-value="insert into authoritys_permissions (authority_id, permission_id) values ('2','1106');">
            <text:p>insert into authoritys_permissions (authority_id, permission_id) values ('2','110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7">
            <text:p>1107</text:p>
          </table:table-cell>
          <table:table-cell/>
          <table:table-cell table:formula="of:=CONCATENATE(&quot;insert into authoritys_permissions (authority_id, permission_id) values ('&quot;;[.A109];&quot;','&quot;;[.B109];&quot;');&quot;)" office:value-type="string" office:string-value="insert into authoritys_permissions (authority_id, permission_id) values ('2','1107');">
            <text:p>insert into authoritys_permissions (authority_id, permission_id) values ('2','110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8">
            <text:p>1108</text:p>
          </table:table-cell>
          <table:table-cell/>
          <table:table-cell table:formula="of:=CONCATENATE(&quot;insert into authoritys_permissions (authority_id, permission_id) values ('&quot;;[.A110];&quot;','&quot;;[.B110];&quot;');&quot;)" office:value-type="string" office:string-value="insert into authoritys_permissions (authority_id, permission_id) values ('2','1108');">
            <text:p>insert into authoritys_permissions (authority_id, permission_id) values ('2','110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9">
            <text:p>1109</text:p>
          </table:table-cell>
          <table:table-cell/>
          <table:table-cell table:formula="of:=CONCATENATE(&quot;insert into authoritys_permissions (authority_id, permission_id) values ('&quot;;[.A111];&quot;','&quot;;[.B111];&quot;');&quot;)" office:value-type="string" office:string-value="insert into authoritys_permissions (authority_id, permission_id) values ('2','1109');">
            <text:p>insert into authoritys_permissions (authority_id, permission_id) values ('2','110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0">
            <text:p>1110</text:p>
          </table:table-cell>
          <table:table-cell/>
          <table:table-cell table:formula="of:=CONCATENATE(&quot;insert into authoritys_permissions (authority_id, permission_id) values ('&quot;;[.A112];&quot;','&quot;;[.B112];&quot;');&quot;)" office:value-type="string" office:string-value="insert into authoritys_permissions (authority_id, permission_id) values ('2','1110');">
            <text:p>insert into authoritys_permissions (authority_id, permission_id) values ('2','111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1">
            <text:p>1111</text:p>
          </table:table-cell>
          <table:table-cell/>
          <table:table-cell table:formula="of:=CONCATENATE(&quot;insert into authoritys_permissions (authority_id, permission_id) values ('&quot;;[.A113];&quot;','&quot;;[.B113];&quot;');&quot;)" office:value-type="string" office:string-value="insert into authoritys_permissions (authority_id, permission_id) values ('2','1111');">
            <text:p>insert into authoritys_permissions (authority_id, permission_id) values ('2','111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2">
            <text:p>1112</text:p>
          </table:table-cell>
          <table:table-cell/>
          <table:table-cell table:formula="of:=CONCATENATE(&quot;insert into authoritys_permissions (authority_id, permission_id) values ('&quot;;[.A114];&quot;','&quot;;[.B114];&quot;');&quot;)" office:value-type="string" office:string-value="insert into authoritys_permissions (authority_id, permission_id) values ('2','1112');">
            <text:p>insert into authoritys_permissions (authority_id, permission_id) values ('2','111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3">
            <text:p>1113</text:p>
          </table:table-cell>
          <table:table-cell/>
          <table:table-cell table:formula="of:=CONCATENATE(&quot;insert into authoritys_permissions (authority_id, permission_id) values ('&quot;;[.A115];&quot;','&quot;;[.B115];&quot;');&quot;)" office:value-type="string" office:string-value="insert into authoritys_permissions (authority_id, permission_id) values ('2','1113');">
            <text:p>insert into authoritys_permissions (authority_id, permission_id) values ('2','111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4">
            <text:p>1114</text:p>
          </table:table-cell>
          <table:table-cell/>
          <table:table-cell table:formula="of:=CONCATENATE(&quot;insert into authoritys_permissions (authority_id, permission_id) values ('&quot;;[.A116];&quot;','&quot;;[.B116];&quot;');&quot;)" office:value-type="string" office:string-value="insert into authoritys_permissions (authority_id, permission_id) values ('2','1114');">
            <text:p>insert into authoritys_permissions (authority_id, permission_id) values ('2','111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5">
            <text:p>1115</text:p>
          </table:table-cell>
          <table:table-cell/>
          <table:table-cell table:formula="of:=CONCATENATE(&quot;insert into authoritys_permissions (authority_id, permission_id) values ('&quot;;[.A117];&quot;','&quot;;[.B117];&quot;');&quot;)" office:value-type="string" office:string-value="insert into authoritys_permissions (authority_id, permission_id) values ('2','1115');">
            <text:p>insert into authoritys_permissions (authority_id, permission_id) values ('2','111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6">
            <text:p>1116</text:p>
          </table:table-cell>
          <table:table-cell/>
          <table:table-cell table:formula="of:=CONCATENATE(&quot;insert into authoritys_permissions (authority_id, permission_id) values ('&quot;;[.A118];&quot;','&quot;;[.B118];&quot;');&quot;)" office:value-type="string" office:string-value="insert into authoritys_permissions (authority_id, permission_id) values ('2','1116');">
            <text:p>insert into authoritys_permissions (authority_id, permission_id) values ('2','111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7">
            <text:p>1117</text:p>
          </table:table-cell>
          <table:table-cell/>
          <table:table-cell table:formula="of:=CONCATENATE(&quot;insert into authoritys_permissions (authority_id, permission_id) values ('&quot;;[.A119];&quot;','&quot;;[.B119];&quot;');&quot;)" office:value-type="string" office:string-value="insert into authoritys_permissions (authority_id, permission_id) values ('2','1117');">
            <text:p>insert into authoritys_permissions (authority_id, permission_id) values ('2','111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8">
            <text:p>1118</text:p>
          </table:table-cell>
          <table:table-cell/>
          <table:table-cell table:formula="of:=CONCATENATE(&quot;insert into authoritys_permissions (authority_id, permission_id) values ('&quot;;[.A120];&quot;','&quot;;[.B120];&quot;');&quot;)" office:value-type="string" office:string-value="insert into authoritys_permissions (authority_id, permission_id) values ('2','1118');">
            <text:p>insert into authoritys_permissions (authority_id, permission_id) values ('2','111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9">
            <text:p>1119</text:p>
          </table:table-cell>
          <table:table-cell/>
          <table:table-cell table:formula="of:=CONCATENATE(&quot;insert into authoritys_permissions (authority_id, permission_id) values ('&quot;;[.A121];&quot;','&quot;;[.B121];&quot;');&quot;)" office:value-type="string" office:string-value="insert into authoritys_permissions (authority_id, permission_id) values ('2','1119');">
            <text:p>insert into authoritys_permissions (authority_id, permission_id) values ('2','111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0">
            <text:p>1120</text:p>
          </table:table-cell>
          <table:table-cell/>
          <table:table-cell table:formula="of:=CONCATENATE(&quot;insert into authoritys_permissions (authority_id, permission_id) values ('&quot;;[.A122];&quot;','&quot;;[.B122];&quot;');&quot;)" office:value-type="string" office:string-value="insert into authoritys_permissions (authority_id, permission_id) values ('2','1120');">
            <text:p>insert into authoritys_permissions (authority_id, permission_id) values ('2','112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1">
            <text:p>1121</text:p>
          </table:table-cell>
          <table:table-cell/>
          <table:table-cell table:formula="of:=CONCATENATE(&quot;insert into authoritys_permissions (authority_id, permission_id) values ('&quot;;[.A123];&quot;','&quot;;[.B123];&quot;');&quot;)" office:value-type="string" office:string-value="insert into authoritys_permissions (authority_id, permission_id) values ('2','1121');">
            <text:p>insert into authoritys_permissions (authority_id, permission_id) values ('2','1121')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0">20.08.2015</text:date>, <text:time>08:45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8-10T14:02:09</meta:creation-date>
    <dc:date>2015-08-20T08:45:18</dc:date>
    <meta:editing-duration>PT23H36M01S</meta:editing-duration>
    <meta:editing-cycles>11</meta:editing-cycles>
    <meta:generator>OpenOffice.org/3.2$Linux OpenOffice.org_project/320m19$Build-9505</meta:generator>
    <meta:document-statistic meta:table-count="6" meta:cell-count="1144" meta:object-count="0"/>
  </office:meta>
</office:document-meta>
</file>